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Symbols" svg:font-family="Apple Symbo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Apple Symbols"/>
    </style:style>
    <style:style style:name="TableColumn1" style:family="table-column">
      <style:table-column-properties style:column-width="3.4625in" style:rel-column-width="32767*"/>
    </style:style>
  </office:automatic-styles>
  <office:body>
    <office:text>
      <text:p text:style-name="P1"><text:span text:style-name="T1">王修亮</text:span><text:s/>  |  2015.03.31 23:07   |   <text:a xlink:type="simple" xlink:href="http://palinfo.habago.org/Entry?Command=Information_PrintForum&amp;iPage=320#FORUM33789"><text:span text:style-name="T2">#</text:span></text:a></text:p>
      <text:p text:style-name="P2">大二下學期，妹妹的課程仍然排的很緊。通常清晨<text:span text:style-name="T3">6</text:span>點半就出發上學。晚上也都是<text:span text:style-name="T3">5</text:span>點以後才能回到家。<text:span text:style-name="T3"><text:line-break/></text:span>回家後的疲憊總需要小睡一兩個小時，兩人能聊天的時間被擠壓得很少。日子久了，開始有些無思無想的茫然在重複循環的動作中滋長，我彷彿在高空俯視著母女兩人，隨同世界的潮流，整齊的行止坐臥，行禮如儀。<text:span text:style-name="T3"><text:line-break/></text:span>晚餐煮了一鍋蔬菜濃湯，兩人今天都有課，兩人今天都累癱了。無力地喝著湯，不知不覺打開了電視，心理飄忽著「沒什麼可看」的聲音，然而仍是讓它開著了。<text:span text:style-name="T3"><text:line-break/></text:span>前前後後有些甚麼節目記不得了，或許只是不想讓房子裡太沉默，即使是機械的聲音也無妨。<text:span text:style-name="T3"><text:line-break/></text:span>堆積如山的馬鈴薯忽然從電視畫面蹦到眼前，從大卡車上翻倒下來之後，在機器中翻滾削切，最後成為一包包口味厚重的零食。電視裡的工人朗朗述說：「在美國國慶之前，我們每天要趕工２０車的馬鈴薯做成片，以供群眾消耗。」<text:span text:style-name="T3"><text:line-break/></text:span>妹妹忽然端坐抬起頭來：「這麼多的馬鈴薯，這麼多的食物，全世界有這麼多的人餓著，而我只把它當作零食。」<text:span text:style-name="T3"><text:line-break/></text:span>遲緩的困頓忽然震動了一下，四周凝結的空氣霎時崩解，我驚訝的回答：「咦！我為甚麼沒有這樣想過？我只認為零食不好，所以極少和你去買零食吃。是呀！<text:span text:style-name="T3">……….</text:span>它們原來應該作為食物，原來可以餵飽更多人。」<text:span text:style-name="T3"><text:line-break/></text:span>「如果我曾經因為貪吃，而使人類失去這麼多食物，我會很慚愧。以後如果不是為了填飽肚子，我不要再吃食物。」<text:span text:style-name="T3"><text:line-break/></text:span>簡單又慎重的宣言，我看著妹妹，有一種喜悅，有一種安慰。思路紊亂的竄動膨脹，直探自我幽深的內心。<text:span text:style-name="T3"><text:line-break/></text:span>世界繼續有人餓著，也繼續有人吃著馬鈴薯片。吃馬鈴薯片並不是必然罪惡，每一件事物都有錯綜複雜的因果，也許有些馬鈴薯片帶來的是信心或者幸福。但是，我們母女在適當的時機徹悟了一道通路，選擇了一道通路。<text:span text:style-name="T3"><text:line-break/></text:span>我們會扶持著走下去。</text:p>
      <text:p text:style-name="P1"><text:span text:style-name="T1">陳志鴻</text:span><text:s/>  |  2015.03.31 13:28   |   <text:a xlink:type="simple" xlink:href="http://palinfo.habago.org/Entry?Command=Information_PrintForum&amp;iPage=320#FORUM33788"><text:span text:style-name="T2">#</text:span></text:a></text:p>
      <text:p text:style-name="P3">最近應該又要捲起新一波的民主運動。<text:span text:style-name="T3"><text:line-break/><text:line-break/>===<text:line-break/><text:line-break/>M503</text:span>與亞投行爭議　台聯與國民黨團立院僵持杯葛<text:span text:style-name="T3"><text:line-break/><text:line-break/></text:span>為抗議大陸擅自劃設台灣海峽中線<text:span text:style-name="T3">M503</text:span>航線，台聯黨團繼上周五占領主席台杯葛立法院院會，台聯今（<text:span text:style-name="T3">31</text:span>）日上午再次試圖佔領主席台再被葛。不過由於國民黨團昨日甲級動員要求黨籍立委提早備戰，目前台聯與國民黨團在立院議場主席台僵持不下，由副院長洪秀柱在爭議聲中持續要求議事人員宣讀議事。<text:span text:style-name="T3"><text:line-break/></text:span>台聯黨團總召賴振昌上午<text:span text:style-name="T3">8</text:span>點<text:span text:style-name="T3">45</text:span>分受訪表示，大陸透過<text:span text:style-name="T3">M503</text:span>航路片面改變台海現狀，如果台灣都不吭聲，大陸將得寸進尺，把台灣海峽內海化，台聯僅要求政府應把兩岸對<text:span text:style-name="T3">M503</text:span>航路協商的相關文件送交國會審查，否則不應承認。<text:span text:style-name="T3"><text:line-break/></text:span>賴振昌強調，這是「大是大非」的問題，今天不惜繼續癱瘓議事，因為沒有任何法案比<text:span text:style-name="T3">M503</text:span>更重要。<text:span text:style-name="T3"><text:line-break/></text:span>再者，由於昨夜馬政府決定要在亞洲基礎建設投資銀行申請截止日透過陸委會與國台辦遞交亞投行申請意向書。賴振昌痛批，台灣內部對於是否加入亞投行都還有很多爭議，但政府透過國台辦的管道，形同承認台灣是大陸的一部份。<text:span text:style-name="T3"><text:line-break/></text:span>台聯黨團一早就在議場主席台上擺放標語，包括「反對<text:span text:style-name="T3">M503</text:span>改變台海現狀」、「伸入亞投行，馬又搞黑箱」。<text:span text:style-name="T3">9</text:span>點開議時，國民黨團以人海戰術強行護送副院長洪秀柱主持議事，雙方在主席台僵持半個小時以上，台聯黨立委葉津鈴持續在發言台叫陣「賣台政府、賣台黨」。<text:span text:style-name="T3"><text:line-break/><text:line-break/>http://www.nownews.com/n/2015/03/31/1655013</text:span></text:p>
      <text:p text:style-name="P1"><text:span text:style-name="T1">陳真</text:span><text:s/>  |  2015.03.31 10:23   |   <text:a xlink:type="simple" xlink:href="http://palinfo.habago.org/Entry?Command=Information_PrintForum&amp;iPage=320#FORUM33787"><text:span text:style-name="T2">#</text:span></text:a></text:p>
      <text:p text:style-name="P2">無言。<text:span text:style-name="T3"><text:line-break/><text:line-break/></text:span>陳真<text:span text:style-name="T3"><text:line-break/>==============<text:line-break/></text:span>賴啥曉大贏柯大帥！　六都市長百日民調之王<text:span text:style-name="T3"><text:line-break/><text:line-break/>TVBS – 2015</text:span>年<text:span text:style-name="T3">3</text:span>月<text:span text:style-name="T3">30</text:span>日<text:span text:style-name="T3"><text:line-break/><text:line-break/></text:span>根據<text:span text:style-name="T3">TVBS</text:span>新聞最新民調，六都市長上任的百日民調中，台南市長賴清德包辦多項冠軍，由於觀光文化商圈的規劃成功，也讓台南市民對於自己的城市光榮感排名第一，另外賴神因為是政壇老鳥連任市長，也比剛上任的台北市長柯文哲也更有危機處理能力，比較令人意外的是一上任就狂查弊案的柯<text:span text:style-name="T3">P</text:span>，清廉度排名也都輸給了賴清德。<text:span text:style-name="T3"><text:line-break/><text:line-break/></text:span>六都市長百日成績單出爐，從市府團隊滿意度、城市光榮感，到清廉度、危機處理能力，第一名都是他。台南市長賴清德：「我發揮我醫生治病的本色，我們診斷這個城市到底有什麼樣的問題，需要市政府來解決。」<text:span text:style-name="T3"><text:line-break/><text:line-break/>=========<text:line-break/></text:span>「就是我的概念」<text:span text:style-name="T3"><text:s/></text:span>柯<text:span text:style-name="T3">P</text:span>讚柯語錄<text:span text:style-name="T3"><text:line-break/><text:line-break/></text:span>記者邱瓊玉<text:span text:style-name="T3"><text:line-break/><text:line-break/></text:span>聯合新聞網<text:span text:style-name="T3"><text:s/>– 2015</text:span>年<text:span text:style-name="T3">3</text:span>月<text:span text:style-name="T3">31</text:span>日<text:span text:style-name="T3"><text:line-break/><text:line-break/></text:span>市府公訓處前天舉辦首長領航營，但講義中羅列<text:span text:style-name="T3">40</text:span>條的「柯語錄」，引發外界質疑是在拍馬屁，不過市長柯文哲似乎並不在意，昨受訪時表示，覺得寫得很對，「這些就是我的概念」，還說柯語錄是與時俱進，隨時都有新的東西跳出來，請大家就繼續看下去就好了。<text:span text:style-name="T3"><text:line-break/><text:line-break/></text:span>市府幕僚私下為製作講義的衛生局長黃世傑抱屈，認為黃在醫界來說是柯文哲的老師，醫界最重輩分，何必要拍柯馬屁，真的就只是單純想分享柯文哲想法。<text:span text:style-name="T3"><text:line-break/><text:line-break/></text:span>對此，柯文哲昨出席環保局「延慧書庫雲端化」記者會受訪時表示，柯語錄本來就很好笑，網路流傳更多，不要老是說人家拍馬屁，還說自己覺得寫得很對，「這些就是我的概念」。<text:span text:style-name="T3"><text:line-break/><text:line-break/></text:span>不過對柯語錄中出現「奇怪耶」等字句，是否也是柯文哲的概念？柯文哲則說，如果覺得怪怪的，就不要拿出來講，自己很強調良心，每次開會就會問說「你自己講不會覺得怪怪的嗎」，如果覺得怪怪的，幹嘛拿出來講。</text:p>
      <text:p text:style-name="P1"><text:span text:style-name="T1">陳真</text:span><text:s/>  |  2015.03.30 12:52   |   <text:a xlink:type="simple" xlink:href="http://palinfo.habago.org/Entry?Command=Information_PrintForum&amp;iPage=320#FORUM33786"><text:span text:style-name="T2">#</text:span></text:a></text:p>
      <text:p text:style-name="P3">「柯Ｐ新政」入台大政研所考題　柯文哲：我變顯學了！<text:span text:style-name="T3"><text:line-break/><text:line-break/></text:span>民報作者：<text:span text:style-name="T3"><text:s/></text:span>記者朱蒲青／台北報導<text:span text:style-name="T3"> <text:line-break/><text:line-break/>2015</text:span>年<text:span text:style-name="T3">3</text:span>月<text:span text:style-name="T3">26</text:span>日<text:span text:style-name="T3"><text:line-break/><text:line-break/></text:span>台北市長柯文哲今<text:span text:style-name="T3">(25)</text:span>日下午前往台北市立大學進行專題演講，從他開始打選戰到選後，在上任即將百日的心路歷程，演講到一半時，他說，今年台大政治所考題，其中<text:span text:style-name="T3">6</text:span>題就有<text:span text:style-name="T3">5</text:span>題是考「柯文哲現象」，他笑著說「我已經變成顯學了」。<text:span text:style-name="T3"><text:line-break/><text:line-break/></text:span>諸如「行政實務」考題中的「如何實現公開透明政府」、「文創」、「聯開宅」都是柯<text:span text:style-name="T3">P</text:span>新政重要議題。而「政策議題分析」這一科更直接提出「柯<text:span text:style-name="T3">p</text:span>刪加班費丶交通補助之政策制定」及與柯<text:span text:style-name="T3">P</text:span>新政相關的閣揆如何打房議題讓考生盡情發揮。</text:p>
      <text:p text:style-name="P1"><text:span text:style-name="T1">陳真</text:span><text:s/>  |  2015.03.30 11:45   |   <text:a xlink:type="simple" xlink:href="http://palinfo.habago.org/Entry?Command=Information_PrintForum&amp;iPage=320#FORUM33785"><text:span text:style-name="T2">#</text:span></text:a></text:p>
      <text:p text:style-name="P2">黃世傑醫師原本是台大醫院副院長，算是柯先生的主管或所謂長官，現在位置倒過來，姿態竟也馬上跟著變。華人官場便是如此。<text:span text:style-name="T3"><text:line-break/><text:line-break/></text:span>官場之外的一般生活場域其實也完全一樣。當你無權無勢，說得再好也不會有人給你應得的評價。就算人們從你身上持續獲得許多啟發與指導，也不可能公開表達對你應有的感謝或致意，連提都不會提<text:span text:style-name="T3">(</text:span>沒有落井下石就算品德優秀了<text:span text:style-name="T3">)</text:span>，彷彿這樣一種文字或思想上的助益或啟發或<text:span text:style-name="T3"><text:s/>"</text:span>借用<text:span text:style-name="T3">" </text:span>或<text:span text:style-name="T3"><text:s/>"</text:span>不記名引用<text:span text:style-name="T3">"(</text:span>簡單說就是抄襲<text:span text:style-name="T3">)</text:span>只是一樁微不足道的小事<text:span text:style-name="T3">(</text:span>大多時候根本就是直接抄襲、剽竊<text:span text:style-name="T3">)</text:span>。<text:span text:style-name="T3"><text:line-break/><text:line-break/></text:span>可是，當你擁有某種權勢位階時，就算放屁，就算智障到爆的一些垃圾等級的文字思想或作為<text:span text:style-name="T3">(</text:span>例如柯語錄<text:span text:style-name="T3">)</text:span>，大家還是會煞有介事地引述、討論與讚賞，彷彿裏頭有著什麼不得了的智慧似的；甚至連一些根本不具任何特殊性的話語<text:span text:style-name="T3">(</text:span>例如<text:span text:style-name="T3"><text:s/>"</text:span>我們應有充足的睡眠<text:span text:style-name="T3">")</text:span>，往往也能引用得好像從中得到多大的啟發似的，藉以拍馬，藉以抬舉自身。<text:span text:style-name="T3"><text:line-break/><text:line-break/></text:span>這些日子，利用種種零碎時間，複習了一些書，例如<text:span text:style-name="T3"><text:s/>Xenophon</text:span>的<text:span text:style-name="T3"><text:s/>"</text:span>回憶蘇格拉底<text:span text:style-name="T3">"</text:span>，塞萬提斯的<text:span text:style-name="T3"><text:s/>"</text:span>唐吉訶德<text:span text:style-name="T3">"</text:span>、福婁拜的<text:span text:style-name="T3"><text:s/>"</text:span>包法利夫人<text:span text:style-name="T3">" </text:span>及但丁<text:span text:style-name="T3"><text:s/>"</text:span>神曲<text:span text:style-name="T3">" </text:span>等等，大多是我年少時就讀過的書；溫故並非為了知新，溫故只是從古人身上求得一種理解與慰藉。成年之後就很少再看小說。事實上，<text:span text:style-name="T3">"</text:span>生活<text:span text:style-name="T3">" </text:span>這本<text:span text:style-name="T3"><text:s/>"</text:span>大書<text:span text:style-name="T3">"(</text:span>沈從文語<text:span text:style-name="T3">)</text:span>所教給我的東西，遠遠比任何<text:span text:style-name="T3"><text:s/>"</text:span>小書<text:span text:style-name="T3">" </text:span>都還要多得多。<text:span text:style-name="T3"><text:line-break/><text:line-break/></text:span>陳真<text:span text:style-name="T3"><text:line-break/>====================<text:line-break/></text:span>造神？市府講習列柯語錄<text:span text:style-name="T3"><text:s/></text:span>柯「不知情」<text:span text:style-name="T3"><text:line-break/><text:line-break/></text:span>聯合新聞網<text:span text:style-name="T3"><text:line-break/><text:line-break/></text:span>邱瓊玉╱台北報導<text:span text:style-name="T3"><text:line-break/><text:line-break/>2015</text:span>年<text:span text:style-name="T3">3</text:span>月<text:span text:style-name="T3">30</text:span>日<text:span text:style-name="T3"><text:line-break/><text:line-break/></text:span>台北市府昨舉辦首長領航營，講義竟羅列四十條「柯語錄」，諸如「你們只能騙我一次」、「別和我比意志力」等，引發外界質疑造神，台北市長柯文哲表示自己事前不知情。<text:span text:style-name="T3"><text:line-break/><text:line-break/></text:span>負責製作講義的黃世傑說，只是想把市長的核心價值，他所堅持的一些想法轉達給部屬，只是一個參考，不是像毛語錄那樣，不用盲從。<text:span text:style-name="T3"><text:line-break/><text:line-break/></text:span>台北市府趕在柯文哲上任百日前，昨舉辦首長領航營，與會者有北市府各機關首長、副首長及區長等一百多人，每人桌上都有份厚達一公分左右的「講義」，內容除了講師的演講資料，還有大篇幅的柯語錄。<text:span text:style-name="T3"><text:line-break/><text:line-break/></text:span>衛生局製作的「台北市政府衛生局策略核心組織之建構」講義中，不僅有柯文哲六大願景、公僕三要素等內容，還列出四十條柯語錄，內容除了柯常講的「凡事不以個案處理」、「心存善念盡力而為」等經典名言，還有「奇怪耶！聽起來怪怪的」、「<text:span text:style-name="T3">YES OR NO</text:span>」等令人摸不著頭緒的引述。</text:p>
      <text:p text:style-name="P1"><text:span text:style-name="T1">陳真</text:span><text:s/>  |  2015.03.30 02:50   |   <text:a xlink:type="simple" xlink:href="http://palinfo.habago.org/Entry?Command=Information_PrintForum&amp;iPage=320#FORUM33784"><text:span text:style-name="T2">#</text:span></text:a></text:p>
      <text:p text:style-name="P3">像這樣一些事：<text:span text:style-name="T3">http://goo.gl/TqU177 </text:span>，大約也只能當笑話看了。<text:span text:style-name="T3"><text:line-break/><text:line-break/></text:span>對於島內，我的想法消極。既非盲人瞎馬夜半臨淵，一個事情，說也說了，說了幾遍，若這便是人們所喜，便再也多說無益。<text:span text:style-name="T3"><text:line-break/><text:line-break/></text:span>豺狼當道，小丑陸樑。能走的，速速離去；走不了的，就當戲看，學個忍字。雖然都是人，生命藉以存活的養分空氣卻截然不同。<text:span text:style-name="T3"><text:line-break/><text:line-break/></text:span>我總充滿思念之情，但我在思念些什麼呢？日日夜夜，在每個稍縱即逝、似曾相識的時刻裏，我似乎想念起一些什麼了。<text:span text:style-name="T3"><text:line-break/><text:line-break/></text:span>大衛柯能堡在<text:span text:style-name="T3"><text:s/>"Maps to the Stars"(</text:span>寂寞星圖<text:span text:style-name="T3">) </text:span>裏反覆引用二十世紀初法國詩人<text:span text:style-name="T3">Paul Éluard </text:span>的一首詩，名為<text:span text:style-name="T3"><text:s/>"</text:span>自由<text:span text:style-name="T3">"</text:span>。詩大約是這麼說的：<text:span text:style-name="T3"><text:line-break/><text:line-break/></text:span>在我返校的筆記本上、書桌上、樹上、沙地與雪地上，我寫下你的名字。<text:span text:style-name="T3"><text:line-break/><text:line-break/></text:span>在我讀過的每一頁裏，每一點灰燼中，在叢林裏與沙漠上，在我童年的回聲中，我寫下你的名字。<text:span text:style-name="T3"><text:line-break/><text:line-break/></text:span>在每個美妙的白天夜晚，每個季節，在每個湖中月，每一片荒野，每隻鳥的翅膀上，每個黎明的氣息中，我寫下你的名字。<text:span text:style-name="T3"><text:line-break/><text:line-break/></text:span>在每個搖晃的影子裏，在海上的每艘船、每一團雲霧中，在每個暴雨將至的黑夜裏，我寫下你的名字。<text:span text:style-name="T3"><text:line-break/><text:line-break/></text:span>在每個閃耀的形式中，顏色的鐘聲裏，在所有物體的每一項真理中，在每個碎裂之地，在每一條被喚醒的道路上，我寫下你的名字。<text:span text:style-name="T3"><text:line-break/><text:line-break/></text:span>在我重獲團圓的屋子中，每一道光線裏，在我的鏡子中，房間裏，在我的床舖空殼中，我寫下你的名字。<text:span text:style-name="T3"><text:line-break/><text:line-break/></text:span>在我的狗兒奇怪的爪子上，在牠的溫柔中，在門檻上，在我熟悉的每個事物裏，在莊嚴的火燄中，我寫下你的名字。<text:span text:style-name="T3"><text:line-break/><text:line-break/></text:span>在每個垂手可得的肉體上，朋友的額頭上，在每一雙伸出的手上，我寫下你的名字。<text:span text:style-name="T3"><text:line-break/><text:line-break/></text:span>在一切的驚奇與關注，一切困頓匱乏中，在傾頹的燈塔上，在每一個飽經滄桑的避難所，更甚於沉默，我寫下你的名字。<text:span text:style-name="T3"><text:line-break/><text:line-break/></text:span>在無情的缺席中，在赤裸的孤獨裏，沿著每個邁向死亡的步伐，我寫下你的名字。<text:span text:style-name="T3"><text:line-break/><text:line-break/></text:span>失而復得的健康，危險遠颺，在每一個不復記憶的希望中，我寫下你的名字。<text:span text:style-name="T3"><text:line-break/><text:line-break/></text:span>憑藉一個字詞的力量，我重獲新生，因你而生，以你之名。<text:span text:style-name="T3"><text:line-break/><text:line-break/></text:span>杜斯妥耶夫斯基說：<text:span text:style-name="T3">"</text:span>人之所以不幸，是因為他不知道自己是幸福的，如此而已<text:span text:style-name="T3">"</text:span>。這詩名為<text:span text:style-name="T3"><text:s/>"</text:span>自由<text:span text:style-name="T3">"</text:span>，但也許作者寫下的不是<text:span text:style-name="T3"><text:s/>"</text:span>自由<text:span text:style-name="T3">" </text:span>二字，而是<text:span text:style-name="T3"><text:s/>"</text:span>想念<text:span text:style-name="T3">"</text:span>；想念過去，想念未來，想念那些曾經發生以及不曾發生的。在<text:span text:style-name="T3"><text:s/>"</text:span>想念<text:span text:style-name="T3">" </text:span>裏，我們彷彿全成為難民，成為一家人。當你開始想念，悲劇就誕生了。但你能不想念嗎？<text:span text:style-name="T3"><text:line-break/><text:line-break/></text:span>周五下了班，雨後的台中，入夜空氣中帶點清涼，秋的氣息，我頓時想念起<text:span text:style-name="T3">26</text:span>年前從草屯到林口那段一無所有卻彷彿擁有一切、悲傷而美好的私人歲月。在我熟悉的每個事物裏，我如是寫下妳的名字。</text:p>
      <text:p text:style-name="P1">Der Chao Chen   |  2015.03.29 01:36   |   <text:a xlink:type="simple" xlink:href="http://palinfo.habago.org/Entry?Command=Information_PrintForum&amp;iPage=320#FORUM33783"><text:span text:style-name="T2">#</text:span></text:a></text:p>
      <text:p text:style-name="P2"><text:span text:style-name="T3">To </text:span>隆誌<text:span text:style-name="T3"><text:line-break/><text:line-break/></text:span>是的。除了一群人拼了命挑撥<text:span text:style-name="T3">, </text:span>同時也有一堆人不分老少地吃這套<text:span text:style-name="T3">, </text:span>而且好像完全沒有改變的任何可能<text:span text:style-name="T3">, </text:span>我覺得這更恐怖啊<text:span text:style-name="T3">~ @@</text:span></text:p>
      <text:p text:style-name="P4"/>
      <text:p text:style-name="P1"><text:span text:style-name="T1">隆誌</text:span><text:s/>  |  2015.03.28 09:37   |   <text:a xlink:type="simple" xlink:href="http://palinfo.habago.org/Entry?Command=Information_PrintForum&amp;iPage=321#FORUM33782"><text:span text:style-name="T2">#</text:span></text:a></text:p>
      <text:p text:style-name="P2">先無論李光耀整體的功與過，可是新加坡的族群和諧度，應該算東南亞國家裡面最好。我的印度朋友在台灣、新加坡和香港做研究工作，他感覺新加坡比較舒服。在一個職場裡面，並不會因為不同族裔而略感到隔閡，也不會有政客挑撥不同族裔之間的矛盾。<text:span text:style-name="T3"><text:line-break/></text:span>他在台灣時，看到台灣一些政客的挑撥言行，感覺到不可思議。他所理解的族群問題，多是不同膚色、種族或宗教。在台灣，明明大家都是一樣的種族、膚色，只有口音差異，卻是三天兩頭有政客挑撥。</text:p>
      <text:p text:style-name="P1"><text:span text:style-name="T1">陳真</text:span><text:s/>  |  2015.03.25 04:01   |   <text:a xlink:type="simple" xlink:href="http://palinfo.habago.org/Entry?Command=Information_PrintForum&amp;iPage=321#FORUM33781"><text:span text:style-name="T2">#</text:span></text:a></text:p>
      <text:p text:style-name="P3">還記得鼻屎和<text:span text:style-name="T3">LP</text:span>嗎？<text:span text:style-name="T3"><text:line-break/><text:line-break/></text:span>對於台灣政壇人物，或是媒體捧出的各界領袖們，我常有一種很不可思議的時空異樣感，總懷疑自己是不是在做夢，若非在夢中，怎麼會有這樣一些不可思議的人事物？<text:span text:style-name="T3"><text:line-break/><text:line-break/></text:span>低能者帶領大家思考前進，膽小的窩囊廢成為歷史的勇者，狡詐卑劣之徒滿口都是愛，掛起進步的招牌，而沒臉沒腦的蛆蛆們，只因數目眾多，竟取代了人類的地位；是非顛倒，美醜易位，一切都倒過來了。這就是所謂的民主嗎？民主是一種價值？而不是種種可能的手段之一？<text:span text:style-name="T3"><text:line-break/><text:line-break/></text:span>陳真<text:span text:style-name="T3"><text:line-break/>===============<text:line-break/></text:span>台灣的<text:span text:style-name="T3">LP</text:span>風波<text:span text:style-name="T3"><text:line-break/><text:line-break/>BBC</text:span>中文網特約記者<text:span text:style-name="T3"><text:s/></text:span>楊孟瑜<text:span text:style-name="T3"><text:line-break/><text:line-break/>2004</text:span>年<text:span text:style-name="T3">10</text:span>月<text:span text:style-name="T3">12</text:span>日<text:span text:style-name="T3"><text:line-break/><text:line-break/><text:line-break/></text:span>台灣近來出現了一個新的流行語，叫做<text:span text:style-name="T3">LP</text:span>，而這個字的流行，源自于一場風波。<text:span text:style-name="T3"><text:line-break/><text:line-break/></text:span>話說台灣前一陣子推動參與聯合國的運動又失敗了，這年復一年的挫敗還不打緊，偏偏與台灣一向交情不錯的新加坡，今年竟在聯合國批評台灣。新加坡如此舉動，想必台灣外交部門是<text:span text:style-name="T3">“</text:span>耿耿于懷<text:span text:style-name="T3">”</text:span>。<text:span text:style-name="T3"><text:line-break/><text:line-break/></text:span>而就在中秋節前夕，外交部長陳唐山在部里接見一群推動<text:span text:style-name="T3">“</text:span>台灣正名<text:span text:style-name="T3">”</text:span>運動的成員，談到台灣的外交處境時，几乎全程使用台灣方言的陳唐山說：新加坡不過是<text:span text:style-name="T3">“</text:span>鼻屎<text:span text:style-name="T3">”</text:span>一般大的國家，卻在聯合國耀武揚威的批評台灣。<text:span text:style-name="T3"><text:line-break/><text:line-break/></text:span>然后，陳唐山又用相當<text:span text:style-name="T3">“</text:span>通俗<text:span text:style-name="T3">”</text:span>的台灣俚語說，新加坡如同在抱中國的大腿、拍中國的馬屁。這正是<text:span text:style-name="T3">LP</text:span>的<text:span text:style-name="T3">“</text:span>由來<text:span text:style-name="T3">”</text:span>，其實陳唐山那句台灣俚語中抱的人體器官是比大腿更<text:span text:style-name="T3">“</text:span>敏感<text:span text:style-name="T3">”</text:span>的部位，聽得懂台灣方言的人都知道這所指為何，但卻苦了外交部里為部長發言做記錄的職員，不知道要如何記下這<text:span text:style-name="T3">“</text:span>通俗<text:span text:style-name="T3">”</text:span>到有點粗俗的用語，只好用英文字母取其<text:span text:style-name="T3">“</text:span>諧音<text:span text:style-name="T3">”</text:span>，寫成<text:span text:style-name="T3">LP</text:span>二字。<text:span text:style-name="T3"><text:line-break/><text:line-break/></text:span>這下倒也為台灣眾家媒體<text:span text:style-name="T3">“</text:span>解了圍<text:span text:style-name="T3">”</text:span>，原本苦于不知如何<text:span text:style-name="T3">“</text:span>念<text:span text:style-name="T3">”</text:span>這條新聞的媒體們，終于知道如何來報導相關新聞了，紛紛跟著使用<text:span text:style-name="T3">LP</text:span>這個字眼。<text:span text:style-name="T3"><text:line-break/><text:line-break/></text:span>那天正是中秋節，不少朝野立委都批評陳唐山前一晚的發言，想必陳部長今年是過了個五味雜陳的中秋。<text:span text:style-name="T3"><text:line-break/><text:line-break/></text:span>不過有意思的是，原本認為他發言不當的綠軍立委們，后來卻漸漸轉向為<text:span text:style-name="T3">“</text:span>支持<text:span text:style-name="T3">”</text:span>他，認為台灣民眾不應該苛責外交部長，而是該重視背后所顯示的台灣外交困境與新加坡的對台態度。<text:span text:style-name="T3"><text:line-break/><text:line-break/>===============<text:line-break/>2004</text:span>年<text:span text:style-name="T3">09</text:span>月<text:span text:style-name="T3">28</text:span>日<text:span text:style-name="T3"><text:line-break/><text:line-break/></text:span>台外長以<text:span text:style-name="T3">"</text:span>鼻屎<text:span text:style-name="T3">"</text:span>喻新加坡引發批評<text:span text:style-name="T3"><text:line-break/><text:line-break/></text:span>台灣輿論擔心陳唐山的言論會損害台灣的國際<text:span text:style-name="T3"><text:s/></text:span>形像<text:span text:style-name="T3"><text:line-break/>BBC</text:span>特約記者楊孟瑜發自台灣：<text:span text:style-name="T3"><text:line-break/><text:line-break/></text:span>針對新加坡在聯合國批評台灣，台灣外交部長陳唐山昨天（<text:span text:style-name="T3">9</text:span>月<text:span text:style-name="T3">27</text:span>日）說，新加坡不過是<text:span text:style-name="T3">"</text:span>鼻屎大的國家<text:span text:style-name="T3">"</text:span>，竟在聯合國<text:span text:style-name="T3">"</text:span>耀武揚威<text:span text:style-name="T3">"</text:span>批評台灣。<text:span text:style-name="T3"><text:line-break/><text:line-break/></text:span>陳唐山如此談話，今天引發台灣內部批評其發言失當。輿論擔心，外長如此表達對新加坡<text:span text:style-name="T3">"</text:span>不滿<text:span text:style-name="T3">"</text:span>的發言，恐怕會損及台灣的國際<text:span text:style-name="T3"><text:s/></text:span>形像。<text:span text:style-name="T3"><text:line-break/><text:line-break/></text:span>新加坡的外長周二說，新加坡對於台灣的立場早就是眾所週知的。他還在講話中看似無意般地對陳唐山加以嘲諷。<text:span text:style-name="T3"><text:line-break/><text:line-break/></text:span>新加坡外長指出，其他很多國家同樣認為，台灣獨立是一條危險的道路。<text:span text:style-name="T3">"</text:span>使用不適當的語言也無法緩和別人的擔心<text:span text:style-name="T3">"</text:span>。<text:span text:style-name="T3"><text:line-break/><text:line-break/>"</text:span>耀武揚威<text:span text:style-name="T3">"<text:line-break/><text:line-break/></text:span>新加坡外交部長楊榮文日前在紐約聯合國大會上發言，對台灣的獨立傾向提出警告。對此，台灣外交部長陳唐山周一在接見<text:span text:style-name="T3">"</text:span>台灣外館正名運動聯盟<text:span text:style-name="T3">"</text:span>時，反批新加坡這麼小，<text:span text:style-name="T3"><text:s/></text:span>不過是一個<text:span text:style-name="T3">"</text:span>鼻屎<text:span text:style-name="T3">"</text:span>大的國家，竟<text:span text:style-name="T3">"</text:span>耀武揚威<text:span text:style-name="T3">"</text:span>在聯合國批評台灣。<text:span text:style-name="T3"><text:line-break/><text:line-break/></text:span>陳唐山以台語發表這番談話，並用極為粗俗的字句指新加坡是在拍中國<text:span text:style-name="T3">"</text:span>馬屁<text:span text:style-name="T3">"</text:span>（原文是指抱住對方的<text:span text:style-name="T3">"</text:span>人體部位<text:span text:style-name="T3">"</text:span>，記者在此無法表達）。<text:span text:style-name="T3"><text:line-break/><text:line-break/>"</text:span>令人不可思議<text:span text:style-name="T3">"<text:line-break/><text:line-break/></text:span>曾任台灣外交部長的國民黨立委章孝嚴表示，外交人員用語講究迂回、精緻，但陳唐山的談話不僅粗俗，甚至到低俗的地步，令人<text:span text:style-name="T3">"</text:span>不可思議<text:span text:style-name="T3">"</text:span>。<text:span text:style-name="T3"><text:line-break/><text:line-break/></text:span>章孝嚴擔心此事會影響到台灣與新加<text:span text:style-name="T3"><text:s/></text:span>坡的關係。<text:span text:style-name="T3"><text:line-break/><text:line-break/></text:span>親民黨立委秦慧珠更表示，民進黨若用陳唐山這類人擔任外交部長，台灣的外交工作<text:span text:style-name="T3">"</text:span>前途堪慮<text:span text:style-name="T3">"</text:span>。<text:span text:style-name="T3"><text:line-break/><text:line-break/></text:span>對於部長失言風波，台灣外交部發言人呂慶龍也在中秋節假期趕緊出面面對媒體解釋說，陳唐山當時接見的民眾大多數來自台灣中南部，因此他以較為<text:span text:style-name="T3">"</text:span>本土<text:span text:style-name="T3">"</text:span>、俚俗的語言談論外交，好讓民眾容易理解。</text:p>
      <text:p text:style-name="P1"><text:span text:style-name="T1">陳真</text:span><text:s/>  |  2015.03.25 03:35   |   <text:a xlink:type="simple" xlink:href="http://palinfo.habago.org/Entry?Command=Information_PrintForum&amp;iPage=321#FORUM33780"><text:span text:style-name="T2">#</text:span></text:a></text:p>
      <text:p text:style-name="P2">李光耀鐵腕治國<text:span text:style-name="T3"><text:s/></text:span>新加坡經濟起飛<text:span text:style-name="T3"><text:line-break/><text:line-break/></text:span>中央社<text:span text:style-name="T3"><text:s/>– 2015</text:span>年<text:span text:style-name="T3">3</text:span>月<text:span text:style-name="T3">23</text:span>日<text:span text:style-name="T3"><text:line-break/><text:line-break/></text:span>（中央社新加坡<text:span text:style-name="T3">23</text:span>日綜合外電報導）亞洲後殖民時代巨人李光耀，僅僅一個世代時間，就帶領彈丸之地的新加坡，從英國殖民前哨，蛻變成經濟蓬勃發展的國際都會，為中國大陸、杜拜等開發中經濟體樹立了典範。<text:span text:style-name="T3"><text:line-break/><text:line-break/></text:span>他將英文保留為新加坡的工作語言，作為維繫占新加坡多數的華人與馬來人和印度人之間和平的方法之一。他很早就聚焦在新加坡的「乾淨與環保」議題上。今年建國<text:span text:style-name="T3">50</text:span>週年的新加坡為亞洲最適合居住及無貪污的國家之一。<text:span text:style-name="T3"><text:line-break/><text:line-break/></text:span>新加坡擁有形式上的議會民主，賦予每個成年人投票權，早年負笈英國劍橋大學攻讀法律的李光耀，卻無法容納異己。<text:span text:style-name="T3"><text:line-break/><text:line-break/></text:span>新加坡獨立時，李光耀一手創建的人民行動黨已統治新加坡<text:span text:style-name="T3">6</text:span>年，它後來打造新加坡成為閃閃發光的區域金融重鎮，但也常遭外界批評，這個實施鐵腕政策的政府，並不能包容反對言論。<text:span text:style-name="T3"><text:line-break/><text:line-break/></text:span>新加坡在李光耀的統治下，政治反對勢力和獨立媒體並無法和新加坡經濟同樣地蓬勃發展。根據最新全球新聞自由指數，新加坡在<text:span text:style-name="T3">180</text:span>個國家當中，排名第<text:span text:style-name="T3">153</text:span>名。<text:span text:style-name="T3"><text:line-break/><text:line-break/></text:span>李光耀推行的嚴刑峻法包括鞭刑，及殺人罪和走私毒品處以死刑。李光耀還經常讓政治異己和媒體吃官司。<text:span text:style-name="T3"><text:line-break/><text:line-break/>1990</text:span>年李光耀卸任總理後，由吳作棟接任總理，李光耀依然擔任影響力很大的內閣資政。李光耀大兒子李顯龍<text:span text:style-name="T3">2004</text:span>年成為總理時，還是繼續擔任部長導師。<text:span text:style-name="T3"><text:line-break/><text:line-break/>2011</text:span>年人民行動黨在大選中，獲得<text:span text:style-name="T3">1965</text:span>年建國以來最低得票率，李光耀和吳作棟聯合宣布不再出任內閣職務，李光耀這才結束長達<text:span text:style-name="T3">52</text:span>年的內閣職務。<text:span text:style-name="T3"><text:line-break/><text:line-break/></text:span>他<text:span text:style-name="T3">2011</text:span>年在大選前出版「李光耀：新加坡賴以生存的硬道理」書中，直言不諱地為自己的政績做總結。<text:span text:style-name="T3"><text:line-break/><text:line-break/></text:span>他表示：「新加坡青年對我有什麼看法，與我無關。我年紀大到已經看清，當你在世時會被理想化，死後則可能會遭受謾罵。」<text:span text:style-name="T3"><text:line-break/><text:line-break/></text:span>英屬哥倫比亞大學（<text:span text:style-name="T3">University of BritishColumbia</text:span>）政治科學系教授莫濟（<text:span text:style-name="T3">Diane Mauzy</text:span>）表示，新加坡許多鄰國普遍存在貪污的問題，李光耀對貪污採取強硬態度，使他的政績永垂不朽。（譯者：中央社陳昱婷）<text:span text:style-name="T3">1040323<text:line-break/><text:line-break/>================<text:line-break/></text:span>結縭一甲子深情不變　李光耀將與妻合葬<text:span text:style-name="T3"><text:line-break/>TVBS<text:line-break/><text:line-break/></text:span>錢怡君<text:span text:style-name="T3"><text:line-break/><text:line-break/>2015</text:span>年<text:span text:style-name="T3">3</text:span>月<text:span text:style-name="T3">24</text:span>日<text:span text:style-name="T3"><text:line-break/><text:line-break/></text:span>李光耀是政治強人，但鐵漢柔情，他和夫人柯玉芝結縭超過一甲子，<text:span text:style-name="T3">2</text:span>人感情之好讓人動容，老婆在世時，他每天一定要老婆說說話，否則一天就不算完整，他有一句名言「如果你只是受對方的身體特質吸引，未來必將懊悔不已」，他的最後心願，就是和太太的骨灰葬在一起。<text:span text:style-name="T3"><text:line-break/><text:line-break/></text:span>年輕的李光耀在英國劍橋攻讀法律，在這裡他遇見了一生的摯愛柯玉芝，這對金童玉女都很優秀，<text:span text:style-name="T3">2</text:span>個人都是以第一名的成績畢業。李光耀二兒子李顯揚：「他很關心我媽媽，當然也很尊重她，我想他們的關係是很開放的。」<text:span text:style-name="T3"><text:line-break/><text:line-break/></text:span>在那個年代，女子無才便是德，柯玉芝是喝過洋墨水的高級知識分子，她一方面為李光耀打理家裡的一切，自己也是一位名律師。新加坡電視台：「在<text:span text:style-name="T3">1959</text:span>年她曾經做過第一次，也是唯一一次的政黨活動，就是緊急呼籲女性選民，出來投票給<text:span text:style-name="T3">PAP(</text:span>人民行動黨<text:span text:style-name="T3">)</text:span>。」<text:span text:style-name="T3"><text:line-break/><text:line-break/></text:span>他們有<text:span text:style-name="T3">3</text:span>個孩子，一家<text:span text:style-name="T3">5</text:span>口堅持不住官邸，住在是民宅，李光耀希望妻子和孩子們，可以過普通人的生活。李光耀二兒子李顯揚：「我們會一起吃晚飯，但他大部分是跟我媽一起在家裡吃中飯。」<text:span text:style-name="T3"><text:line-break/><text:line-break/></text:span>李光耀在外，也許是強人是硬漢，但在老婆面前他是小孩，他自己說過很多次，他最依賴的人就是柯玉芝，所以當<text:span text:style-name="T3">2</text:span>年前柯玉芝去世，對他的打擊非常大。<text:span text:style-name="T3"><text:line-break/><text:line-break/>CNN</text:span>主播札卡里亞：「她<text:span text:style-name="T3">2</text:span>年前去世，我想他<text:span text:style-name="T3">(</text:span>李光耀<text:span text:style-name="T3">)</text:span>是心碎了，我想他太太死後，李光耀已經變成另一個人，某個部分徹底空了。」<text:span text:style-name="T3"><text:line-break/><text:line-break/></text:span>柯玉芝告別式當天，李光耀對著棺木深情親吻，這一幕讓很多人動容，即使是討厭他的人，也不得不承認，他的深情。<text:span text:style-name="T3"><text:line-break/><text:line-break/></text:span>李光耀弟弟李祥耀：「他很愛她，直到死亡才能將他們分開，即使他沒有太多時間陪家人，但他們只要一起吃晚飯，你就可以看到他們一起，無法拆散他們<text:span text:style-name="T3">2</text:span>個人。」<text:span text:style-name="T3"><text:line-break/><text:line-break/></text:span>李光耀說如果沒有柯玉芝，他就不是現在的自己，這個世界級的強人最後的願望只有一個，就是跟老婆的骨灰放在一起。</text:p>
      <text:p text:style-name="P1"><text:span text:style-name="T1">陳真</text:span><text:s/>  |  2015.03.25 03:29   |   <text:a xlink:type="simple" xlink:href="http://palinfo.habago.org/Entry?Command=Information_PrintForum&amp;iPage=321#FORUM33779"><text:span text:style-name="T2">#</text:span></text:a></text:p>
      <text:p text:style-name="P3">心有戚戚焉。<text:span text:style-name="T3"><text:line-break/><text:line-break/></text:span>陳真<text:span text:style-name="T3"><text:line-break/><text:line-break/>=========<text:line-break/></text:span>曾和李光耀會談<text:span text:style-name="T3">4</text:span>小時<text:span text:style-name="T3"><text:s/></text:span>許信良：終身難忘的導師<text:span text:style-name="T3"><text:line-break/><text:line-break/></text:span>民報作者：<text:span text:style-name="T3"><text:s/></text:span>記者朱蒲青／台北報導<text:span text:style-name="T3"><text:line-break/><text:line-break/>2015</text:span>年<text:span text:style-name="T3">3</text:span>月<text:span text:style-name="T3">24</text:span>日<text:span text:style-name="T3"><text:line-break/><text:line-break/></text:span>針對新加坡開國總理李光耀辭世，民進黨前主席許信良今（<text:span text:style-name="T3">24</text:span>）天在臉書發文表示，<text:span text:style-name="T3">1993</text:span>年<text:span text:style-name="T3">4</text:span>月，就在第一次辜汪會談的前兩個星期，新加坡政府邀請民進黨代表團往訪。當時擔任新加坡內閣資政的李光耀，單獨和當時擔任民進黨主席的他，在總統府會談了四個鐘頭，從台灣的內政到兩岸和亞洲的整體形勢，李光耀都非常懇切地表達他的真誠思考，真是令人終身難忘的長者和導師！<text:span text:style-name="T3"><text:line-break/><text:line-break/></text:span>許信良說，由此可以想見，李光耀一定曾經以更懇切的言辭，更誠懇的態度，向當年的李登輝總統提過許多建議。可惜，李登輝只喜歡教人，不喜歡受教，否則，台灣今天的處境一定大為不同！<text:span text:style-name="T3"><text:line-break/><text:line-break/></text:span>以下為許信良追思李光耀全文：<text:span text:style-name="T3"> <text:line-break/><text:line-break/></text:span>新加坡的李光耀先生走了。真心悼念他的非新加坡人，大概不少於在地的新加坡人。我就是其中之一。<text:span text:style-name="T3"><text:line-break/><text:line-break/></text:span>對李光耀先生的悼念，是禮敬，而不是哀思。以九十一歲高齡，告別了他一生摯愛的新加坡，告別了他不停關注的整個世界，做完了所有他「不能不做的事」，也做完了所有他能做的事，他了無遺憾。評價他一生的成就，美國總統歐巴馬說，「他是真正的歷史巨人」。對於李光耀先生，應該沒有比這句話更好更恰當的頌辭！<text:span text:style-name="T3"><text:line-break/><text:line-break/></text:span>二十世紀的政治領袖，論功業的性質和李光耀先生相似，而同樣堪稱真正的歷史巨人的，在西方有法國的戴高樂，在東方有中國的鄧小平。他們都以超越同時代政治人物的獨特的智慧和意志，完成其他政治人物不可能完成的使命。他們不僅拯救他們的國家於一時，也引領歷史的走向於長遠。<text:span text:style-name="T3"><text:line-break/><text:line-break/></text:span>沒有戴高樂的第五共和，就不會有現在的法國和歐洲。沒有鄧小平的改革開放，就不會有現在的中國和亞洲。而李光耀先生所締造的新加坡典範，則不但讓新加坡從<text:span text:style-name="T3">1960</text:span>年代的落後、貧窮、髒亂的華人小城邦，一躍成為二十一世紀進步、富裕、閃亮的東方新明珠，而且正鼓舞著仍然受困於文明、宗教、族群、與階級衝突的新世紀新世界，重新追求新夢想新境界的勇氣和努力。<text:span text:style-name="T3"><text:line-break/><text:line-break/></text:span>現在的新加坡是全世界最富有的國家之一；年平均國民所得超過五萬美元，居世界第十，高於美國、德國、法國、日本、香港、英國，大約是台灣的兩倍半。難得的是，它不像其他高所得的已開發國家，它的經濟還持續成長。它的失業率在<text:span text:style-name="T3">2%</text:span>左右，是台灣的二分之一，而近十年的經濟成長率一直超過台灣。更難得的是，它的街頭沒有暴力和遊民。它是富人的天堂，它也是所有人的樂土。<text:span text:style-name="T3"><text:line-break/><text:line-break/></text:span>雖然接受最好的西方教育，李光耀先生卻非常重視「亞洲價值」。新加坡典範其實正是經過調和的西方價值加上亞洲價值的具體呈現。雖然新加坡太小，但是，新加坡典範的威力，也許遠非謙虛務實的李光耀先生所能想像、所敢想像。它未必「不能改變世界」<text:span text:style-name="T3">!<text:line-break/><text:line-break/></text:span>李光耀先生的一生，是成功的踐道者，也是熱誠的傳道者。他總是不放過機會，不厭其詳地把他的想法告訴他認為應該告訴的人。連像季辛吉這樣一個二十世紀的全球一流政治策士，都覺得他從李光耀先生受教良多。也許基於同屬華人的感情，李光耀先生特別關懷台灣。許多台灣的政治人物都有親炙教誨的經驗。<text:span text:style-name="T3">1993</text:span>年<text:span text:style-name="T3">4</text:span>月，就在第一次辜汪會談的前兩個星期，新加坡政府邀請民進黨代表團往訪。當時擔任新加坡內閣資政的李光耀先生，單獨和當時擔任民進黨主席的我，在總統府會談了四個鐘頭，從台灣的內政到兩岸和亞洲的整體形勢，他都非常懇切地表達他的真誠思考。真是令人終身難忘的長者和導師！<text:span text:style-name="T3"><text:line-break/><text:line-break/></text:span>可以想見，他一定曾經以更懇切的言辭，更誠懇的態度，向當年的李登輝總統提過許多建議。可惜，李登輝先生只喜歡教人，不喜歡受教，否則，台灣今天的處境一定大為不同！</text:p>
      <text:p text:style-name="P1"><text:span text:style-name="T1">陳真</text:span><text:s/>  |  2015.03.25 03:24   |   <text:a xlink:type="simple" xlink:href="http://palinfo.habago.org/Entry?Command=Information_PrintForum&amp;iPage=321#FORUM33778"><text:span text:style-name="T2">#</text:span></text:a></text:p>
      <text:p text:style-name="P2">為何崇拜李光耀？<text:span text:style-name="T3">(</text:span>節錄，全文請見：<text:span text:style-name="T3">http://goo.gl/N4wWRA)<text:line-break/><text:line-break/></text:span>唐湘龍<text:span text:style-name="T3"><text:s/>| </text:span>社會觀察<text:span text:style-name="T3"><text:line-break/><text:line-break/>2015</text:span>年<text:span text:style-name="T3">3</text:span>月<text:span text:style-name="T3">24</text:span>日<text:span text:style-name="T3"><text:line-break/><text:line-break/></text:span>人都會死。李光耀談過生死。他說，生當然比死好。但這不可免。他在意的是離世的方式，不要半昏迷，不要長期臥病，寧願選擇「盡速了結」人生。講這些話，不過兩年前，現在，<text:span text:style-name="T3">91</text:span>歲，這樣離開，應該得其所哉。<text:span text:style-name="T3"><text:line-break/><text:line-break/></text:span>他的曾祖父在<text:span text:style-name="T3">1860</text:span>年代，那個「英法聯軍」已到，「太平天國」已起，中國兩百年間最孱弱的年代離開廣東，來到新加坡。他被英國統治過。他被日本統治過。他甚至兩度被日本人毒打，在被帶往集中營的路上逃走。僥倖存活。他也被馬來西亞統治過。<text:span text:style-name="T3"><text:line-break/><text:line-break/></text:span>他帶著被馬來西亞逐出聯邦的小漁村，從<text:span text:style-name="T3">1965</text:span>年，<text:span text:style-name="T3">50</text:span>年的時間，讓新加坡成了一個模式，一個主義，一個奇蹟。我算嗜讀李光耀的一切，我覺得，一個政治人物，蓋棺論定，這樣的功業，就算過癮。<text:span text:style-name="T3"><text:line-break/><text:line-break/></text:span>任何人都聽得出我對他的崇拜。我是。他在對付政敵和國家治理的嚴酷性上，爭議兩極。我知。但一個領導者要帶著這樣一個比台北市略大、比香港略小的國家「出埃及」，我並不覺得需要去講究太枝節的政治風格。<text:span text:style-name="T3"><text:line-break/><text:line-break/></text:span>在半個世紀前，新加坡和台灣幾乎同時以年均個人所得<text:span text:style-name="T3">200</text:span>美元起步。到今天，都算成功。但新加坡的國民所得是台灣的<text:span text:style-name="T3">2.5</text:span>倍，超過<text:span text:style-name="T3">5</text:span>萬美元。人均實質購買力<text:span text:style-name="T3">(ppp)</text:span>是台灣<text:span text:style-name="T3">2</text:span>倍，超過<text:span text:style-name="T3">6</text:span>萬美元。他既親共，又反共。他的意識型態出於「共」，而勝於「共」。讓這個國家既富，又均，且以清廉和效率著稱於世，這在華人世界裡，尤其難得。<text:span text:style-name="T3"><text:line-break/><text:line-break/></text:span>今年的博鰲論壇評比亞洲經濟體競爭力。新加坡第一。這些年，新加坡已經非常習慣於「第一」。<text:span text:style-name="T3"><text:line-break/><text:line-break/></text:span>年輕時，他如善戰好鬥。絕不屈服。越年長，他的政治線條越柔和，逐漸散發「歷史巨人」（歐巴馬語）的智慧光芒。他卸下<text:span text:style-name="T3">31</text:span>年的總理職務後，向李光耀「求智」的人物反而絡繹於途。對多數國際政治的活躍者來說，不管是事前的預言，或是事後的評論，李光耀對人、對事，都有一種「智者」的穿透力。這種「穿透力」是歷練、智慧與氣魄的結晶。在國際政治上極其難見。<text:span text:style-name="T3"><text:line-break/><text:line-break/></text:span>李光耀可以談的角度太多了。談得比我好的，也太多了。但如果有人問我為何崇拜李光耀？我總會說三件事。<text:span text:style-name="T3"><text:line-break/><text:line-break/></text:span>一、李光耀的中、英、日語都極佳。在一個華人佔<text:span text:style-name="T3">4</text:span>分之<text:span text:style-name="T3">3</text:span>，而且閩南語、客語也都通行的國家環境，李光耀毫不遲疑選擇英語做為國家語言，不只成功和國際接軌，也讓小國寡民、多語多族的新加坡沒有內部的語族壓迫問題。他打壓閩南語、客語，不讓「方言」在政治上強勢，毫不循私，毫不媚俗，和極力想「靠勢」語族優勢獲取廉價政治利益的台灣政客，高下立判。<text:span text:style-name="T3"><text:line-break/><text:line-break/></text:span>二、李光耀最早洞察中國崛起的必然。從尼克森開始，不斷鼓勵美國要和中國積極交往。真知灼見，連季辛吉都佩服不已。李光耀一生不知被媒體問過多少次：心目中最偉大的政治人物是誰？李光耀的答案都一樣：鄧小平。<text:span text:style-name="T3"><text:line-break/><text:line-break/></text:span>但事實上，是鄧小平在<text:span text:style-name="T3">1978</text:span>年<text:span text:style-name="T3">3</text:span>月訪問新加坡，驚見新加坡在<text:span text:style-name="T3">1965</text:span>年建國之後的<text:span text:style-name="T3">13</text:span>年，國家得到了巨大進展。他問李光耀他該怎麼做？李光耀回說：停止「革命輸出」。「開放市場、引進外資」。李光耀從對話中察覺鄧小平的「不愉快」，卻「務實」。一年之後，中國正式走上人類史上最驚人的改革開放道路，<text:span text:style-name="T3">35</text:span>年之後，中國已經是世界第二大經濟體。<text:span text:style-name="T3"><text:line-break/><text:line-break/></text:span>李光耀甚至公開讚揚鄧小平用暴力處理「八九民運」。<text:span text:style-name="T3"><text:line-break/><text:line-break/></text:span>三、李光耀一生造訪大陸<text:span text:style-name="T3">33</text:span>次。造訪台灣<text:span text:style-name="T3">25</text:span>次。他的華人血統，讓他介入兩岸極便利，甚至成了西方世界理解中國的翻譯機。但李光耀深知，新加坡要在「排華」基因強烈的東南亞存活，新加坡必須比其他東協夥伴「知中」，但不能比其他東協夥伴「親中」。他在毛澤東時代就造訪大陸，卻在<text:span text:style-name="T3">1990</text:span>年才和中國建交，他堅持要等所有東協成員和中國建交，新加坡才會和中國建交。就是為了減少東協，尤其是印尼、馬來西亞對新加坡的猜忌。<text:span text:style-name="T3"><text:line-break/></text:span>　<text:span text:style-name="T3"><text:line-break/></text:span>他是國父。在區域強權敵視，在國際強權操弄的環境裡，如此有遠見、有技巧、一手拉拔大新加坡的國父。他當之無愧。新加坡是他的兒子。<text:span text:style-name="T3"><text:line-break/><text:line-break/></text:span>新加坡和台灣曾經親近，信任。信任到何種地步？不只是代訓「星光部隊」，一度，新加坡的空軍司令、海軍司令都是台灣的退將轉任。但那個時代過了。李登輝、陳水扁，和李光耀之間，不但不再有「無話不談」的交情，甚至走上了「鼻屎大國家」、「話不投機半句多」的精神交惡。<text:span text:style-name="T3"><text:line-break/><text:line-break/></text:span>那是台灣的損失。巨大的損失。這個損失，隨著李光耀離世，也不再有修補的機會。</text:p>
      <text:p text:style-name="P1"><text:span text:style-name="T1">陳真</text:span><text:s/>  |  2015.03.25 03:16   |   <text:a xlink:type="simple" xlink:href="http://palinfo.habago.org/Entry?Command=Information_PrintForum&amp;iPage=321#FORUM33777"><text:span text:style-name="T2">#</text:span></text:a></text:p>
      <text:p text:style-name="P3">李光耀逝<text:span text:style-name="T3"><text:s/></text:span>特赦組織籲星：尊重人權<text:span text:style-name="T3"><text:line-break/><text:line-break/>2015-03-24<text:line-break/><text:line-break/></text:span>中央社<text:span text:style-name="T3"><text:s/></text:span>倫敦<text:span text:style-name="T3">23</text:span>日專電<text:span text:style-name="T3"> <text:line-break/><text:line-break/></text:span>新加坡建國總理李光耀辭世，國際特赦組織表達哀悼，肯定李光耀建設新加坡成為一個現代國家，但同時呼籲星國政府，重視人民基本自由與人權。<text:span text:style-name="T3"><text:line-break/><text:line-break/></text:span>國際特赦組織東南亞及太平洋部主任艾波特（<text:span text:style-name="T3">Rupert Abbott</text:span>）指出，李光耀建設新加坡成為一個現代國家，他在經濟與發展方面所創下的成就無人可以匹敵，但他的領導也留下陰影，為了確保經濟成長，李光耀經常犧牲人民的基本自由及人權。<text:span text:style-name="T3"><text:line-break/><text:line-break/></text:span>艾波特說，「言論自由受限，及批評的聲音被禁聲，都是新加坡每天仍然存在的事實。」<text:span text:style-name="T3"><text:line-break/><text:line-break/></text:span>總部位在倫敦的國際特赦組織進一步指出，再過幾個月就是新加坡獨立<text:span text:style-name="T3">50</text:span>週年，即將邁入新的紀元，呼籲新加坡新一代的領導人，真誠的尊重人權，發揮<text:span text:style-name="T3">1964</text:span>年李光耀在新加坡獨立前的發言，建立一個可以公開辯論、討論而不是恫嚇的社會，新聞媒體也不是只支持某一個特定的政治理念。<text:span text:style-name="T3"><text:line-break/><text:line-break/></text:span>英國首相卡麥隆肯定李光耀將新加坡成功轉型，使新加坡成為一個繁榮富庶的國家，李光耀一直是英國之友，包括他本人與多位之前的英國首相都受益於李光耀的建言。<text:span text:style-name="T3"><text:line-break/><text:line-break/></text:span>卡麥隆透露，前首相佘契爾夫人曾說，李光耀是她最景仰的總理，因為他有堅定的信念，清楚的見地，同時有明確的願景。李光耀在歷史上的地位已經確定，是當今全球最偉大的政治家之一。<text:span text:style-name="T3"><text:line-break/><text:line-break/>==============<text:line-break/></text:span>別讓你的政黨腐敗墮落！　陸媒列李光耀語錄聚焦反腐論<text:span text:style-name="T3"><text:line-break/><text:line-break/>ETtoday</text:span>大陸新聞<text:span text:style-name="T3"><text:line-break/><text:line-break/></text:span>大陸中心／綜合報導<text:span text:style-name="T3"><text:line-break/><text:line-break/></text:span>新加坡前總理李光耀<text:span text:style-name="T3">23</text:span>日病逝，大陸媒體大篇幅報導，回顧他與中共<text:span text:style-name="T3">5</text:span>代領導人的交往過程，以及他曾經談及中國崛起、反腐、不贊成兩黨政治等言論。<text:span text:style-name="T3"><text:line-break/><text:line-break/></text:span>李光耀因感染嚴重肺炎，凌晨<text:span text:style-name="T3">3</text:span>點<text:span text:style-name="T3">18</text:span>分在新加坡中央醫院辭世，享壽<text:span text:style-name="T3">91</text:span>歲。由於他生前與中國交往密切，也是少數見過中國五代領導人的外國領袖，因此對於他的辭世，大陸媒體也大篇幅報導，並回顧他與中共<text:span text:style-name="T3">5</text:span>代領導人的交往過程，包括他曾經稱讚已故中共領導人鄧小平「意志堅強，靈活務實，說話算話」、中共現任總書記習近平有「鋼鐵般的意志」。<text:span text:style-name="T3"><text:line-break/><text:line-break/></text:span>另外，陸媒根據自新加坡國家檔案館和新加坡國會的記錄，節錄李光耀公開演說及講話內容。李光耀曾經說，「每個總理都應該手握大棒，即使他自己不想，他也一定要有人替他來提著這樣一隻大棒。」<text:span text:style-name="T3"><text:line-break/><text:line-break/></text:span>李光耀還指出，「我無法想像，由一群不同政見者和反對派們組成一個政府，這樣的政府能提出什麽發展方案？」<text:span text:style-name="T3"><text:line-break/><text:line-break/></text:span>他表示，「有一些人嚮往多黨政治、輪流執政。他們應該研習一下台灣、泰國和菲律賓的例子。多黨輪流執政的結果是更多的腐敗和失職。而且，一個『自由運轉的媒體』並沒有起到遏制腐敗的作用，雖然根據美國人的『民主』理論它原本被設計如此。更進一步地，政府的頻繁更替改變，反而阻礙了台灣和泰國的經濟發展，抬升失業率，還造成了政局的不穩定。」<text:span text:style-name="T3"><text:line-break/><text:line-break/></text:span>關於反腐，他則說，反腐的法律應該更加嚴格，應將舉證責任轉到財產比合法收入多的人身上，「把兩三條『大魚』正法，會起到『殺一儆百』的效果。」<text:span text:style-name="T3"><text:line-break/><text:line-break/></text:span>他認為，要保持政治生命，只有簡單而明顯的辦法，就是「履行你的承諾；別讓你的政黨腐敗墮落」。<text:span text:style-name="T3"><text:line-break/><text:line-break/></text:span>他還表示，當一個政治體系從上到下每個角落都已經被腐敗所侵蝕時，問題變得複雜了。「清除腐敗的工作就必須從頂向下系統地、徹底地進行。這是一個漫長而且耗時費力的過程，因此必須由一個非常堅強的領導集團所帶領，而這些領導者必須具有毋庸置疑的正直本質，從而才能擁有足夠的意志力和道德影響力。」<text:span text:style-name="T3"><text:line-break/><text:line-break/></text:span>而李光耀的中國論是，「中國領導人想要給人留下這樣一種印象：中國的崛起是不可避免的，各國需要決定是跟中國交朋友還是與中國為敵。中國還會調整它的承諾以得到它想得到的東西或表達它的不滿。」<text:span text:style-name="T3"><text:line-break/><text:line-break/></text:span>李光耀指出，「中國不會成為一個自由的西方式民主國家，否則就會崩潰。對此，我相當肯定，中國的知識分子也明白這一點。如果你認為中國會出現某種形式的革命以實現西方式民主，那你就錯了。」</text:p>
      <text:p text:style-name="P1"><text:span text:style-name="T1">陳真</text:span><text:s/>  |  2015.03.25 03:03   |   <text:a xlink:type="simple" xlink:href="http://palinfo.habago.org/Entry?Command=Information_PrintForum&amp;iPage=321#FORUM33776"><text:span text:style-name="T2">#</text:span></text:a></text:p>
      <text:p text:style-name="P2">英雄所見略同。<text:span text:style-name="T3"><text:line-break/><text:line-break/></text:span>陳真<text:span text:style-name="T3"><text:line-break/>============<text:line-break/></text:span>李光耀誇習<text:span text:style-name="T3"><text:s/></text:span>具強大感情自制力<text:span text:style-name="T3"><text:line-break/><text:line-break/></text:span>中時電子報<text:span text:style-name="T3"><text:line-break/><text:line-break/></text:span>記者林瑞益╱綜合報導<text:span text:style-name="T3"><text:line-break/><text:line-break/>2015</text:span>年<text:span text:style-name="T3">3</text:span>月<text:span text:style-name="T3">21</text:span>日<text:span text:style-name="T3"><text:line-break/><text:line-break/></text:span>旺報【記者林瑞益╱綜合報導】<text:span text:style-name="T3"><text:line-break/><text:line-break/></text:span>新加坡建國總理李光耀是如何評斷大陸國家主席習近平？海外網指出，李光耀曾以南非前總統曼德拉形容習近平，認為習近平有強大的感情自制力，不會讓個人的不幸與苦難影響其判斷。<text:span text:style-name="T3"><text:line-break/><text:line-break/></text:span>李光耀於<text:span text:style-name="T3">2007</text:span>年<text:span text:style-name="T3">11</text:span>月<text:span text:style-name="T3">16</text:span>日結束訪華行程後，在談到時任中共中央政治局常委習近平的看法時，給予高度評價。文中說，他曾與習近平會面<text:span text:style-name="T3">1</text:span>個小時，發現他是一個有想法的人，生命中經歷了很多考驗和磨難。<text:span text:style-name="T3"><text:line-break/><text:line-break/></text:span>習近平曾有<text:span text:style-name="T3">8</text:span>年的時間下放到農村，在福建<text:span text:style-name="T3">18</text:span>年後才到浙江，然後去上海。他會把習近平歸類在南非前總統曼德拉這一級的人物──有強大的感情自制力，不會讓個人的不幸和苦難影響個人判斷。<text:span text:style-name="T3"><text:line-break/><text:line-break/></text:span>此前，環球網也曾報導李光耀在其著作《李光耀觀天下》中對習近平的看法，李光耀在書中指出，中國的內部挑戰正處於關鍵時刻，突發的外部事件也會有很大影響，但他相信，習近平經過深思熟慮，可以沉著應對，「他有分量，我相信他會獲得黨的支持」。<text:span text:style-name="T3"><text:line-break/><text:line-break/></text:span>李光耀在書中表示，中國的強盛給國際社會帶來許多好處，例如中國企業的投資。但中國的鄰國開始感受到這個「甦醒後的巨人」的外交政策越來越強硬，對美國在亞太的「老大」地位帶來嚴峻的挑戰。<text:span text:style-name="T3"><text:line-break/><text:line-break/>============<text:line-break/></text:span>被稱為「政壇巫師」　李光耀對中國<text:span text:style-name="T3">9</text:span>大預言<text:span text:style-name="T3"><text:line-break/><text:line-break/></text:span>香港《蘋果日報》<text:span text:style-name="T3"><text:line-break/><text:line-break/>2015</text:span>年<text:span text:style-name="T3">03</text:span>月<text:span text:style-name="T3">23</text:span>日<text:span text:style-name="T3"><text:line-break/><text:line-break/></text:span>新加坡前總理李光耀領導新加坡<text:span text:style-name="T3">52</text:span>年，他被稱為「政壇巫師」，讚譽其獨到的政治眼光。英國前首相柴契爾夫人（<text:span text:style-name="T3">Margaret Thatcher</text:span>）曾說：「我觀察這個人幾<text:span text:style-name="T3">10</text:span>年，他的預言從來就沒有錯過」。<text:span text:style-name="T3"><text:line-break/><text:line-break/></text:span>李光耀生前與中國<text:span text:style-name="T3">5</text:span>代領導人均有交往。自<text:span text:style-name="T3">1976</text:span>年首次訪問中國至今的<text:span text:style-name="T3">39</text:span>年間，李光耀共訪中<text:span text:style-name="T3">33</text:span>次，從毛澤東、鄧小平、江澤民、胡錦濤到習近平都有會晤。對於中國的發展，李光耀曾經數次做出「預言」，部份更已被驗證。<text:span text:style-name="T3"><text:line-break/><text:line-break/></text:span>預言<text:span text:style-name="T3">1</text:span>：中國在西太平洋的對抗終將佔上風<text:span text:style-name="T3"><text:line-break/><text:line-break/></text:span>李光耀稱中美兩國爭奪亞太地區主導權的競爭已經開始。中國將把美國趕出<text:span text:style-name="T3">12</text:span>海里的領海至<text:span text:style-name="T3">200</text:span>海里的專屬經濟區。屆時，中國將成為區域大國，必要時也會展現力量。<text:span text:style-name="T3"><text:line-break/><text:line-break/></text:span>預言<text:span text:style-name="T3">2</text:span>：中美並不是美蘇的零和遊戲關係<text:span text:style-name="T3"><text:line-break/><text:line-break/></text:span>很多人認為，美國重返亞洲，是要防堵中國。可是李光耀認為，中國不是蘇聯，因為中國過去苦了這麼多個世紀，志在國家的利益，而不是改變世界。<text:span text:style-name="T3"><text:line-break/><text:line-break/></text:span>預言<text:span text:style-name="T3">3</text:span>：日本正在慢慢「走向平庸」<text:span text:style-name="T3"><text:line-break/><text:line-break/></text:span>李光耀早在<text:span text:style-name="T3">1996</text:span>年就預測中國經濟將超越日本，而中國並沒有讓他等到<text:span text:style-name="T3">2030</text:span>年。日本<text:span text:style-name="T3">2010</text:span>年名義<text:span text:style-name="T3">GDP</text:span>比中國少<text:span text:style-name="T3">4044</text:span>億美元，中國正式成為第二大經濟體。<text:span text:style-name="T3"><text:line-break/><text:line-break/></text:span>預言<text:span text:style-name="T3">4</text:span>：戰後出生日本人若掌權，日本或自行發展軍力<text:span text:style-name="T3"><text:line-break/><text:line-break/></text:span>在日本戰後出生的一代人於<text:span text:style-name="T3">15</text:span>至<text:span text:style-name="T3">20</text:span>年後掌權時，日本中斷與美國盟約而自行發展軍力的可能性不能被排除。時至今日，似乎李光耀的預言正在應驗中。安倍推動集體自衛權是日本脫離和平憲法的第一步，日本右翼政客也希望擺脫美國的束縛。<text:span text:style-name="T3"><text:line-break/><text:line-break/></text:span>預言<text:span text:style-name="T3">5</text:span>：阿穆爾河灣地區將重新住滿中國人<text:span text:style-name="T3"><text:line-break/><text:line-break/></text:span>俄羅斯並沒有有效的讓烏拉爾以東地區的經濟和人口增長，在遠東閑置了大量的土地。李光耀認為俄羅斯如果不在遠東地區採取措施，該地區將成為中國的「原材料附庸」。目前至少有<text:span text:style-name="T3">20</text:span>萬中國人生活在俄羅斯的遠東地區，未來將有更多。<text:span text:style-name="T3"><text:line-break/><text:line-break/></text:span>預言<text:span text:style-name="T3">6</text:span>：印度會成為軍事大國，但經濟不會繁榮<text:span text:style-name="T3"><text:line-break/><text:line-break/>2005</text:span>年，李光耀曾認為印度在未來將超越中國，但是<text:span text:style-name="T3">4</text:span>年後他明確對記者說：「我收回之前對對印度的樂觀判斷。」他批評印度「尚空談，少實幹」。基礎建設落後，語言不統一及種姓制度也都制約了印度的能量。<text:span text:style-name="T3"><text:line-break/><text:line-break/></text:span>預言<text:span text:style-name="T3">7</text:span>：兩岸統一只是時間上的問題<text:span text:style-name="T3"><text:line-break/><text:line-break/></text:span>當被問到台灣有調查顯示，支持獨立比要統一的人更多。李光耀直言這毫無意義，台灣是中國的核心利益，對美國則不是。假如台海出現戰事，即使中國在第一戰打輸，也會返回來打第二輪、第三輪、第四輪，不斷地打，直到勝利。<text:span text:style-name="T3"><text:line-break/><text:line-break/></text:span>預言<text:span text:style-name="T3">8</text:span>：習近平應該屬於曼德拉級別的人物<text:span text:style-name="T3"><text:line-break/><text:line-break/>2007 </text:span>年<text:span text:style-name="T3">11</text:span>月訪華時同習近平的首度會面，給李光耀留下深刻的印象。李曾表示，習近平的大氣讓我印象深刻。他視野廣闊，看待問題深刻透徹，但又絲毫不炫耀才識。<text:span text:style-name="T3"><text:s/></text:span>他給人的感覺很莊重。這是我對他的第一印象。我進一步想到他曾經受的磨難與考驗，<text:span text:style-name="T3">1969</text:span>年到陝西插隊，一步步往上奮鬥，從未有過牢騷或怨言。我想，他應該屬曼德拉級別的人物。」<text:span text:style-name="T3"><text:line-break/><text:line-break/></text:span>預言<text:span text:style-name="T3">9</text:span>：中國未來「很難預測」<text:span text:style-name="T3"><text:line-break/><text:line-break/></text:span>習近平未來將採取什麼政策，李光耀罕見表示「很難預測」。就國內的挑戰而言，中國正處於關鍵時期，習近平將會集中精力處理這些問題。這在很大程度上也取決於會有怎樣的外部突發事件擺在他的面前。一旦發生嚴重的不測，計劃必定要<text:span text:style-name="T3"><text:s/></text:span>受影響。「不過我相信，他能處變不驚、妥善應對。習近平很有影響力，我相信他能領導好中國共產黨，他的軍隊背景又使他在軍中同樣很有威信。」（大陸中心／綜合報導）<text:span text:style-name="T3"><text:line-break/><text:line-break/>==============<text:line-break/></text:span>李光耀推崇大陸領導人<text:span text:style-name="T3"><text:s/></text:span>對民主看法惹議<text:span text:style-name="T3"><text:line-break/><text:line-break/></text:span>中央社<text:span text:style-name="T3"><text:s/>– 2015</text:span>年<text:span text:style-name="T3">3</text:span>月<text:span text:style-name="T3">23</text:span>日<text:span text:style-name="T3"><text:line-break/><text:line-break/></text:span>（中央社記者張淑伶<text:span text:style-name="T3">23</text:span>日電）新加坡前總理李光耀與中國大陸關係密切，是少數見過五代大陸領導人的外國領袖。他看重中國大陸崛起的能力，但對中國不會走上自由民主的看法，讓外界爭議。<text:span text:style-name="T3"><text:line-break/><text:line-break/></text:span>新華網報導，李光耀<text:span text:style-name="T3">1976</text:span>年首次訪問大陸，在<text:span text:style-name="T3">37</text:span>年間訪陸<text:span text:style-name="T3">33</text:span>次，是少數見過毛澤東、鄧小平、江澤民、胡錦濤和習近平等五代大陸領導人的外國領袖。<text:span text:style-name="T3"><text:line-break/><text:line-break/></text:span>李光耀對大陸領導人及大陸發展的評價，反映出他自己尊崇的領導人特質，也似乎能說明，他看重國家經濟繁榮的重要性勝過追求民主價值。<text:span text:style-name="T3"><text:line-break/><text:line-break/></text:span>李光耀曾說，鄧小平是「偉人」，因為「他把一個即將像蘇聯那樣內爆的一窮二白國家，改造成今天這個樣子，即將成為全世界最大的經濟體。」<text:span text:style-name="T3"><text:line-break/><text:line-break/></text:span>至於習近平，他認為，是「曼德拉級」的人物，因為他是「情緒上非常穩定的一個人，不會讓個人的不幸或苦難影響他的判斷。換句話說，很了不起」。<text:span text:style-name="T3"><text:line-break/><text:line-break/></text:span>李光耀還說，習近平「沒有胡錦濤好命。他的父親被下放過，他本人也被下放過。<text:span text:style-name="T3">……</text:span>他的生平經驗一定把他鍛鍊得很堅硬。」<text:span text:style-name="T3"><text:line-break/><text:line-break/></text:span>由美國學者整理李光耀訪談、著作和演講內容的「去問李光耀」一書中，他曾說到對大陸的看法：<text:span text:style-name="T3"><text:line-break/><text:line-break/></text:span>「中國有意成為全世界最大強國。各國政府的對華政策，尤其是中國的鄰國，已經把這一點列入考量。<text:span text:style-name="T3">……</text:span>中國只要不讓進入所得及購買力與日俱增的<text:span text:style-name="T3">13</text:span>億人口的市場，就足以實施經濟制裁了。」<text:span text:style-name="T3"><text:line-break/><text:line-break/></text:span>然而，爭議的是，對天安門事件，他說自己能理解為什麼鄧小平說「如果必須槍斃<text:span text:style-name="T3">20</text:span>萬學生，那就槍斃他們吧。」李光耀認為，不這麼做，大陸會亂上<text:span text:style-name="T3">100</text:span>年。<text:span text:style-name="T3"><text:line-break/><text:line-break/></text:span>他還斬釘截鐵的說過：「中國不會成為自由民主國家；中國若成為民主國家，則會崩潰。關於這一點，我很肯定，中國知識分子也了解。如果你認為中國會出現某種革命以爭取民主，那你就錯了。」<text:span text:style-name="T3"><text:line-break/><text:line-break/></text:span>李光耀對大陸的「理解」及對鄧小平和習近平的欣賞，也換來大陸輿論界對他的好評，習近平<text:span text:style-name="T3">2011</text:span>年與李光耀會晤時稱他為「中國人民的老朋友」，並稱「我們不會忘記您對中新關係所做的重要貢獻」。<text:span text:style-name="T3">1040323<text:line-break/><text:line-break/>================<text:line-break/></text:span>李曾預言<text:span text:style-name="T3"><text:s/></text:span>兩岸統一是時間問題<text:span text:style-name="T3"><text:line-break/></text:span>中時電子報<text:span text:style-name="T3"><text:line-break/></text:span>特派員盧素梅╱北京報導<text:span text:style-name="T3"><text:line-break/><text:line-break/>2015</text:span>年<text:span text:style-name="T3">3</text:span>月<text:span text:style-name="T3">24</text:span>日<text:span text:style-name="T3"><text:line-break/><text:line-break/>1923</text:span><text:span text:style-name="T4">∼</text:span><text:span text:style-name="T3">2015</text:span>新加坡前總理李光耀自<text:span text:style-name="T3">1976</text:span>年首次訪問大陸至今，共訪問大陸<text:span text:style-name="T3">33</text:span>次，並與大陸<text:span text:style-name="T3">5</text:span>代領導人均有交往。他曾當面詰問鄧小平，希望大陸停止革命的輸出，還稱讚習近平沉穩內歛。他還曾預言，大陸不會成為西方式民主國家，否則就會崩潰；另外在《李光耀觀天下》一書中，曾提到「兩岸統一只是時間上的問題」等。<text:span text:style-name="T3"><text:line-break/><text:line-break/></text:span>李光耀<text:span text:style-name="T3">23</text:span>日逝世，大陸媒體都有大幅報導，聚焦李光耀與中共<text:span text:style-name="T3">5</text:span>代領導人交往過程、預言大陸崛起、中美關係及不贊成兩黨政治等言論。<text:span text:style-name="T3"><text:line-break/><text:line-break/></text:span>建議鄧停止革命輸出<text:span text:style-name="T3"><text:line-break/><text:line-break/></text:span>李光耀是直到<text:span text:style-name="T3">1970</text:span>年代末，才開始和大陸交往；中星兩國是在<text:span text:style-name="T3">1990</text:span>年建交，新加坡也是東協中和大陸建交最晚的國家。但李光耀與大陸歷代領導人有過接觸。隨著大陸的經濟崛起，西方國家把李光耀看作「認識大陸的領路人」。<text:span text:style-name="T3"><text:line-break/><text:line-break/>1976</text:span>年<text:span text:style-name="T3">5</text:span>月，李光耀首度訪問大陸，受到毛澤東的接見，此後他多次訪問大陸。<text:span text:style-name="T3">1978</text:span>年<text:span text:style-name="T3">10</text:span>月鄧小平到新加坡訪問並與李光耀見面，鄧小平很驚訝於新加坡的成就，並承認對方實行的對外開放、引進外資的方針是對的，此時李光耀就表示，大陸必須停止革命輸出。鄧小平停頓片刻後突然問：「你要我怎麼做？」這倒讓李光耀吃了一驚，他就大膽地說：「停止馬共和印尼共在華南的電台廣播，停止對游擊隊的支持。」<text:span text:style-name="T3"><text:line-break/><text:line-break/></text:span>李光耀後來回憶：「我從未見過一位共產黨領袖，在現實面前會願意放棄一己之見，甚至問我要他怎麼做。儘管鄧小平當時已經<text:span text:style-name="T3">74</text:span>歲，但當他面對不愉快的現實時，他還是隨時準備改變自己的想法。」<text:span text:style-name="T3"><text:line-break/><text:line-break/></text:span>陸學者讚具戰略眼光<text:span text:style-name="T3"><text:line-break/><text:line-break/>2007</text:span>年習近平升任中央政治局常委後，接見的第一個外賓也恰是李光耀。李光耀對習近平表示讚賞：「他（習近平）讓我感覺他很大氣，是一位思想有寬度的人。」<text:span text:style-name="T3"><text:line-break/><text:line-break/></text:span>另外，在北京學者的眼中，李光耀精明務實，融匯東西方文化，帶領新加坡創造經濟奇蹟，又深具戰略眼光，靈活平衡，推動建立相當穩定的中星關係。</text:p>
      <text:p text:style-name="P1"><text:span text:style-name="T1">陳真</text:span><text:s/>  |  2015.03.24 22:54   |   <text:a xlink:type="simple" xlink:href="http://palinfo.habago.org/Entry?Command=Information_PrintForum&amp;iPage=321#FORUM33775"><text:span text:style-name="T2">#</text:span></text:a></text:p>
      <text:p text:style-name="P3">海外權威人士熱議　亞投行是多邊共贏之舉<text:span text:style-name="T3"><text:line-break/><text:line-break/>NOWnews.com </text:span>今日新聞網<text:span text:style-name="T3"><text:line-break/>2015</text:span>年<text:span text:style-name="T3"><text:s/>03</text:span>月<text:span text:style-name="T3"><text:s/>23</text:span>日<text:span text:style-name="T3"><text:line-break/><text:line-break/></text:span>大陸新聞中心／綜合報導<text:span text:style-name="T3"><text:line-break/><text:line-break/></text:span>在<text:span text:style-name="T3">22</text:span>日開幕的中國發展高層論壇<text:span text:style-name="T3">2015</text:span>年年會上，由大陸發起籌建的亞洲基礎設施投資銀行<text:span text:style-name="T3">(</text:span>亞投行<text:span text:style-name="T3">)</text:span>引起與會的國際機構負責人、海外權威專家熱議，凸顯國際上對這一多邊共贏之舉的信任不斷增強。<text:span text:style-name="T3"><text:line-break/><text:line-break/></text:span>根據新華網報導，<text:span text:style-name="T3">3</text:span>月<text:span text:style-name="T3">12</text:span>日以來<text:span text:style-name="T3">,</text:span>英國、德國、法國、義大利、盧森堡、瑞士等國陸續向中方正式提出加入亞投行的申請。大陸財政部確認，截至目前亞投行意向創始成員國數量已達<text:span text:style-name="T3">27</text:span>個，新近申請的<text:span text:style-name="T3">6</text:span>個歐洲國家如獲同意，意向創始成員國數量將增至<text:span text:style-name="T3">33</text:span>個。<text:span text:style-name="T3"><text:line-break/><text:line-break/></text:span>亞投行受到越來越多國家追捧，與現行多邊國際機構有何關係？是否意味著要『另起爐灶』？出席論壇的大陸財政部部長樓繼偉再次重申，大陸和現有多邊國際機構是合作、互補的關係，絕非競爭的關係。<text:span text:style-name="T3"><text:line-break/><text:line-break/></text:span>這一觀點得到與會三大國際機構負責人<text:span text:style-name="T3">——</text:span>國際貨幣基金組織<text:span text:style-name="T3">(IMF)</text:span>總裁拉加德、世界銀行常務副行長英卓華、亞洲開發銀行行長中尾武彥的一致贊同，認為現有全球性與區域性國際機構與亞投行之間合作的空間巨大。<text:span text:style-name="T3"><text:line-break/><text:line-break/></text:span>拉加德對大陸發起籌建亞投行表示歡迎。『我們認為大陸有充分的理由來成立這樣一家多邊金融機構，我真的非常希望<text:span text:style-name="T3">IMF</text:span>也可以為基礎設施提供融資，但這不是<text:span text:style-name="T3">IMF</text:span>的使命所在，所以<text:span text:style-name="T3">IMF</text:span>非常願意和亞投行進行合作。』她說，全球有很多地區尤其亞洲地區需要建設大量基礎設施，<text:span text:style-name="T3">IMF</text:span>與亞投行合作的空間更大，競爭應該比較少。<text:span text:style-name="T3"><text:line-break/><text:line-break/></text:span>英卓華也對亞投行的籌建成立表示歡迎。『任何一項為彌補全球基礎設施建設資金缺口而努力的新倡議都會受到歡迎。』英卓華說，全球基礎設施建設市場巨大，足以容得下這幾個機構。<text:span text:style-name="T3"><text:line-break/><text:line-break/></text:span>她表示，世界銀行會敞開大門與亞投行合作，目前雙方已經在新機構的標準、框架制定等方面展開合作。她希望透過合作能為亞投行引入與其他國際機構原則一致的項目標準，確保以一種更可持續的方式推進基礎設施建設。<text:span text:style-name="T3"><text:line-break/><text:line-break/></text:span>中尾武彥在與樓繼偉同台演講時也表示，亞洲開發銀行『完全理解大陸緣何要發起成立亞投行，因為亞洲地區非常需要大量的基礎設施投資。』<text:span text:style-name="T3"><text:line-break/><text:line-break/></text:span>中尾武彥認為，亞投行成立後，只要遵照最佳實踐，確保能採取保護措施減少對環境的影響，『是可以很好地滿足亞洲地區基礎設施投資需求的。』他同時指出，未來兩家銀行可以透過合作為亞洲發展做出更多貢獻，同時亞洲開發銀行也在推進改革，希望進一步提高融資能力。<text:span text:style-name="T3"><text:line-break/><text:line-break/></text:span>對於三大國際機構一致關注的亞投行保障政策標準等問題，樓繼偉在論壇上表示，亞投行會參考借鑑現有多邊機構好的經驗做法，但也會摒棄官僚主義和特別煩瑣的做法。『亞投行是一個發展中國家為主導的多邊開發機構，未來會更多考慮發展中國家的訴求。』他說。<text:span text:style-name="T3"><text:line-break/><text:line-break/></text:span>除了國際機構，與會一些海外專家學者也認為，歐洲國家紛紛加入亞投行，是出於對亞投行重要價值的認可而作出的理性投資，也折射出他們對大陸倡議的多邊共贏之舉的信任。<text:span text:style-name="T3"><text:line-break/></text:span>諾貝爾經濟學獎獲得者、美國哥倫比亞大學教授約瑟夫<text:span text:style-name="T3">·</text:span>斯蒂格利茨認為，大陸倡導成立亞投行和金磚銀行，順應了合作共贏的國際潮流，『英國、法國、義大利、德國等加入亞投行，我認為是件好事』。<text:span text:style-name="T3"><text:line-break/><text:line-break/></text:span>英國倫敦政治經濟學院教授尼古拉斯<text:span text:style-name="T3">·</text:span>斯特恩認為，大陸倡議的亞投行、金磚國家開發銀行、絲路基金等機制非常好，將在全球合作融資方面發揮重要作用。<text:span text:style-name="T3"><text:line-break/><text:line-break/></text:span>美國哥倫比亞大學教授傑弗里<text:span text:style-name="T3">·</text:span>薩克斯也在論壇上說，近期一些歐洲國家願意加入亞投行，令人激動。在他看來，籌建亞投行無疑是一個正確的決定。亞洲需要這樣的基礎設施融資機構，有助於實現良好的籌資和可持續發展。期待更多國家參加這一機制，也希望美國在未來能夠加入。<text:span text:style-name="T3"><text:line-break/><text:line-break/>==============<text:line-break/></text:span>尷尬大轉彎<text:span text:style-name="T3"><text:s/></text:span>白宮盼攜手亞投行<text:span text:style-name="T3"><text:line-break/><text:line-break/>2015-03-24<text:line-break/><text:line-break/></text:span>聯合報<text:span text:style-name="T3"><text:s/></text:span>記者賴錦宏／綜合報導<text:span text:style-name="T3"> <text:line-break/><text:line-break/></text:span>圖／聯合報提供<text:span text:style-name="T3"><text:line-break/></text:span>分享華爾街日報報導，在盟友紛紛倒戈加入中國主導的亞洲基礎設施投資銀行（亞投行）之際，美國歐巴馬政府一反過去反對姿態，提議亞投行與華盛頓支持的世界銀行等國際機構合作。<text:span text:style-name="T3"><text:line-break/><text:line-break/></text:span>文匯網報導，美國突然改變態度提出合作，原因在於美國不希望亞投行成為北京外交政策的工具。<text:span text:style-name="T3"><text:line-break/><text:line-break/></text:span>報導說，隨著關鍵盟友英國、德國和法國列隊申請成為亞投行的創始成員國，亞投行可能增強新的聯盟關係，弱化現有國際機構的地位成為歐巴馬政府的心頭大患。<text:span text:style-name="T3"><text:line-break/><text:line-break/></text:span>歐巴馬政府希望現有開發銀行與亞投行為項目共同籌資。這種間接支持可能幫助美國實現一大長期目標：確保亞投行高標準運作，避免不健康的債務累計、環保風險等。美國的支持還能為美國公司競標項目鋪平道路。<text:span text:style-name="T3"><text:line-break/><text:line-break/></text:span>美國財政部負責國際事務的副部長<text:span text:style-name="T3">Nathan Sheets</text:span>表示，「美國歡迎亞投行來增強國際金融結構，和現有的世銀、亞投行共同籌資將確保基金高質量、高標準運營。」<text:span text:style-name="T3"><text:line-break/><text:line-break/></text:span>他說，通過共同籌資，亞投行將成為現有國際機構的補充，而非競爭對手。如果亞投行能採用相同的治理和運營標準，該行將提升國際金融系統，幫助填補重大基礎設施投資空缺。亞投行是否將與現有多邊發展銀行合作還不清楚，因為該行仍在組建階段，但共同籌資肯定不會遭到來自美國盟友的反對。<text:span text:style-name="T3"><text:line-break/><text:line-break/></text:span>中共駐美大使館發言人稱，亞投行將與世界銀行、亞洲開發銀行等現有多邊發展銀行展開有效合作，為亞洲基礎設施建設提供投資和貸款。<text:span text:style-name="T3"><text:line-break/><text:line-break/></text:span>世界銀行行長金墉則通過發言人表示，世銀已經與亞投行就緊密合作進行「深入討論」。<text:span text:style-name="T3"><text:line-break/><text:line-break/></text:span>報導說，上周在幾個關鍵歐洲盟友不理華盛頓的勸告，執意加入亞投行並申請成員國身分後，美國經歷了一次外交上的大尷尬。通過共同籌資項目，美國可以擺脫外交爛攤子，與跨大西洋的盟友在這個問題上重新聯合，並打消外界有關美國完全反對亞投行以遏制中共的看法。<text:span text:style-name="T3"><text:line-break/><text:line-break/></text:span>報導說中共一直試圖增加在世銀、亞洲開發銀行、以及國際貨幣基金組織的影響力。但現在作為亞投行的創始成員國和最大的股東，中共將在挑選投資項目時擁有最大的話語權。</text:p>
      <text:p text:style-name="P1"><text:span text:style-name="T1">陳真</text:span><text:s/>  |  2015.03.22 23:28   |   <text:a xlink:type="simple" xlink:href="http://palinfo.habago.org/Entry?Command=Information_PrintForum&amp;iPage=321#FORUM33774"><text:span text:style-name="T2">#</text:span></text:a></text:p>
      <text:p text:style-name="P2">前台大雲林分院的院長<text:span text:style-name="T3"><text:s/>(</text:span>後來回總院當副院長<text:span text:style-name="T3">)</text:span>，就是現在的台北市衛生局長黃世傑醫師。與之共事那幾年，我經常在全院的通訊組群上唱他的反調。比方說有一次，他發信給全院員工說，門診量創新高，值得慶賀。我公開回應說，門診病患人數創新高有什麼值得慶賀？我諷刺說，如果再多來一些天災人禍，或是各種公衛狀況污染得再更嚴重一些，保證門診量一定會再創新高。<text:span text:style-name="T3"><text:line-break/><text:line-break/></text:span>那幾年，常有院內同事及院外的醫界師長們跑來跟我關切說，他是院長耶，你怎麼可以對他公開這樣講話？你這樣不是很危險嗎？台大會不對對你做什麼處分？經常有人會問我諸如這樣一些問題。我都會跟他們說，我不公開批評，難道是要我背後私下罵人嗎？而且，他是院長沒錯，但我跟他一樣，吃的都是公家糧，領的是納稅人的錢，我並不是跟院長領薪水。而且，台大醫院不是最喜歡強調其核心價值就是<text:span text:style-name="T3"><text:s/>"</text:span>正直誠信<text:span text:style-name="T3">" </text:span>四個字嗎？我的言行不也只是基於這樣一種價值？應該表揚我發揚台大醫院的精神才對，而不是企圖要我閉嘴，要我乖順服從。我又不是小學生，我更不是在當兵吧？難道院長講的話視同軍令如山不得有異議？<text:span text:style-name="T3"><text:line-break/><text:line-break/></text:span>記得剛返國上班時，院內主管對我的一些指陳與批評似乎都很不爽<text:span text:style-name="T3"><text:s/>(</text:span>比方說我曾批評所謂院內消毒工作之虛應故事，院內廁所內竟然連個洗手乳都沒有，牆上卻貼滿鼓勵洗手的標語<text:span text:style-name="T3">)</text:span>，但後來大多數主管卻跟我成為好朋友，因為他們大概也聽我批評聽習慣了，知道我沒惡意，純粹就事論事。黃世傑院長更是從來不曾因為我的<text:span text:style-name="T3"><text:s/>"</text:span>忤逆犯上<text:span text:style-name="T3">" (</text:span>套用柯大帥的思維<text:span text:style-name="T3">) </text:span>而對我有任何不好的對待，反而對我還挺友善。在台大那幾年，其實也是我一生過得最愉快的一段行醫生涯，因為各科同事們都很友善。<text:span text:style-name="T3"><text:line-break/><text:line-break/></text:span>台灣社會，每天如雷貫耳全是柯大帥的新聞，想要耳根清淨都很難。蠢話講個不停，而且動不動就震怒暴怒、狂幹狂罵，錯的罵，對的也罵，趾高氣昂，亂罵一堆，不把他人當人子看。他似乎以為自己不是在當市長，而是在幹軍閥，據地為王，把同事當奴才家臣看。他難道不知道，他跟他的同事們全領的是納稅人的錢，而不是大夥跟柯大帥領薪水。所謂政府，就是一群僕人，事有分工，各有權責，而非唯我獨尊，一人號令天下。但此人卻滿腦子<text:span text:style-name="T3"><text:s/>"</text:span>我是王<text:span text:style-name="T3">"</text:span>、<text:span text:style-name="T3">"</text:span>惹恁爸不爽就把你幹掉、就要你死<text:span text:style-name="T3">"</text:span>之類的封建思維。其實，就算私人企業也不該允許這種大帥式的囂張言行與作為。<text:span text:style-name="T3"><text:line-break/><text:line-break/></text:span>一個人如果真的很聰明，聰明到比方說像愛因斯坦那樣，也許真的很難忍受愚蠢之事也說不定，那麼，偶而罵兩句倒也無可厚非。但柯先生卻剛好相反，理歪氣壯，毫無病識感；比誰都笨，卻比誰都囂張；對自己一無所知的事，往往也能把無知當勇氣，把愚蠢當熱情，大發厥詞。<text:span text:style-name="T3"><text:line-break/><text:line-break/></text:span>有情緒是好事。沒有情緒，哪來熱情？重點是，膽子如果比腦子大，情緒內分泌如果總是跑得比大腦神經傳導還要快，那就是一種災難。最近柯大帥演的這一齣什麼<text:span text:style-name="T3"><text:s/>"</text:span>我不是秦二世<text:span text:style-name="T3">" </text:span>便是一例；像個黑社會似的，瞬間暴怒拍桌，當場七幹六譙，<text:span text:style-name="T3"><text:s/>"</text:span>拔掉<text:span text:style-name="T3">" </text:span>警分局長，但警分局長有錯嗎？究竟是不是漂流木都還不清楚，柯大帥的情緒內分泌指數卻能馬上狂飆破表，狂罵一通。<text:span text:style-name="T3"><text:line-break/><text:line-break/></text:span>這不叫嫉惡如仇。在你<text:span text:style-name="T3"><text:s/>"</text:span>嫉<text:span text:style-name="T3">" </text:span>之前，總得該有點起碼的大腦先確定一下它確實是<text:span text:style-name="T3"><text:s/>"</text:span>惡<text:span text:style-name="T3">"</text:span>，再來<text:span text:style-name="T3"><text:s/>"</text:span>嫉<text:span text:style-name="T3">" </text:span>也不遲。亂嫉一通，只是驕縱反智的特徵。<text:span text:style-name="T3"><text:line-break/><text:line-break/></text:span>而且，所謂<text:span text:style-name="T3"><text:s/>"</text:span>打鐵總得自身要有幾分硬<text:span text:style-name="T3">"</text:span>。你可以根據某種原則，強硬行事，要求他人，但你總得自己先做到這些原則吧？但柯先生卻完全不是這樣。他極度嚴以待人，特別是嚴苛對待他所蔑視的<text:span text:style-name="T3"><text:s/>"</text:span>屬下<text:span text:style-name="T3">" </text:span>或社會地位比他低的所謂<text:span text:style-name="T3"><text:s/>"</text:span>一般人<text:span text:style-name="T3">"</text:span>，但卻十分寬以待己，對自己非常寬容。別人犯錯一次，<text:span text:style-name="T3">"</text:span>我就要你死<text:span text:style-name="T3">"</text:span>，但自己犯下同樣的錯誤無數次，卻依然笑呵呵，對自己依舊很滿意。若以其行事標準來仲裁，像柯大帥這樣一種驕縱反智、膽子比腦子大、嘴巴比思考快上一百倍的員工，老早不知道應該開除幾百次了。<text:span text:style-name="T3"><text:line-break/><text:line-break/></text:span>更糟糕的並不止於柯先生對待人我的雙重標準，更在於他總是根據個人好惡設定行事<text:span text:style-name="T3"><text:s/>"</text:span>標準<text:span text:style-name="T3">"</text:span>，而不是根據普遍皆能成立的情理法乃至普世原則。比方說，他討厭愛國同心會，就鎖定他們為目標，揚言該團體若再出現粗暴言行則開除警察首長。若依這樣的標準，那他第一個就應該先譴責那些侵佔與破壞公署、完全目無法紀、粗暴言行不斷的所謂學運以及無數的<text:span text:style-name="T3"><text:s/>"</text:span>抗爭<text:span text:style-name="T3">"</text:span>。後者之所以能獲得<text:span text:style-name="T3"><text:s/>"</text:span>另眼相看<text:span text:style-name="T3">"</text:span>，無非就是因為政治正確。但法律之為物，只應看其行為本身，而不是先看它的訴求是否政治正確再來決定是否違法。<text:span text:style-name="T3"><text:line-break/><text:line-break/></text:span>再舉個例，柯的廉政口號也一樣十分可議。比方說，他在台大醫院之私設帳戶，跟廠商之間的關係就是不折不扣的利益輸送，並且藉此私設帳戶便宜行事，連<text:span text:style-name="T3"><text:s/>"</text:span>洗錢<text:span text:style-name="T3">" </text:span>這種字眼都能公然寫成白紙黑字，由此可見其行事作風一點都不循規蹈矩，既不合法，更不道德。醫生和廠商之間的分寸<text:span text:style-name="T3"><text:s/>(</text:span>就如同執政者和廠商之間應有的分寸一樣<text:span text:style-name="T3">)</text:span>，在他眼裏，似乎不值得一顧。<text:span text:style-name="T3"><text:line-break/><text:line-break/></text:span>他老是說要<text:span text:style-name="T3">SOP (</text:span>雖然這是很智障的做事原則<text:span text:style-name="T3">)</text:span>，但醫生和廠商之間可以有這種私設帳戶的<text:span text:style-name="T3">SOP</text:span>嗎？柯先生的所謂<text:span text:style-name="T3">SOP</text:span>，其實就是：我自己喜歡怎麼做都可以，我不需要接受制約，因為我是全天下最聰明的人；但我叫你怎麼做，你就必須照我說的做，否則就是存心要惹我生氣，我就會要你死。<text:span text:style-name="T3"><text:line-break/><text:line-break/></text:span>另外，他總是喜歡擺出一副正直誠信、信守諾言的模樣。但他真的是這樣嗎？當然不是。比方說，選前信誓旦旦說輔選團隊絕不會任用，但選後卻一一論功行賞，雞犬昇天，全賞了官做，有些還是肥缺，例如悠遊卡公司董事長。再比方說，選舉時，他明知是自己人惡搞、炒作所謂竊聽事件，但他卻硬是故意要誣賴連勝文；比方說，他明明早就查出洩露選戰會議公文的內賊，但卻照樣誣賴連勝文竊聽，大肆抹黑炒作。對於此種卑劣作為，不但有沒有一句道歉，更無絲毫羞恥之心。勝選之後，他呼籲大家要<text:span text:style-name="T3"><text:s/>"</text:span>向前看<text:span text:style-name="T3">"</text:span>，過去的事就不用再提了。<text:span text:style-name="T3"><text:line-break/><text:line-break/></text:span>一個人可以輸可以贏，但要磊落，不能卑鄙，不能把奧步當成正常手段。這就是自稱酷吏的柯文哲先生的處事方式。我看不出裏頭有任何令人景仰的良善用心及道德一致性；我只看到卑鄙。<text:span text:style-name="T3"><text:line-break/><text:line-break/></text:span>當然，有什麼樣的支持者，就會有什麼樣的公眾人物；眾人的品味，決定了政治人物的普遍水平。今天假若是國民黨人犯下這樣一堆荒唐錯誤與卑鄙行為，你能想像他將會受到什麼樣的撻伐攻擊。<text:span text:style-name="T3"><text:line-break/><text:line-break/></text:span>柯之支持者其實應該認清一件事：你若真的支持某個政治人物或運動，那就應該更加嚴格看待其作為之良善與否才對，而不是反而百般包庇縱容，甚至把僕人當主子看，任其作威作福，囂張跋扈。<text:span text:style-name="T3"><text:line-break/><text:line-break/></text:span>柯自稱酷吏，但他實在配不上<text:span text:style-name="T3"><text:s/>"</text:span>酷吏<text:span text:style-name="T3">" </text:span>這兩個字；他只是唯我獨尊，為所欲為，蔑視公眾原則，蔑視所有凡是他認為智商和社會地位<text:span text:style-name="T3"><text:s/>"</text:span>不如他<text:span text:style-name="T3">" </text:span>的人。我倒是認識一位酷吏。大家都說他很苛，但就我的了解，他其實對人對事一點也不苛，他只是行事正直，思慮嚴謹，力求完美。我已二十幾年不再投票給民進黨，這二十幾年之中，只有一次例外；我不但投票給這位<text:span text:style-name="T3"><text:s/>"</text:span>酷吏<text:span text:style-name="T3">"</text:span>，而且還幫他寫文宣選省長，每天下班就跑去幫他發傳單。這個人叫陳定南。陳定南所訂下的行事標準不是他自己發明的，而只是一些基本原則。但他自己比誰做得更徹底。比方說他嚴禁特權，甚至連他自己家人遇到連假要買火車票，都得跟我們一樣凌晨跑去排隊搶票。<text:span text:style-name="T3"><text:line-break/><text:line-break/></text:span>陳定南與柯文哲，恰恰是政壇上兩個乍看相似其實迥然有異的例子。一個言行粗暴反智、惡形惡狀，唯我獨尊，像個土軍閥；一個良善正直，思慮周密嚴謹，自律甚嚴。<text:span text:style-name="T3"><text:line-break/><text:line-break/></text:span>記得有一年，大約是<text:span text:style-name="T3">1992-3</text:span>年左右吧，台大醫學院前院長李鎮源發起<text:span text:style-name="T3"><text:s/>"</text:span>廢除刑法一百條<text:span text:style-name="T3">" </text:span>的活動，藉著抵制與干擾國慶閱兵的行動，在台大醫院門口發起靜坐抗爭，被警察團團圍住。大夥席地而坐，手勾著手，等待被驅離。陳定南當時就坐在我旁邊。夜裏，警察沒啥動靜。風雨前的寧靜。一時沒事，我就和陳定南聊起天來。我問他，<text:span text:style-name="T3">"</text:span>聽說你鞋子穿到破洞見底了還在穿，是真的嗎？<text:span text:style-name="T3">" </text:span>他一聽哈哈大笑說沒有啦。我之所以有此一問是因為，有一次群眾在街上圍堵陳定南，抗議他某個政策。混亂之中，陳定南連皮鞋都掉了。群眾之中有人撿起皮鞋，發現它已經磨損到穿洞見底了。有人說，<text:span text:style-name="T3">"</text:span>哇，陳縣長還真節省，鞋子穿成這樣還在穿<text:span text:style-name="T3">"</text:span>，清廉應該不是喊假的。<text:span text:style-name="T3"><text:line-break/><text:line-break/></text:span>這是二十幾年前的事了，是否真有此事，我也沒法證實。很多人與事是這樣，在當下你是看不清楚的，隨著時光流逝，渣滓沉澱，人事物的真實樣貌輪廓方才逐漸清晰；於是我們這才恍然大悟，原來有個值得尊敬的人物，其實曾經就在我們身邊，在我們眼前，但我們卻不一定能及時看到他的存在。<text:span text:style-name="T3"><text:line-break/><text:line-break/></text:span>另一方面，倒也有這樣一些人，身上掛個進步招牌，喊些民主人權的口號，行事猥瑣，用心卑劣，鎂光燈下卻光鮮亮麗，威風八面，好大的官威學威醫威等等，但隨著時間一點一滴地剝落，我們也越發能清楚看見其猥瑣與微不足道。我絕不是說柯先生就是屬於這一類的人；老實說，比起政壇上、運動上或市面上諸多敗類，他算是個清流之士了。我對他做為一個政治人物，雖有所評，但既不蓋棺，也不論定；人事物最終如何成就，其實仍操乎一己長期之所為。<text:span text:style-name="T3"><text:line-break/><text:line-break/></text:span>時間往往帶來一種今夕何夕的滄桑與無奈，但我們終究不仰賴時間。不謀生前，不求死後。我只是想說：不拘任何人，包括你我都一樣，不管你在社會上處於何種社經地位，其實都無礙於你究竟成為哪一類人。高達說，<text:span text:style-name="T3">"</text:span>殺人者去殺，愛人者去愛<text:span text:style-name="T3">"</text:span>，求仁者得仁，事物本應如此；時間不一定能沉澱噪音喧嘩，還原真實，善惡美醜本身便是最好的回報，它不需等待，因為它終究與時間無關。善惡美醜並不是因為<text:span text:style-name="T3"><text:s/>"</text:span>被看見<text:span text:style-name="T3">" </text:span>而存在。題外話。<text:span text:style-name="T3"><text:line-break/><text:line-break/></text:span>陳真<text:span text:style-name="T3"><text:line-break/><text:line-break/>==================<text:line-break/></text:span>柯<text:span text:style-name="T3">P</text:span>怒撤分局長<text:span text:style-name="T3"><text:s/></text:span>前警大教授嗆：市長不是皇帝<text:span text:style-name="T3"><text:line-break/><text:line-break/></text:span>中央社<text:span text:style-name="T3"><text:s/>2015</text:span>年<text:span text:style-name="T3">3</text:span>月<text:span text:style-name="T3">20</text:span>日<text:span text:style-name="T3"><text:line-break/><text:line-break/><text:line-break/></text:span>台北市長柯文哲不滿內湖分局處理山老鼠案，今天裁示要撤換內湖分局長，前警察大學教授葉毓蘭在臉書貼文，認為警方遭到污衊，直言「市長不是皇帝」，「就算部屬們回答的不是你期待的答案，也不可以汙衊他們說謊。」<text:span text:style-name="T3"><text:line-break/><text:line-break/></text:span>葉毓蘭臉書貼文如下：<text:span text:style-name="T3"><text:line-break/><text:line-break/></text:span>才從新聞上看到柯文哲對媒體說要以丟出更多議題轉移媒體對他失言的報導，沒想到就看到柯文哲在今天的治安會報上震怒，要換掉內湖分局長的新聞，這個議題果然是個可以讓媒體疲於奔命的好誘餌。<text:span text:style-name="T3"><text:line-break/><text:line-break/></text:span>警政署已經針對此事表示<text:span text:style-name="T3">: </text:span>「此案由台北市警察局先行內部考核，再送交警政署開會決定。」在台灣民眾普遍罹患集體失憶症的今天，容我來說清楚，講明白疑似山老鼠事件發生在植樹節當天。<text:span text:style-name="T3"><text:line-break/><text:line-break/>1. </text:span>直轄市的警察分局長、警察局長人事權屬於中央，不是市長的權責。<text:span text:style-name="T3"><text:line-break/><text:line-break/>2. </text:span>內湖大湖街的保護區沒有任何檜木林。所以即使高嘉瑜率領市府官員與內湖分局官警到現場，查到珍貴檜木，都不是當地盜採的，當然不是現行犯。<text:span text:style-name="T3"><text:line-break/><text:line-break/>3. </text:span>內湖分局在保護區現場，將全部狀況請示當天值班的士林地檢署檢察官江耀民，江也認為全案並無不法，指示不用查扣現場證物和相關人等，等於裝載木材的工人能離開現場，是經由地檢署「認證」，怎麼是縱放人犯<text:span text:style-name="T3">?<text:line-break/><text:line-break/>4. </text:span>本案因為高嘉瑜議員窮追不捨，不斷施壓，最後以「該批林木適用法規認知不熟悉，處理過程確有不周」處分副分局長陳炯志申誡<text:span text:style-name="T3">1</text:span>次、偵查隊長楊坤明申誡<text:span text:style-name="T3">2</text:span>次、大湖所長張君業申誡<text:span text:style-name="T3">1</text:span>次；另分局長張夢麟對於所屬員警之工作疏失督導、監督不周，自請處分申誡<text:span text:style-name="T3">2</text:span>次，這樣叫做太輕<text:span text:style-name="T3">?(</text:span>附註<text:span text:style-name="T3">: </text:span>這次事件處分名單，全部是幹部，張夢麟過去是一個愛護學生的好老師，現在也是愛護部屬的長官<text:span text:style-name="T3">)<text:line-break/><text:line-break/>5. </text:span>漂流木案，當<text:span text:style-name="T3">(12)</text:span>日內湖分局大湖派出所有請林務局人員來做專業判斷，認定為民眾合法撿拾之漂流木，並有工作紀錄簽名可查，查明遂放行<text:span text:style-name="T3">!!<text:line-break/><text:line-break/>6.</text:span>本案關鍵<text:span text:style-name="T3">:</text:span>木材來源之合法性，民眾能提出合法撿拾之依據公文<text:span text:style-name="T3">(</text:span>台東縣政府公告，第八河川局核准函<text:span text:style-name="T3">),</text:span>以證明漂流木係合法撿拾，案發迄今又查無證據佐證木材之違法性，怎可現行犯逮捕<text:span text:style-name="T3">!!<text:line-break/><text:line-break/>5.</text:span>民代做秀，但是不可以踐踏公權力，更不可以把公務員當成做秀的道具。高嘉瑜記者會說<text:span text:style-name="T3">"</text:span>一級木<text:span text:style-name="T3">"</text:span>民眾是不能撿拾，但依行政院農委會<text:span text:style-name="T3">100</text:span>年<text:span text:style-name="T3">6</text:span>月<text:span text:style-name="T3">27</text:span>日修正『處理天然災害漂流木應注意事項』第三點<text:span text:style-name="T3">(</text:span>七<text:span text:style-name="T3">)</text:span>，已開放無註記，烙印之一級木供當地民眾自由撿拾<text:span text:style-name="T3">(</text:span>所謂自由撿拾，即毋須登記就可自行帶走<text:span text:style-name="T3">),</text:span>議員自己搞不清楚上記修正規定，就大放厥詞，污蔑警察。<text:span text:style-name="T3"><text:line-break/><text:line-break/>6.</text:span>市長不是皇帝。就算部屬們回答的不是你期待的答案，也不可以汙衊他們說謊。柯市長因高議員提供給他的相片，誤判案件，再來個震怒撤換分局長的戲碼，是明智之舉嗎<text:span text:style-name="T3">?<text:line-break/><text:line-break/>===============<text:line-break/></text:span>檜木當漂流木<text:span text:style-name="T3"><text:s/></text:span>柯文哲：我不是秦二世<text:span text:style-name="T3"><text:line-break/><text:line-break/></text:span>中央社<text:span text:style-name="T3"><text:s/>– 2015</text:span>年<text:span text:style-name="T3">3</text:span>月<text:span text:style-name="T3">20</text:span>日<text:span text:style-name="T3"><text:line-break/><text:line-break/></text:span>（中央社台北<text:span text:style-name="T3">20</text:span>日電）<text:span text:style-name="T3"><text:line-break/><text:line-break/></text:span>台北市內湖區山老鼠案，媒體報導，內湖分局長張夢麟指一張樹木橫切面的照片說「那是不是漂流木？」，台北市長柯文哲震怒要「把他拔掉」。柯文哲下午說，「我不是秦二世，<text:span text:style-name="T3">OK</text:span>」。<text:span text:style-name="T3"><text:line-break/><text:line-break/></text:span>報導指出，柯文哲在治安會報上拿著一張拍攝樹木橫切面照片，質問張夢麟「那是不是漂流木？」，張夢麟回答「林務局說那是漂流木」。柯文哲聞言大怒，當場指著台北市警察局長邱豐光，連喊兩次「邱豐光」、「把他拔掉！」。<text:span text:style-name="T3"><text:line-break/><text:line-break/></text:span>關於區公所懲處名單部分，柯文哲表示，台北市民政局已擬一份懲處名單，但他不滿意，要求退回再寫。首先，區公所有關此事者皆一條鞭拔除主管職務，區公所區長撤換掉。<text:span text:style-name="T3"><text:line-break/><text:line-break/></text:span>柯文哲說，自己是外科醫生，所以只看結果好或不好，所以每個局處長要去處理，他對內湖區公所一事只有四個評語「無法無天」，太離譜了，怎麼會發生這件事情。<text:span text:style-name="T3"><text:line-break/><text:line-break/>===========<text:line-break/><text:line-break/></text:span>漂流木案自己打臉？　柯飆罵拔官又喊卡<text:span text:style-name="T3"><text:line-break/><text:line-break/>TVBS 2015</text:span>年<text:span text:style-name="T3">3</text:span>月<text:span text:style-name="T3">20</text:span>日<text:span text:style-name="T3"> <text:line-break/><text:line-break/></text:span>作者：<text:span text:style-name="T3"><text:s/></text:span>林閔榛<text:span text:style-name="T3"><text:line-break/><text:line-break/><text:line-break/></text:span>台北市議員高嘉瑜，指控內湖分局長張夢麟疑似縱放盜採林木嫌犯，讓市長柯文哲氣炸了，在治安會報上大發雷霆，當著全北市分局長的面，裁示要「拔掉」張夢麟拔掉<text:span text:style-name="T3">!</text:span>張夢麟事後語氣激動的表示，他完全相信同仁的清白，也尊重市府的決定。<text:span text:style-name="T3"><text:line-break/><text:line-break/></text:span>同一天大逆轉，柯文哲認為「山老鼠」認定有爭議，要市警局長邱豐光轉達警政署，撤換內湖分局長的人事案要先喊卡，到士林地檢偵結後再做處理。<text:span text:style-name="T3"><text:line-break/><text:line-break/></text:span>台北市長柯文哲：「如果你要在我面前說，你認為這是漂流木，那讓我想起一個故事，秦朝指鹿為馬的故事，簡單來講，我不是秦二世，那就換下來吧！我對內湖區公所那件事，我的評語只有<text:span text:style-name="T3">4</text:span>個字，無法無天。會不會擔心還有下一波的人事異動？你放心好了，等著升官的人多的是。」<text:span text:style-name="T3"><text:line-break/><text:line-break/></text:span>都過了好幾個小時餘怒未消，同一天一大早，柯文哲在市府治安會報上拿著一張照片質問內湖分局長張夢麟，「是漂流木嗎？」，張夢麟回答林務局判斷是，瞬間點燃柯文哲怒火，認為是分局長無法分辨，大吼「立刻把你換掉、拔掉」，市警局長邱豐光在一旁點頭稱是。<text:span text:style-name="T3"><text:line-break/><text:line-break/></text:span>張夢麟：「我相信我們全分局都很清白，我尊重市政府的決定。」<text:span text:style-name="T3"><text:line-break/><text:line-break/></text:span>沒想到一天都還沒結束，峰迴路轉，柯文哲早上發飆傍晚讀報告，認為漂流木還是盜伐確實有爭議。柯文哲幕僚強調靜待偵結，再進一步處理人事。</text:p>
      <text:p text:style-name="P1"><text:span text:style-name="T1">陳真</text:span><text:s/>  |  2015.03.19 13:15   |   <text:a xlink:type="simple" xlink:href="http://palinfo.habago.org/Entry?Command=Information_PrintForum&amp;iPage=321#FORUM33772"><text:span text:style-name="T2">#</text:span></text:a></text:p>
      <text:p text:style-name="P3">我們反美，但不會無恥到去醜化妖魔化美國人，不會鼓動大家去仇視輕視他們；也不會蠢到因此去否認美國學歷，更不會低級到禁止美國電影進口，說這樣就是洗腦。<text:span text:style-name="T3"><text:line-break/><text:line-break/></text:span>但台灣卻有這樣一些混蛋，整天反覆不斷做這樣一些事，把大陸人說成又髒又臭又邪惡又下流的魔鬼，連北大清華等等也一概否認其學歷效力，把大陸的一切全說成有毒的人事物，完全就是當成毒品那樣看待，甚至連電影也有毒。可是，這個爛島不是什麼民主開放社會嗎？怎麼會怕什麼毒素？世界上還會有比自由爛到報及爛蘋果報更毒更齷齪的嗎？<text:span text:style-name="T3"><text:line-break/><text:line-break/></text:span>我常有一種放棄的心情，隨便各路反中愛台混蛋們怎麼惡搞去吧，反正這個爛島是他們的，我們只是一時逃不出去而已；誰聲音大誰比較下流，誰就是這島的主流，愛怎麼搞就怎麼搞，愛怎麼好話說盡壞事做絕就怎麼好話說盡壞事做絕。<text:span text:style-name="T3"><text:line-break/><text:line-break/></text:span>我對這爛島的感覺是這樣。我看它其實是沒有救了。講這些並不是為了想改變什麼，純粹只是覺得不可思議而發出悲鳴，怎麼一個社會的善惡是非美醜竟可以扭曲到這種地步。只要顏色對了，就一切都是對的，連一堆品性壞到爆的人渣也一個個變成民主英雄、進步價值的領袖。只要和大陸扯上關係，則就是毒；誰對大陸有任何好評，誰就是對黨國不忠。當然不忠啊，消滅之都來不及了還忠，只有頭殼壞去的蠢蛋才會效忠什麼黨什麼台灣國。<text:span text:style-name="T3"><text:line-break/><text:line-break/></text:span>陳真<text:span text:style-name="T3"><text:line-break/>=====================<text:line-break/></text:span>《服貿未過關<text:span text:style-name="T3"><text:s/></text:span>文化部先開後門》<text:span text:style-name="T3"><text:line-break/><text:line-break/></text:span>放寬中片來台<text:span text:style-name="T3"><text:s/></text:span>專家立委痛批偷跑<text:span text:style-name="T3"><text:line-break/><text:line-break/></text:span>【記者鍾麗華／台北報導】<text:span text:style-name="T3"><text:line-break/><text:line-break/></text:span>馬政府在服貿協議中，承諾對岸開放中國電影進口從每年<text:span text:style-name="T3">10</text:span>部提高到<text:span text:style-name="T3">15</text:span>部，不過，服貿還沒過，文化部竟先「開後門」，讓中片獲國際四大影展（美國奧斯卡金像獎、法國坎城影展、義大利威尼斯影展、德國柏林影展）與金馬獎者，不受每年<text:span text:style-name="T3">10</text:span>部配額的限制。<text:span text:style-name="T3"><text:line-break/><text:line-break/></text:span>學者與立委痛批，變相開放中片來台洗腦、統戰，<text:span text:style-name="T3">10</text:span>部配額應優先給得獎影片，不能以「外加」方式「偷跑」。<text:span text:style-name="T3"><text:line-break/><text:line-break/></text:span>推拿與白日焰火<text:span text:style-name="T3"><text:s/></text:span>可突圍登台<text:span text:style-name="T3"><text:line-break/><text:line-break/></text:span>今年中國電影在四大影展，已有「推拿」、「白日焰火」得獎，而金馬獎頒獎典禮週六將於台北國父紀念館舉行。<text:span text:style-name="T3"><text:line-break/><text:line-break/></text:span>許忠信<text:span text:style-name="T3"><text:s/></text:span>變相開放統戰洗腦<text:span text:style-name="T3"><text:line-break/><text:line-break/></text:span>成大教授許忠信強調，從此次金馬獎入圍名單來看，港片、台片已不是中片的對手，一部電影只要穿插兩、三個對祖國效忠的政治宣傳、標榜中國文化的大中國意識形態，就可以<text:span text:style-name="T3"><text:line-break/></text:span>讓觀眾不知不覺被洗腦。<text:span text:style-name="T3"><text:line-break/><text:line-break/></text:span>【<text:span text:style-name="T3">2014-11-21 </text:span>自由爛到報】<text:span text:style-name="T3"><text:line-break/>==============<text:line-break/></text:span>開放得獎陸片上映<text:span text:style-name="T3"><text:s/></text:span>文化部：呼應民意<text:span text:style-name="T3"><text:line-break/><text:line-break/></text:span>中央社<text:span text:style-name="T3"><text:s/>– 2015</text:span>年<text:span text:style-name="T3">3</text:span>月<text:span text:style-name="T3">19</text:span>日<text:span text:style-name="T3"><text:line-break/><text:line-break/></text:span>（中央社記者鄭景雯台北<text:span text:style-name="T3">19</text:span>日電）有媒體報導指出，文化部去年讓獲國際四大影展與金馬獎的大陸電影，可不受<text:span text:style-name="T3">10</text:span>部配額限制在台上映，有「變相開放」之嫌，文化部長洪孟啟說，這項政策主要是呼應民意。<text:span text:style-name="T3"><text:line-break/><text:line-break/></text:span>「自由爛到報」今天報導指出，馬政府在服貿協議中，向中國大陸承諾開放電影進口從每年<text:span text:style-name="T3">10</text:span>部提高到<text:span text:style-name="T3">15</text:span>部，但文化部去年底讓陸片獲國際四大影展與金馬獎者，不受每年<text:span text:style-name="T3">10</text:span>部配額的限制，形同「變相開放」大陸電影進口。<text:span text:style-name="T3"><text:line-break/><text:line-break/></text:span>文化部長洪孟啟今天上午在立法院教育及文化委員會專案報告，會前接受媒體訪問時回應表示，陸片在台商業映演配額為<text:span text:style-name="T3">10</text:span>部，去年電影基金會、片商公會、影評人協及輿論界認為，用抽籤決定<text:span text:style-name="T3">10</text:span>部片讓許多好片沒法在台灣看到。<text:span text:style-name="T3"><text:line-break/><text:line-break/></text:span>因此去年文化部影視司修訂法條，新增大陸片如獲得四大影展坎城影展、柏林影展、威尼斯影展、奧斯卡獎等競賽單元獎項，或金馬獎最佳劇情片、最佳導演的電影，不受<text:span text:style-name="T3">10</text:span>部配額的限制，可在台映演。<text:span text:style-name="T3"><text:line-break/><text:line-break/></text:span>洪孟啟表示，這項政策的做法主要是呼應民意，「這方面有引起大家誤解，和大家說抱歉」。<text:span text:style-name="T3">1040319</text:span></text:p>
      <text:p text:style-name="P1"><text:span text:style-name="T1">隆誌</text:span><text:s/>  |  2015.03.19 10:36   |   <text:a xlink:type="simple" xlink:href="http://palinfo.habago.org/Entry?Command=Information_PrintForum&amp;iPage=321#FORUM33771"><text:span text:style-name="T2">#</text:span></text:a></text:p>
      <text:p text:style-name="P2">以下的新聞，大陸去年<text:span text:style-name="T3">APEC</text:span>的整個舉措，開始醱酵。<text:span text:style-name="T3"><text:line-break/></text:span>即便美國氣得跳腳，可是大陸就是給錢、給人、給技術。<text:span text:style-name="T3"><text:line-break/></text:span>一千億美元的亞洲基礎設施投資銀行，大陸直接掏<text:span text:style-name="T3">500</text:span>億美元。<text:span text:style-name="T3"><text:line-break/></text:span>日本是亞洲開發銀行的最大股東，可是所有的政策卻不是日本說的算。<text:span text:style-name="T3"><text:line-break/><text:line-break/>============================================<text:line-break/></text:span>法國、德國和意大利效仿英國有意加盟亞投行<text:span text:style-name="T3"><text:line-break/>http://goo.gl/IDWdOl<text:line-break/></text:span>法國、德國和意大利據報同意效仿英國，加入由中國主導的亞洲基礎設施投資銀行（簡稱：亞投行或<text:span text:style-name="T3">AIIB</text:span>）。<text:span text:style-name="T3"><text:line-break/></text:span>《金融時報》說，歐洲這四個國家決定加入亞投行，對美國是一次「重大外交挫敗」。<text:span text:style-name="T3"><text:line-break/></text:span>正在北京訪問的歐盟議會議長馬丁<text:span text:style-name="T3">·</text:span>舒爾茨說，他歡迎這四個歐洲國家加入亞投行，<text:span text:style-name="T3"><text:s/></text:span>但是也強調亞投行必須遵守國際通行的標凖。<text:span text:style-name="T3"><text:line-break/></text:span>他說，「我覺得他們加入（亞投行）是好事。如果更多歐盟成員國加入，那就更好。有一點很重要。這種新的組織必須要遵守國家標凖的要求。這是很重要的。」<text:span text:style-name="T3"><text:line-break/><text:line-break/></text:span>美國反應<text:span text:style-name="T3"><text:line-break/>2013</text:span>年<text:span text:style-name="T3">10</text:span>月，中國國家主席習近平和總理李克強在先後出訪東南亞國家時提出籌建亞投行的設想。<text:span text:style-name="T3"><text:line-break/></text:span>去年底，中國牽頭正式在北京成立亞投行，法定資本<text:span text:style-name="T3">1000</text:span>億美元，以刺激亞洲運輸、能源、電信等領域的投資。<text:span text:style-name="T3"><text:line-break/></text:span>目前，亞投行意向創始成員國共<text:span text:style-name="T3">27</text:span>個，包括印度、馬來西亞、新西蘭、菲律賓、新加坡等國。<text:span text:style-name="T3"><text:line-break/></text:span>美國的其他盟國日本、澳大利亞和韓國還沒有表示會很快加入亞投行。<text:span text:style-name="T3"><text:line-break/></text:span>澳大利亞總理阿博特上周末表示，他將很快宣佈最後的決定。韓國也表示仍在與中國和其他國家商討加入亞投行的事情。<text:span text:style-name="T3"><text:line-break/></text:span>分析人士指出，日本是亞洲開發銀行最大的股東，不大可能加入中國牽頭的亞投行。不過，亞開行行長中尾武彥近日對日本媒體表示，亞開行和亞投行正在商討中，或許可以進行合作。<text:span text:style-name="T3"><text:line-break/></text:span>（撰稿：董樂<text:span text:style-name="T3">/</text:span>責編：歐陽成）</text:p>
      <text:p text:style-name="P4"/>
      <text:p text:style-name="P1"><text:span text:style-name="T1">陳真</text:span><text:s/>  |  2015.03.19 05:32   |   <text:a xlink:type="simple" xlink:href="http://palinfo.habago.org/Entry?Command=Information_PrintForum&amp;iPage=322#FORUM33770"><text:span text:style-name="T2">#</text:span></text:a></text:p>
      <text:p text:style-name="P5"><text:span text:style-name="T1">令人振奮的消息：</text:span><text:line-break/><text:line-break/>http://goo.gl/4WPGAT<text:line-break/><text:line-break/>http://goo.gl/9CakqG<text:line-break/><text:line-break/>http://goo.gl/sH1ipt<text:line-break/><text:line-break/>http://goo.gl/K6qSSH</text:p>
      <text:p text:style-name="P1"><text:span text:style-name="T1">陳真</text:span><text:s/>  |  2015.03.19 02:37   |   <text:a xlink:type="simple" xlink:href="http://palinfo.habago.org/Entry?Command=Information_PrintForum&amp;iPage=322#FORUM33769"><text:span text:style-name="T2">#</text:span></text:a></text:p>
      <text:p text:style-name="P3">（續<text:span text:style-name="T3">)<text:line-break/><text:line-break/></text:span>姑且不管問題問得好壞，問我問題這事本身，多少是令人挫折的，特別是現實問題。我的想法沒什麼理由值得特別看待。任何人想了解任何議題，只須找來兩本書幾篇文章，花個一兩小時，理應就能知其梗概，久而久之便能熟稔。與其問人要現成結論，不如想辦法形成自己的判斷。<text:span text:style-name="T3"><text:line-break/><text:line-break/>"</text:span>知道<text:span text:style-name="T3">" </text:span>並不難，嘴巴講更容易，難是難在我們對於所知事物的態度。一場戰爭，如果它沒法變成<text:span text:style-name="T3"><text:s/>"</text:span>你的<text:span text:style-name="T3">" </text:span>戰爭，那麼，你對它知道多少，有何意義？知道越多，生命只是越蒼白。<text:span text:style-name="T3"><text:line-break/><text:line-break/></text:span>齊克果說得對，<text:span text:style-name="T3">"</text:span>世上沒有真理，直到它被我所認知<text:span text:style-name="T3">"</text:span>。真理一定有個主人，有個<text:span text:style-name="T3"><text:s/>"</text:span>所有格<text:span text:style-name="T3">"</text:span>，那就是<text:span text:style-name="T3"><text:s/>"</text:span>我<text:span text:style-name="T3">"</text:span>。世界上不可能有真理，除非是<text:span text:style-name="T3"><text:s/>"</text:span>我的<text:span text:style-name="T3">" </text:span>真理。真理不可能客觀地獨立於<text:span text:style-name="T3"><text:s/>"</text:span>我<text:span text:style-name="T3">" </text:span>之外而存在。世上當然也不會有戰爭，不會有善惡美醜，除非它被我所擁有，變成<text:span text:style-name="T3"><text:s/>"</text:span>我的<text:span text:style-name="T3">" </text:span>戰爭，我的<text:span text:style-name="T3"><text:s/>"</text:span>善惡<text:span text:style-name="T3">"</text:span>，<text:span text:style-name="T3">"</text:span>我的<text:span text:style-name="T3">" </text:span>是非，<text:span text:style-name="T3">"</text:span>我的<text:span text:style-name="T3">" </text:span>美醜。用<text:span text:style-name="T3"><text:s/>"</text:span>小王子<text:span text:style-name="T3">" </text:span>的話來說就是<text:span text:style-name="T3"><text:s/>"</text:span>馴服<text:span text:style-name="T3">"</text:span>，馴服過後，花朵才誕生，變成<text:span text:style-name="T3"><text:s/>"</text:span>我的<text:span text:style-name="T3">" </text:span>玫瑰花。<text:span text:style-name="T3"><text:line-break/><text:line-break/></text:span>我發現，台灣人極度熱衷政治。你寫別的，無波無浪，一寫政治，很多人就沸騰了。熱衷政治倒也不一定是壞事，但每一場戰爭都該自己上戰場才對，而不是仰望他人或抓人代打。<text:span text:style-name="T3"><text:line-break/><text:line-break/></text:span>國際之事也許天高皇帝遠，不容易有所感受，但島內之事，每天如雷貫耳，不想聽都不行，荒腔走板，想不吐血還真是挺難的；小人橫行，蠢蛋當道，醜事惡事還會少嗎？氣憤者眾，但戰士卻幾乎完全不可見。這樣一種彷彿與<text:span text:style-name="T3"><text:s/>"</text:span>我<text:span text:style-name="T3">" </text:span>無關的氣憤，有何意義？你總不能永遠期待別人幫你打仗。因為這是你的戰爭，不是別人的。自己的戰爭只能自己打。<text:span text:style-name="T3"><text:line-break/><text:line-break/></text:span>黨外年代，大家很仰望李敖，因為他文筆好，資料多，旁人像個文盲似的，只能期待識字之人代為發聲。但這年頭，資訊氾濫，種種狗皮倒灶之事就在眼前天天毫不羞赧地公然上映，你看了如果很氣，那你就應該是這些事的第一男主角才對。這並不是說你得跳出來幹些什麼才行，這是說你總得認清一件事：談論真理談論戰爭談論政治是沒有意義的，除非它變成<text:span text:style-name="T3"><text:s/>"</text:span>你的<text:span text:style-name="T3">" </text:span>真理<text:span text:style-name="T3"><text:s/>"</text:span>你的<text:span text:style-name="T3">" </text:span>戰爭<text:span text:style-name="T3"><text:s/>"</text:span>你的<text:span text:style-name="T3">" </text:span>政治。<text:span text:style-name="T3"><text:line-break/><text:line-break/></text:span>很多馬文才類型的人很愛當什麼意見領袖，寫個臉書，講些低能的蠢話鳥話，然後媒體就大書特書，弄得像回事兒。二三十年前我也被迫當過一陣子這樣的<text:span text:style-name="T3"><text:s/>"</text:span>領袖<text:span text:style-name="T3">"</text:span>，但我並不笨，至少不會笨到以此為榮；<text:span text:style-name="T3">"</text:span>領袖<text:span text:style-name="T3">" </text:span>對我來說，是一種負面標籤，意味著智能不足、美感低落。<text:span text:style-name="T3"><text:line-break/><text:line-break/></text:span>我若是領袖，那我始終只領導一個人，那就是我自己。我有我的戰爭要打，你也應該有你自己的。我的不可能變成你的，就好像我的夢不可能變成妳的夢一樣。</text:p>
      <text:p text:style-name="P1"><text:span text:style-name="T1">陳真</text:span><text:s/>  |  2015.03.18 03:55   |   <text:a xlink:type="simple" xlink:href="http://palinfo.habago.org/Entry?Command=Information_PrintForum&amp;iPage=322#FORUM33768"><text:span text:style-name="T2">#</text:span></text:a></text:p>
      <text:p text:style-name="P2"><text:span text:style-name="T3">TO </text:span>秉叡<text:span text:style-name="T3"><text:s/></text:span>及<text:span text:style-name="T3"><text:s/></text:span>所有想問我問題的人<text:span text:style-name="T3"><text:line-break/><text:line-break/></text:span>希望大家以後別再問我問題了。問我我也不想再回答了。不知道為什麼，看巴勒網上自己寫這一堆東西，越看越討厭。<text:span text:style-name="T3"><text:line-break/><text:line-break/></text:span>我沒有答題的任何衝動，很多醜事鳥事可悲的事更是不想談。從今開始，問問題要收費了。問一題，新台幣一萬塊。若是國內藍綠問題則一題十萬，只收現金，有參加靜站的可以打八折。<text:span text:style-name="T3"><text:line-break/><text:line-break/></text:span>除了大學時代長年的家教工作之外<text:span text:style-name="T3">(</text:span>教數學與化學<text:span text:style-name="T3">)</text:span>，過去這十幾年來我沒有什麼教學經驗，對台灣學生的學習狀況也不是很了解，但是常常有人<text:span text:style-name="T3">(</text:span>識或不識<text:span text:style-name="T3">)</text:span>私下寫信問我問題，常讓我感到震驚不已。因為幾乎所有問題都不像問題，倒像是派給我一份龐大的作業，面對這些<text:span text:style-name="T3"><text:s/>"</text:span>作業<text:span text:style-name="T3">"</text:span>，難道是要我寫一本書嗎？<text:span text:style-name="T3"><text:line-break/><text:line-break/></text:span>發問者總得先說說自己做過哪些研究，了解相關問題的哪些觀點與說法，然後詳細說出你對這些觀點的看法，然後從中提出疑問，這樣別人也才有辦法回答不是嗎？<text:span text:style-name="T3"><text:line-break/><text:line-break/></text:span>就好像常有人問我說<text:span text:style-name="T3"><text:s/>"</text:span>海珊好壞哦，他不是殺死多少人嗎？推翻他有什麼不對？民主有什麼不好？<text:span text:style-name="T3">" </text:span>面對這樣一些問題，你要怎麼回應？寫一本書給他看嗎？還是請他每天來家裏補習，牽著他的小手，帶著他一個字一個字慢慢讀過一篇又一篇的文章與書籍？<text:span text:style-name="T3"><text:line-break/><text:line-break/></text:span>你的問題如果<text:span text:style-name="T3">20</text:span>年前提出，那還說得通，因為那時候沒有網路，在台灣想找書來看也不容易，也沒有<text:span text:style-name="T3">AMAZON </text:span>可以買書，資訊極難取得。但這年頭資訊俯拾皆是，很多書甚至都上網了。若真想要了解某個議題，只要懂得一點點英文或德文法文等等強勢外語，理應很容易就能找到無數資料。<text:span text:style-name="T3"><text:line-break/><text:line-break/></text:span>我並不止提到波斯尼亞戰爭，包括柯索沃及整個南斯拉夫內戰，都是美國和北約在主導整個發展。所謂人道介入只是一而再再而三不斷使用的一種藉口。今天要不是中國和俄羅斯武力強大，八國聯軍及軍閥割據與內戰的悲慘血腥歷史老早重演，隨便找個理由都能來個<text:span text:style-name="T3"><text:s/>"</text:span>人道介入<text:span text:style-name="T3">" </text:span>與<text:span text:style-name="T3"><text:s/>"</text:span>民主輸出<text:span text:style-name="T3">"</text:span>，搞個什麼<text:span text:style-name="T3"><text:s/>"</text:span>之春<text:span text:style-name="T3">"(</text:span>敘利亞之春，阿拉伯之春<text:span text:style-name="T3">...</text:span>等等等<text:span text:style-name="T3">)</text:span>。<text:span text:style-name="T3"><text:line-break/><text:line-break/></text:span>你只要會<text:span text:style-name="T3">GOOGLE</text:span>，打上一些關鍵字，不就能馬上找到一大堆資料。我並不想推銷任何立場或結論，但我相信，大多數人在稍微深入了解問題後，應該都會跟我得到同樣或類似的結論。<text:span text:style-name="T3"><text:line-break/><text:line-break/></text:span>南斯拉夫內戰就是美國入侵伊拉克、阿富汗、敘利亞、利比亞等等國家的一個翻版。<text:span text:style-name="T3"><text:line-break/><text:line-break/></text:span>有這樣一些書和文章<text:span text:style-name="T3">(</text:span>我只是隨手舉例，相關資料太多，族繁不及備載<text:span text:style-name="T3">)</text:span>：<text:span text:style-name="T3"><text:line-break/><text:line-break/>1. Fools' Crusade: Yugoslavia, Nato, and Western Delusions</text:span>：<text:span text:style-name="T3"><text:line-break/><text:line-break/>http://goo.gl/SBDq9r (AMAZON</text:span>可買書<text:span text:style-name="T3">)<text:line-break/><text:line-break/>http://goo.gl/F3pp2a (</text:span>作者對該書的一個簡單介紹，這書原本被拒絕出版，<text:span text:style-name="T3">Chomsky</text:span>及許多人出來聲援<text:span text:style-name="T3">)<text:line-break/><text:line-break/>http://goo.gl/AtlmCe (monthly review </text:span>期刊對該書的書評<text:span text:style-name="T3">)<text:line-break/><text:line-break/>2. Stop U.S. Intervention</text:span>：<text:span text:style-name="T3">Noam Chomsky interviewed by Michael Lerner<text:line-break/><text:line-break/>http://goo.gl/xzR4aX (Chomsky</text:span>談南斯拉夫，標題是：阻止美國的介入<text:span text:style-name="T3">)<text:line-break/><text:line-break/>3. John Pilger</text:span>這幾年的新書叫<text:span text:style-name="T3"><text:s/>Distant Voices(</text:span>遠方的聲音<text:span text:style-name="T3">)<text:line-break/><text:line-break/>http://goo.gl/rMI9V3 (</text:span>電子檔<text:span text:style-name="T3">)<text:line-break/><text:line-break/></text:span>裏頭有一章談南斯拉發叫<text:span text:style-name="T3"><text:s/>"The betrayal of Bosnia"</text:span>：<text:span text:style-name="T3"><text:line-break/><text:line-break/>http://goo.gl/xgbTs6<text:line-break/><text:line-break/>4. " International Action center" </text:span>出版的專書，書名<text:span text:style-name="T3"><text:s/>"HIDDEN AGENDA: U.S./NATO TAKEOVER OF YUGOSLAVIA"(</text:span>暗藏玄機：美國與北約控制南斯拉夫<text:span text:style-name="T3">)<text:line-break/><text:line-break/>http://goo.gl/5TXtyw (amazon</text:span>有得買<text:span text:style-name="T3">)<text:line-break/><text:line-break/>5.John Pilger</text:span>在<text:span text:style-name="T3"><text:s/>"New Statesman" </text:span>上的文章：<text:span text:style-name="T3"><text:line-break/><text:line-break/>http://goo.gl/OD7zRF<text:line-break/><text:line-break/></text:span>裏頭約略提到美國及北約在南斯拉夫的一個<text:span text:style-name="T3"><text:s/>"</text:span>民主盟友<text:span text:style-name="T3">"Kosovo Liberation Army (</text:span>科索沃解放軍，簡稱<text:span text:style-name="T3"><text:s/>KLA)</text:span>，它的血腥和恐怖，恐怕不會亞於當今的<text:span text:style-name="T3">ISIS</text:span>及美國在敘利亞的<text:span text:style-name="T3"><text:s/>"</text:span>民主盟友<text:span text:style-name="T3">" FSA (</text:span>敘利亞自由軍<text:span text:style-name="T3">)</text:span>。<text:span text:style-name="T3">KLA</text:span>原本被美國認定為恐怖組織，美國為了發動科索沃戰爭，突然把它由<text:span text:style-name="T3"><text:s/>"</text:span>恐怖組織<text:span text:style-name="T3">" </text:span>調整為<text:span text:style-name="T3"><text:s/>"</text:span>民主自由的鬥士<text:span text:style-name="T3">"</text:span>，就跟當年為了打伊朗，就把海珊從恐怖份子調整為民主鬥士一樣。<text:span text:style-name="T3"><text:line-break/><text:line-break/></text:span>當塞爾維亞人被西方主流媒體無日無之地妖魔化的同時<text:span text:style-name="T3">(</text:span>就如同妖魔化海珊一樣，以便發動侵略<text:span text:style-name="T3">)</text:span>，這個民主鬥士<text:span text:style-name="T3"><text:s/>KLA </text:span>卻殺害了<text:span text:style-name="T3">20</text:span>萬的塞爾維亞人。西方媒體當做沒看見。<text:span text:style-name="T3"><text:line-break/><text:line-break/>6.Global Research</text:span>的文章，標題是<text:span text:style-name="T3">The U.S.-NATO Military Intervention in Kosovo</text:span>：<text:span text:style-name="T3">Triggering ethnic conflict as a pretext for intervention(</text:span>美國北約的軍事介入科索沃：催化挑撥種族衝突以做為入侵藉口<text:span text:style-name="T3">)<text:line-break/><text:line-break/>http://goo.gl/NWFSX1<text:line-break/><text:line-break/>7. "Global Research" </text:span>的另一篇文章：<text:span text:style-name="T3">NATO’s War against Yugoslavia was based on Lies(</text:span>北約靠謊言對南斯拉夫發動戰爭<text:span text:style-name="T3">)<text:line-break/><text:line-break/>http://goo.gl/W6Umem<text:line-break/><text:line-break/>8. WSWS </text:span>的文章，<text:span text:style-name="T3">Why is NATO at war with Yugoslavia? World power, oil and gold (</text:span>為何北約要打南斯拉夫？控制世界的權力、石油與黃金<text:span text:style-name="T3">)<text:line-break/><text:line-break/>http://goo.gl/GPIRM3<text:line-break/><text:line-break/>9. Michael Parenti </text:span>寫的書<text:span text:style-name="T3"><text:s/>"To Kill a Nation: The Attack on Yugoslavia" (</text:span>殺死南斯拉夫<text:span text:style-name="T3">)<text:line-break/><text:line-break/>http://goo.gl/UNKHpC<text:line-break/><text:line-break/>10. Michael Parenti </text:span>的一篇談南斯拉夫的文章<text:span text:style-name="T3"><text:s/>"The Media and their Atrocities" (</text:span>媒體的暴行<text:span text:style-name="T3">)</text:span>每次要發動侵略，總是會先由主流媒體開始炒作，對被侵略對象加以妖魔化。<text:span text:style-name="T3"><text:line-break/><text:line-break/>http://goo.gl/QteFk8<text:line-break/><text:line-break/>11. International Action center </text:span>的文章<text:span text:style-name="T3"><text:s/>"The CIA role in Bosnia" (</text:span>美國中情局在波斯尼亞戰爭中的角色<text:span text:style-name="T3">)<text:line-break/><text:line-break/>http://goo.gl/quCGdi <text:line-break/><text:line-break/></text:span>文章中提到英國方面對於美國情治單位介入波斯尼亞戰爭的一些報導，包括軍事訓練與軍火提供等等：<text:span text:style-name="T3"><text:line-break/><text:line-break/>CIA agents training Bosnian army," The Guardian (Nov. 17, 1994) <text:line-break/><text:line-break/>"America’s secret Bosnia agenda," The Observer (Nov. 20, 1994)<text:line-break/><text:line-break/>"How the CIA helps Bosnia fight back," The European (Nov. 25, 1994)<text:line-break/><text:line-break/>"Allies facing split over Bosnia," The Independent (Nov. 12, 1994)<text:line-break/><text:line-break/>"Europe braces for more rows with U.S.," The Guardian (Nov.12, 1994)<text:line-break/><text:line-break/></text:span>夜深了，就簡單回答這樣吧。再問就得收錢了。一題一萬塊。<text:span text:style-name="T3"><text:line-break/><text:line-break/></text:span>這些資料只是隨手舉的一些例子，不是什麼非看不可的資料，畢竟相關資訊實在太多了，最重要的是自己做功課，自然就會得到彼此相去不遠的看法。縱有看法之不同，也才有個討論的依據及明確問題點。</text:p>
      <text:p text:style-name="P1"><text:span text:style-name="T1">秉叡</text:span><text:s/>  |  2015.03.17 15:57   |   <text:a xlink:type="simple" xlink:href="http://palinfo.habago.org/Entry?Command=Information_PrintForum&amp;iPage=322#FORUM33767"><text:span text:style-name="T2">#</text:span></text:a></text:p>
      <text:p text:style-name="P3">想請教陳真先生一件事，先前的一篇文章中說波士尼亞內戰會發生是歐美國家暗中煽動的，這個讓我蠻疑惑的，因為不管怎麼看都是波士尼亞內部自己大打出手的ㄚ？請問歐美國家是要如何煽動內戰呢？又為何要這樣做呢？</text:p>
      <text:p text:style-name="P1"><text:span text:style-name="T1">陳真</text:span><text:s/>  |  2015.03.16 03:24   |   <text:a xlink:type="simple" xlink:href="http://palinfo.habago.org/Entry?Command=Information_PrintForum&amp;iPage=322#FORUM33766"><text:span text:style-name="T2">#</text:span></text:a></text:p>
      <text:p text:style-name="P2"><text:span text:style-name="T3">(</text:span>續<text:span text:style-name="T3">)<text:line-break/><text:line-break/></text:span>蠢話形式各有不同，有的馮京當馬涼，望文生義，一表三千里，看到相對論，就講起人生禍福相對無常，看到語言哲學，就抓來一個詞，說文解字一番；有的蠢話則是堆滿嚇人的專有名詞，掛滿書袋，乍看豐盛，其實鴨子說話，不知所云。<text:span text:style-name="T3"><text:line-break/><text:line-break/></text:span>十幾年前，在某人還沒有大紅大紫之前，曾跟我<text:span text:style-name="T3"><text:s/>"</text:span>分享<text:span text:style-name="T3">" </text:span>他似乎十分引以為傲的<text:span text:style-name="T3"><text:s/>"</text:span>哲學論文<text:span text:style-name="T3">"</text:span>。老實說，我特別害怕遇到這種事，經常陷入天人交戰，不知該說實話或假話。寫得好的，我就說好，這沒問題；可若寫得很恐怖的，我就無言了；硬要我說，我就兩難了。<text:span text:style-name="T3"><text:line-break/><text:line-break/></text:span>不過，寫得再怎麼爛，其實都還是可以委婉批評，指出缺點或錯誤，倒也不難開口。最讓人無言的不是寫得好或壞，而是寫出一個無法評價的東西。<text:span text:style-name="T3"><text:line-break/><text:line-break/></text:span>比方說，一個人很會開飛機，飛航經驗豐富，遇到亂流該怎麼開，遇到閃電該怎麼閃，他都能講得頭頭是道，也許講得很對，但這畢竟不是一篇航空物理的論文。<text:span text:style-name="T3"><text:line-break/><text:line-break/></text:span>咱隔壁的歐肉桑很會殺價，託她買菜，經費預算肯定能省下至少三成，而且買來的菜又便宜又好吃，經濟又實惠。於是，她把這套寶貴經驗寫下來，也許寫得很對很有用，造福社區，但這畢竟不是一篇經濟學的論文。<text:span text:style-name="T3"><text:line-break/><text:line-break/></text:span>也許你會說，怎麼可能？！倫家是大大大教授耶！如果是物理化學或醫學生物等等，當然不可能有這種事，但若是文史哲，往往就只能讓人隨意<text:span text:style-name="T3"><text:s/>"</text:span>進出<text:span text:style-name="T3">" </text:span>了。特別是哲學，在這島上，更是如此。誰權位高了，思想境界就彷彿也跟著高了，誰就能取得哲學的話語權；只要他喜歡，輕易就能<text:span text:style-name="T3"><text:s/>"</text:span>進出<text:span text:style-name="T3">" </text:span>這領域，任意<text:span text:style-name="T3"><text:s/>"</text:span>哲學<text:span text:style-name="T3">" </text:span>一番。當然，這種怪事也只會發生在台灣。<text:span text:style-name="T3"><text:line-break/><text:line-break/></text:span>面對這樣一種<text:span text:style-name="T3"><text:s/>"</text:span>哲學論文<text:span text:style-name="T3">"</text:span>，你沒法評而論之，只能說：這不是哲學，也不是一篇論文，這只是一種宣言或社論或雜七雜八的人生道德教訓。<text:span text:style-name="T3"><text:line-break/><text:line-break/></text:span>我並不是要主張一種哲學的<text:span text:style-name="T3"><text:s/>"</text:span>基礎<text:span text:style-name="T3">" </text:span>主義，我並不是要說提出哲學論述必須先具備某種知識基礎；我更不是要鼓吹哲學的專業化。我只是要說，如果那樣一些東西叫做哲學，那我不知道還會有什麼樣的文章不能也說它是一種哲學；就好像如果任意發出聲音就是音樂就是作曲，那我不知道是不是連放屁打嗝都該稱為一種音樂。<text:span text:style-name="T3"><text:line-break/><text:line-break/></text:span>如果我們要如此看待事物，所有事物將失去意義。因為，不管意義如何寬廣，總得給事物做個分類，建立起一個集合，藉以理解該事物究係為何。放屁就說放屁，總不能說他剛剛在從事作曲。<text:span text:style-name="T3"><text:line-break/><text:line-break/></text:span>當我們提出這樣一種批評時，並不是想傷害對方，更不是要證明我們比對方厲害。當有人說<text:span text:style-name="T3"><text:s/>2 </text:span>加<text:span text:style-name="T3"><text:s/>7 </text:span>等於<text:span text:style-name="T3">27</text:span>，我們除了說他錯了，難道還能更委婉地說：<text:span text:style-name="T3">"</text:span>嗯，<text:span text:style-name="T3">2 </text:span>加<text:span text:style-name="T3"><text:s/>7 </text:span>等於<text:span text:style-name="T3">27</text:span>，這個構想很棒，但也許仍然還有改善的空間。<text:span text:style-name="T3">" <text:line-break/><text:line-break/></text:span>如果有人更加荒唐，竟說<text:span text:style-name="T3"><text:s/>2 </text:span>加<text:span text:style-name="T3"><text:s/>7 </text:span>等於永豐銀行，<text:span text:style-name="T3">3 </text:span>加<text:span text:style-name="T3"><text:s/>8 </text:span>等於黃色，那我們只能說這不是數學，當事人可能還沒有搞清楚數學是什麼。<text:span text:style-name="T3"><text:line-break/><text:line-break/></text:span>我能想像也許在宇宙的某個星球上，有著與我們完全不一樣的生命形式與生活方式，也許這些外星人把放屁打嗝全視為一種音樂創作也說不定。我能想像這個可能性，但這裏畢竟是地球。<text:span text:style-name="T3"><text:line-break/><text:line-break/></text:span>剛返國時，在台大雲林分院待了幾年。它有個院內通訊組群，任何人發出<text:span text:style-name="T3">email</text:span>，全院員工與所有醫護人員都可收到。有一天，記得好像是院方提到<text:span text:style-name="T3">(</text:span>如雷灌耳的<text:span text:style-name="T3">)</text:span>實證醫學吧，整天實證實證的，我聽了煩，於是就潑冷水說，這年頭走了回頭路，彷彿走回十九世紀科學剛萌芽的時代，實證兮兮，實證過了頭。我說，實證是一種方法，但不是全部的方法；它內在思維粗糙，自然不會是也不該是創造或發現知識的唯一方法，更不是據以評斷知識真理的判準。<text:span text:style-name="T3"><text:line-break/><text:line-break/></text:span>我說完之後，有個同事跳出來，是一位骨科教授，以一種科學之姿，反對我的批評，說他在台大就是專門在教科學方法云云，然後講一些柯大帥式、很幼稚的傻話，講得好像科學或知識的方法就是這樣一套依循著某種實驗流程的<text:span text:style-name="T3"><text:s/>SOP</text:span>；沒有這樣一套實證程序，就不是科學，也不是知識。<text:span text:style-name="T3"><text:line-break/><text:line-break/>(</text:span>台灣的外科醫生很多都拜<text:span text:style-name="T3">SOP</text:span>為神，以為世界是一所<text:span text:style-name="T3"><text:s/>"</text:span>開刀房<text:span text:style-name="T3">"</text:span>，以為世上所有事物與知識都必須遵循著一套<text:span text:style-name="T3">SOP</text:span>才能被理解與處理。<text:span text:style-name="T3">)<text:line-break/><text:line-break/></text:span>我能想像十九世紀的科學家會有這種實證兮兮的想法，但我很難想像都已經<text:span text:style-name="T3">21</text:span>世紀了，怎麼還會有思想這麼<text:span text:style-name="T3"><text:s/>"</text:span>單純<text:span text:style-name="T3">" </text:span>的<text:span text:style-name="T3"><text:s/>"</text:span>科學家<text:span text:style-name="T3">"</text:span>？<text:span text:style-name="T3"><text:s/></text:span>其實我是不太相信年輕一輩的學生們真的會笨到去聽信這樣一些宛如<text:span text:style-name="T3"><text:s/>"</text:span>三民主義吾黨所宗<text:span text:style-name="T3">" </text:span>的<text:span text:style-name="T3"><text:s/>"</text:span>科學思維<text:span text:style-name="T3">"</text:span>？我認識一些醫界的學弟妹，我發現他們的腦袋並不像他們的老師們那麼硬。<text:span text:style-name="T3"><text:line-break/><text:line-break/></text:span>我記得我給這位骨科教授公開回了信，我說他這樣一種有關知識或科學的想法，若由我來打分數，只能打零分，實在太<text:span text:style-name="T3"><text:s/>"</text:span>單純<text:span text:style-name="T3">" </text:span>了。<text:span text:style-name="T3"><text:line-break/><text:line-break/></text:span>我當然不會懷疑對方的骨科專業，就如同我不會懷疑柯大帥的葉克膜專業一樣。但是，這就好像一個很會買菜殺價改善家庭經濟的人，終究不是一個經濟學家。一個人很會開飛機開太空船，但他終究不懂得航太物理。<text:span text:style-name="T3"><text:line-break/><text:line-break/></text:span>同理，一個醫生或一個科學家也許懂得某種科學，懂得某一套知識，但有關科學或知識之為物，其本質與方法，屬於知識論、科學哲學及語言哲學等等，卻非其所長。找開飛機的來教航太物理，就如同找隔壁的歐肉桑來教經濟學一樣荒腔走板。<text:span text:style-name="T3"><text:line-break/><text:line-break/></text:span>不過，很重要的一點是，底下這話值得再說一遍：當我們提出這樣一些有關思想的批評時，並不是想傷害對方，更不是要證明我們比對方厲害。這只是說出事物之所應然。<text:span text:style-name="T3"><text:line-break/><text:line-break/></text:span>隨著年歲增加，我對思想或哲學這東西的敬意也越來越少，甚至始終帶有一些些的反感；思想盛行處，生命就越蒼白。我跟這東西扯上關係，只能說是我的八字我的命，我的不幸，是它選擇了我，而不是我選擇了它。<text:span text:style-name="T3"><text:line-break/><text:line-break/></text:span>哲學基本上就是一種病，對於各種絲毫不該懷疑的常識包括時空秩序與自然法則等等全起了疑心，一為什麼等於一？深藍為什麼比淡藍更深？明天為何比昨天晚到？我怎麼知道這是我的手？邏輯需不需要有人照顧？語言到底有沒有意義？<text:span text:style-name="T3">...</text:span>等等等，困惑不斷，疑雲滿天，非常痛苦，猶如瘋狂。就如梵谷所說，<text:span text:style-name="T3">"</text:span>一個人如果有得選擇，斷然不會想選擇瘋狂<text:span text:style-name="T3">"</text:span>，更不可能以瘋狂為傲。<text:span text:style-name="T3"><text:line-break/><text:line-break/></text:span>在我的一切陳述中，講得對或錯姑且不論，但有個東西從來都不曾存在，那就是：驕傲或傷人之心。我只希望能如實說出事物之所應然實然與必然，以及更重要的，事物的可能性。</text:p>
      <text:p text:style-name="P1"><text:span text:style-name="T1">隆誌</text:span><text:s/>  |  2015.03.15 17:46   |   <text:a xlink:type="simple" xlink:href="http://palinfo.habago.org/Entry?Command=Information_PrintForum&amp;iPage=322#FORUM33765"><text:span text:style-name="T2">#</text:span></text:a></text:p>
      <text:p text:style-name="P3">官大學問大，這是其中之一。更多掌握麥克風的名人和學者，在媒體前吊書袋。就我自己從事專業領域中，特別有關於基改的議題，三不五時被綁在火刑架上。看到需多媒體上的人士，對這議題夸夸其言，更別說拿一些非現有證據的說法，製造大量的恐慌。有一些這些議題走向的導論學者和名人，號稱與此領域相關。可是相關領域的研究者，都知道這些在鏡頭前又叫又跳的<text:span text:style-name="T3">”</text:span>相關專業人士<text:span text:style-name="T3">“</text:span>，從未對基改有相關的研究著作。<text:span text:style-name="T3"><text:line-break/></text:span>因為我攻學位的學校是國內醫學相關領域，陳真的所說的醫學倫理，也曾經聽過幾次相關的講座。我只知道不少講稿裡，哲學名詞滿天飛。堆切起來，似乎內容豐富，但聽完總感覺空洞。甚至有些名詞，是來到巴勒網讀陳真的文章時，才知道講者錯誤闡釋或是誤解該詞的意義。<text:span text:style-name="T3"><text:line-break/></text:span>也許對一件事情或一個人而言，無知不是最可怕，一知半解才是恐慌的來源。許多學問真要窮究起來，真是花上幾輩子都不太可能完全了解。連講求可見證據的科學和工程，往往很難讓一般人理解。我曾搭計程車，經過正在蓋捷運的信義路，司機沿途抱怨工程<text:span text:style-name="T3">”</text:span>為什麼要蓋這麼久<text:span text:style-name="T3">“</text:span>。更別說，思想型的學問，如哲學和文學。正因為一般人對於這些學問無能力與無耐心去理解，更從心中產生恐懼與敬畏。所以一知半解者，往往一點點簡單地言論，就造成重大影響。即便這些一知半姐者有意或無意地挑起爭論，都足以讓學門的研究者疲於奔命，甚至被歧視與鄙視。<text:span text:style-name="T3"><text:line-break/><text:line-break/>============================================<text:line-break/></text:span>打通媒體，遠離科學危機：專訪英國科學媒體中心<text:span text:style-name="T3"><text:line-break/>http://pansci.tw/archives/61142<text:line-break/></text:span>文<text:span text:style-name="T3"><text:s/>/ FujiaC<text:line-break/><text:line-break/></text:span>基改問題產生的爭議、<text:span text:style-name="T3">PX</text:span>項目是否應該啟動、核電廠該不該建<text:span text:style-name="T3">……</text:span>今天，傳播正確的科學知識已經不僅是寫幾篇科普文章、做幾個科普講座，針對科學問題本身進行解釋這麼簡單。公眾獲取訊息的管道正變得越來越多元，如何讓科學的聲音不被繁亂複雜的噪音、甚至謠言所淹沒，是科學傳播中面臨的最大問題。科學傳播工作需要政府、科學家、媒體的配合，而這其中的組織和銜接的中間機構又起到了至關重要的作用。作為其中的典範，英國科學媒體中心（<text:span text:style-name="T3">Science media centre</text:span>）在科學傳播方面受到了廣泛的肯定。果殼網特邀駐倫敦記者前往科學媒體中心，對他們進行了專訪。看看一個專業的科學媒體中心，在科學傳播過程中應該扮演怎樣的角色。<text:span text:style-name="T3"><text:line-break/><text:line-break/></text:span>牛刀初試，打破科學界失聲定律<text:span text:style-name="T3"><text:line-break/></text:span>「我曾經過著非常簡單的生活，每天在威爾斯海邊看著青草生長，試圖理解它們生長的秘密。但<text:span text:style-name="T3">1999</text:span>年之後，我的生活完全改變了。」英國阿伯里斯特維斯大學（<text:span text:style-name="T3"><text:s/>Aberystwyth University</text:span>）的波洛克教授（<text:span text:style-name="T3">Prof. Chris Pollock</text:span>）在回憶中如此寫道。<text:span text:style-name="T3"><text:line-break/><text:line-break/>1999</text:span>年是波洛克教授生活產生巨大改變的轉捩點：他正式加入了一項飽受爭議的工作：為基因改造作物農場測試（<text:span text:style-name="T3">GM crop farm-scale evaluation</text:span>）做獨立審查。該研究受到英國政府的資助，以測試基改莊稼對環境與生物多樣性的影響。這是當時世界上最大範圍的基改作物農場測試，英國自然與環境研究委員會（<text:span text:style-name="T3">NERC</text:span>）、洛桑研究所（<text:span text:style-name="T3">Rothamsted Research</text:span>）等知名研究機構的科學家負責具體執行。為了保證客觀公正，另一些科學家組建了獨立審查小組，以跟進並發布研究結果。波洛克教授正是審查小組的主席。<text:span text:style-name="T3"><text:s/>2002</text:span>年，他手握著該項目為期三年的研究結果：基因改造對生物多樣性的輕微影響並非來自基改本身，而來自農民對基改作物施加的農藥不同。由於基改甜菜和油菜植入了驅蚜蟲的基因片段，農民減少了農藥的使用，田間的生態多樣性因此發生變化，但並不危害環境。<text:span text:style-name="T3"><text:line-break/><text:line-break/></text:span>然而，當時適逢英國民眾反基改情緒的高峰。<text:span text:style-name="T3"><text:s/>1998</text:span>年的普茲泰事件是個關鍵轉折。普茲泰（<text:span text:style-name="T3">Arpad Pusztai</text:span>）博士來自英國洛維特研究所（<text:span text:style-name="T3">The Rowett Institute of Nutrition and Health</text:span>）。他在電視演講中稱：自己的實驗顯示，食用基改馬鈴薯的大鼠體重下降、免疫系統遭破壞。雖普茲泰被其研究所批評，最終被辭退，但他還是將論文成功發表在著名醫學雜誌《柳葉刀》上，一時輿論嘩然。普茲泰的名字佔據新聞頭條數月之久，還被塑造為受學術機構迫害的孤膽英雄。雖然英國皇家科學院迅速組織科學家對該研究進行進一步分析，認為其中存在許多嚴重錯誤，但直到數月後才發表公開譴責（詳細內容，請見果殼文章：不能相信的實驗（<text:span text:style-name="T3">1</text:span>）：普茲泰和他的轉基因土豆）。而此時，反基因改造的輿論趨勢已經形成，難於扭轉。許多環保組織鼓吹「基因改造危害人體」、「大財團的陰謀」、「禍國殃民謀財害命」。英國媒體也充斥著妖魔化基改的報導。當時的英國首相布萊恩因為支持基改，被小報描繪成試圖毀滅世界的科學怪人。與這一切形成鮮明對比的，是科學界的集體失聲。<text:span text:style-name="T3"><text:line-break/><text:line-break/>2000</text:span>年，英國上議院發表報告分析了這場輿論衝突，發現科學界人士在其中嚴重缺席：<text:span text:style-name="T3">1999</text:span>年<text:span text:style-name="T3">2</text:span>月<text:span text:style-name="T3">11</text:span>日<text:span text:style-name="T3">—12</text:span>日是基因改造爭論報導最集中的兩天。這兩天內，全英<text:span text:style-name="T3">11</text:span>份全國性報紙刊載的所有基改報導都不是由科學記者編寫的，其中<text:span text:style-name="T3">45%</text:span>報導來自政治記者；而在基改特稿中，也只有<text:span text:style-name="T3">17%</text:span>來自科學記者，所有與之相關的評論或者專欄文章，無一出自科學作者之手。牛津大學動物學教授、英國皇家科學院院長、上議院科學顧問羅伯特<text:span text:style-name="T3">·</text:span>梅憤怒地稱之為「不可思議、帶傾向性的事實陳列」。<text:span text:style-name="T3"><text:line-break/><text:line-break/></text:span>如何把自己的結論告訴公眾，波洛克教授壓力重重。在那樣的輿論環境下，科學家們三年的工作結果可以輕易被媒體與民眾誤讀。波洛克不得不向剛剛成立的英國科學媒體中心（<text:span text:style-name="T3">Science media centre</text:span>）求助。<text:span text:style-name="T3"><text:line-break/><text:line-break/></text:span>科學媒體中心成立於<text:span text:style-name="T3">2002</text:span>年。這是一個獨立的非營利機構，依靠慈善基金、政府、企業與公眾的捐款來運營。為了保證其公正獨立性，每一個捐贈方的捐贈金額不得超過機構募資總額的<text:span text:style-name="T3">5%</text:span>。中心的董事會由皇家科學院科學事務主席、皇家藥學學會主席、皇家工程學會首席執行官等組成，顧問團則包括《自然》雜誌主編、英國政府科學大臣、重要媒體的科學編輯。用<text:span text:style-name="T3">CEO</text:span>福克斯（<text:span text:style-name="T3">Fiona Fox</text:span>）的話說，科學媒體中心是「科學與媒體之間的前線」。<text:span text:style-name="T3"><text:line-break/><text:line-break/></text:span>接到波洛克教授的求助後，科學媒體中心立即決定安排一場記者會，公佈基改作物農場測試的結果。各大媒體與小報的科學記者們逐漸收到邀請，但政府官員禁止入場。資助該項研究的政府機構官員要求科學家先為他們提供一份內部報告，但遭到了科學家的拒絕。<text:span text:style-name="T3"><text:line-break/><text:line-break/></text:span>與此同時，波洛克和其他相關科學家在科學媒體中心的幫助下，開始了緊張的發表會排練。他回憶說：「科學媒體中心提出了許多建議。每當我們使用到晦澀的術語或者說到令人費解的原理時，他們就會喊停。」喊停的方法很特別，他們會說「<text:span text:style-name="T3">kiss </text:span>」，意思是「<text:span text:style-name="T3">keep it simple, stupid</text:span>」（說簡單點，傻瓜）。<text:span text:style-name="T3"><text:line-break/><text:line-break/></text:span>「走進記者會會場是我做過的最恐懼的事情。」波洛克教授寫到。幸好，記者會非常順利。在進行了長達一小時的演講後，波洛克立刻離開會場，去向研究的資助方，曾提出想要一份內部報告的部長做匯報，他的同事則留在現場，回答記者的提問。之後，他們又進行許多場學術演講，描述該項科研中的各種分析細節。這次記者會的效果顯著。第二天，幾乎所有的到會媒體都發表了詳盡的報導，準確解釋了幾乎所有科學細節。<text:span text:style-name="T3"><text:line-break/><text:line-break/></text:span>科學媒體中心趁勢追擊，發動更多科學家發表對基因改造的看法，每天發送到各大科學記者的信箱，讓他們了解基改技術的科學事實。英國媒體上，妖魔化基改技術的言論因此逐漸減少，民眾終於能直接收聽來自科學界的聲音了。<text:span text:style-name="T3"><text:line-break/><text:line-break/></text:span>秉筆作劍，迎擊極端環保組織<text:span text:style-name="T3"><text:line-break/></text:span>然而，圍繞基因改造的爭議卻從未停歇。這一次被捲到風口浪尖上的，是世界上最古老的植物研究機構<text:span text:style-name="T3">——</text:span>洛桑研究所（<text:span text:style-name="T3">Rothamsted Research</text:span>）。服務於這個已有<text:span text:style-name="T3">170</text:span>多年歷史的機構的科學家們研究出一種基改小麥，可以釋放出警告訊號，以吸引蚜蟲的天敵，這樣就能阻攔蚜蟲、減少使用殺蟲劑。<text:span text:style-name="T3"><text:s/>2011</text:span>年，這種小麥進入田間測試環節，科學家也因此面臨輿論壓力。<text:span text:style-name="T3"><text:line-break/><text:line-break/></text:span>洛桑研究所完全可以選擇用沉默來應對外界的喧囂。但與<text:span text:style-name="T3">10</text:span>年前不同，洛桑研究所不願陷於公眾的誤解之中。他們作好了要公開整個測試的準備。他們堅信，只有坦誠才能消除誤解，他們要和公眾直接對話。他們製作基改知識的傳單，設立科普基改的網站；他們與當地居民和學校進行交流，邀請議員、養蜂人，甚至反基改的環保組織參觀農田；他們希望大眾能了解，這是個田間實驗，我們需要這樣的實驗。科學家的工作沒有白費。許多曾經在在當地瘋傳的謠言，比如「政府秘密測試」、「小麥通過風中授粉污染其他農田」、「小麥含有動物基因」、「測試為商業利益」等等，不攻自破，漸漸平息。<text:span text:style-name="T3"><text:line-break/><text:line-break/></text:span>洛桑研究所的科學家們受到了鼓舞。他們希望能夠讓全國人民都知道他們的工作。<text:span text:style-name="T3"><text:s/>2012</text:span>年<text:span text:style-name="T3">1</text:span>月，在科學媒體中心的協助下，洛桑研究所召開了一次記者會，會上休格斯博士（<text:span text:style-name="T3">Darren Huges</text:span>）走向媒體介紹了自己的工作。當第二天各大報導見諸媒體時，休格斯無法抑制自己的驚喜：「媒體的報導原來是可以是科學的。」<text:span text:style-name="T3"><text:line-break/><text:line-break/></text:span>然而，「大戰」才剛剛揭幕。洛桑研究所的舉動引起了反基改的環保組織的注意，成為反基改極端分子的目標。一個名叫「取回麵粉」（<text:span text:style-name="T3">Take the flour back</text:span>）的<text:span text:style-name="T3">NGO</text:span>宣稱，將在<text:span text:style-name="T3">5</text:span>月<text:span text:style-name="T3">27</text:span>日進入研究所毀壞基改農田。在聞「基因改造」色變的主流輿論風氣下，這個抗議活動還獲得一些政客的支持。為了保護研究成果，科學家們別無選擇。他們在<text:span text:style-name="T3">Youtube</text:span>上發布呼籲停止毀田的影片，開了推特帳號與大眾及抗議者公開討論，並開放網路連署活動呼籲停止毀田。在科學媒體中心的幫助下，他們給這個<text:span text:style-name="T3">NGO</text:span>寫了封公開信。在信中，科學家們寫道：<text:span text:style-name="T3"><text:line-break/><text:line-break/></text:span>「你們說基改作物未曾被合理測試過。但我們現在要進行測試了，你們卻要在我們得到任何有用訊息前來毀壞實驗。阻止獲取知識，在這個用理性辯論的時代不是一個有效的方式。你們打算做的事情，就相當於把圖書館中的書籍燒毀，阻止別人發現書中的秘密。」<text:span text:style-name="T3"><text:line-break/><text:line-break/></text:span>「我們將這個基改田間測試看作我們不可動搖的信念中的一部分<text:span text:style-name="T3">——</text:span>研究永不停止，技術永不會也不將隨時間而凍結。社會前進的步伐不曾因對曳引機的害怕，而停止在馬車拉犁的時代。我們不曾因滿足小麥可以養活人類，或因害怕它們不再與從前一樣，而停止尋找更好的小麥。<text:span text:style-name="T3">”<text:line-break/><text:line-break/></text:span>「作為科學家，我們深深知道，我們並沒有所有問題的答案。這就是為什麼我們需要做實驗。這也是為什麼你們不應該破壞實驗的原因。」<text:span text:style-name="T3"><text:line-break/><text:line-break/></text:span>科學媒體中心在第一時間將公開信轉發到各大媒體<text:span text:style-name="T3">——</text:span>從端莊的《衛報》到熱愛八卦的《每日鏡報》，輿論再次沸騰。洛桑研究所收到無數採訪請求，一時應接不暇。這時，科學媒體中心再次伸出援手，編寫了基改科學基礎的科普短文發給各大媒體。他們還採訪了其他科學家對基改測試的看法，並組織其他機構的科學家接受媒體採訪。科學媒體中心甚至派出工作人員，陪同記者進入洛桑研究所採訪。<text:span text:style-name="T3"><text:line-break/><text:line-break/></text:span>科學媒體中心的賽克斯（<text:span text:style-name="T3">Edward Sykes</text:span>）博士回憶道：「記者可以去到任何角落拍攝所有需要的鏡頭。但當記者問起哪些田地為基改作物時，科學家們遲疑了<text:span text:style-name="T3">——</text:span>他們害怕記者會發表『基改作物地圖』。這樣一來，抗議者就能夠準確破壞基改作物。那個時候，抗議者們就在外面，被警察攔著。但最後，科學家們還是勇敢地回答了所有問題。」<text:span text:style-name="T3"><text:line-break/><text:line-break/></text:span>毀田行動最終被警察阻止。「但只有時間能告訴我們，大家的努力對這場輿論爭奪戰有多少效果。」格博士說。科學媒體中心的首席執行官福克斯則說：「我覺得科學與媒體的關係正在逐漸變得積極。」<text:span text:style-name="T3">2012</text:span>年<text:span text:style-name="T3">9</text:span>月，當法國人塞拉利尼的研究小組發表了一篇食用基因改造玉米的大鼠易得癌的論文時，不到半小時時間，許多科學家已經找到科學媒體中心，紛紛指出論文的錯誤百出（詳細內容，請見果殼文章：轉基因玉米致癌研究撤稿：解決科學爭議的專業化之道）。他們的意見在第一時間被傳達到了媒體，呈現在公眾面前。<text:span text:style-name="T3"><text:line-break/><text:line-break/></text:span>輿論三分，政府、媒體、科學家<text:span text:style-name="T3"><text:line-break/>2011</text:span>年<text:span text:style-name="T3">3</text:span>月<text:span text:style-name="T3">11</text:span>日，東日本大地震爆發。地震對福島核電廠造成了嚴重的破壞，一場全球性的核危機隨之而來。歐盟的一位官員甚至將其稱為「末世大災難」（<text:span text:style-name="T3">apocalypse</text:span>）。核危機造成的恐慌情緒，使歐洲多國政府公開表示會推遲或取消核電廠項目。人們聞核色變。<text:span text:style-name="T3"><text:line-break/><text:line-break/></text:span>路透社的衛生與科學記者凱蘭德（<text:span text:style-name="T3">Kate Kelland</text:span>）清楚地知道，此時的核輻射風險報導有多重要。但她卻對核物理一無所知。她在科學媒體中心事件回憶中寫道：「我不怕大家嘲笑（或許我應該慚愧），一開始我基本是盲人摸象。我在路透社跑衛生科學新聞剛滿一年，才開始理解癌症新藥、豬流感疫苗與瘧疾等名詞。而核危對我來說實在是太遙遠了。我第一次在寫作中碰到了『毫西弗』（<text:span text:style-name="T3">mSv</text:span>）、『放射性同位素』這樣的詞彙。」<text:span text:style-name="T3"><text:line-break/><text:line-break/></text:span>凱蘭德極其迫切地希望得到專家的幫助，以便評估事件對公眾可能造成的影響。但她又需要衡量科學家的可信度：這些科學家為誰工作？他們有多少應對核漏的經驗？他們是否服務於核能工業？他們用於評估現狀的資訊來自何方？<text:span text:style-name="T3"><text:line-break/><text:line-break/></text:span>科學媒體中心為凱蘭德這樣的記者提供了許多便利。他們在網站上發布了「事實頁面」，匯集簡短而全面的文章。這些短文由科學媒體中心的工作人員根據科學文獻編寫，方便記者迅速了解與新聞事件有關的科學事實：輻射有不同的類型；輻射可來自日光與食物，也可來自乘坐飛機與核電廠洩露；核輻射測量的單位是西弗，<text:span text:style-name="T3">1</text:span>西弗等於<text:span text:style-name="T3">1000</text:span>毫西弗，<text:span text:style-name="T3">1</text:span>毫西弗等於<text:span text:style-name="T3">1000</text:span>微西弗；核輻射劑量與對人體影響之間的關係等。更多的訊息是關於核電廠的：核電廠由哪些部分組成；壓水式反應爐和沸水式反應爐（福島核電廠）有什麼區別；英國核電廠所用的氣冷反應堆又是怎麼回事<text:span text:style-name="T3">……</text:span>這些簡潔明要的事實闡述，給記者們提供了巨大幫助。<text:span text:style-name="T3"><text:line-break/><text:line-break/></text:span>科學媒體中心也積極聯絡科學家為媒體提供幫助。福島事件爆發不到<text:span text:style-name="T3">24</text:span>小時，英國薩里大學（<text:span text:style-name="T3">University of Surrey</text:span>）核物理教授雷根（<text:span text:style-name="T3">Paddy Regan</text:span>）就接到科學媒體中心的來信，請他對福島第一核電廠的情形予以評價。雷根教授此前曾經與科學媒體中心合作過，對這個機構印像很好，所以他迅速做了一些點評。這些文字很快被轉送到各大媒體。讓雷根沒有想到的是，第二天，媒體的採訪需求蜂擁而至，遠遠超出了他的想像。不過，並非每一位科學家都能直接面對公眾。科學媒體中心<text:span text:style-name="T3">CEO</text:span>福克斯在部落格上寫道：「政府資助的科學機構一再表示歉意，已有禁令下達，他們什麼都不能說。」<text:span text:style-name="T3"><text:line-break/><text:line-break/></text:span>而那些願意對公眾發聲的科學家，則覺得受益匪淺。雷根教授表示：「在一次<text:span text:style-name="T3">BBC</text:span>的晨間節目中，我和帝國理工大學的生物教授托馬斯一起出席。她冷靜而有魅力地講述車諾比核電廠事故後的生物影響，這種討論核物理的氛圍實在是超乎想像。」科學媒體中心還在組織了記者會，邀請應用核科學家、核物理學家、流行病學專家與地理學家一同與媒體見面，接受媒體轟炸式的提問。<text:span text:style-name="T3"><text:line-break/><text:line-break/></text:span>凱蘭德就這樣每天不停與這些科學家對話。她由衷感謝科學媒體中心：「記者們能做到的，是保證我們採訪的是最好的專家，在最充分的訊息上提供最準確的判斷。科學媒體中心使這個事情成真了。」雷根教授則對記者的報導水準十分驚訝：「採訪我們的記者都能問出很有見解的問題，顯然他們已經掌握了其背後的科學知識。」但科學媒體中心的賽克斯博士卻沒有那麼樂觀，他如此總結福島核危機後的英國：「負責制定政策的官員能看到科學家的分析，卻禁止他們發言；公眾生活在困惑與不安中，不知道發生了什麼，不知道應該怎麼辦；狂歡的媒體則樂於用各種方法填充版面，消費這一場災難。」<text:span text:style-name="T3"><text:line-break/><text:line-break/></text:span>「在一線工作了<text:span text:style-name="T3">10</text:span>年，現在我想對科學界說：『鼓起勇氣』。」科學媒體中心<text:span text:style-name="T3">CEO</text:span>福克斯說，「與媒體積極互動，可以增加科學的覆蓋面。這麼做，危機也就遠了。」<text:span text:style-name="T3"><text:line-break/><text:line-break/></text:span>轉載自果殼網</text:p>
      <text:p text:style-name="P1"><text:span text:style-name="T1">陳真</text:span><text:s/>  |  2015.03.15 03:54   |   <text:a xlink:type="simple" xlink:href="http://palinfo.habago.org/Entry?Command=Information_PrintForum&amp;iPage=322#FORUM33764"><text:span text:style-name="T2">#</text:span></text:a></text:p>
      <text:p text:style-name="P2">台灣人很敢的。所謂官大學問大，官位大了，<text:span text:style-name="T3">"</text:span>學問<text:span text:style-name="T3">" </text:span>自然也就自動膨漲。所謂官位，指的是一種廣義的所謂社會地位或權勢。當鎂光聚焦，當麥克風掌握在手上，當無知眾人抬頭仰望，即便馬文才也會以為自己是唐伯虎了。<text:span text:style-name="T3"><text:line-break/><text:line-break/></text:span>柯大帥之無知愚蠢卻絲毫不自知而異常自我膨漲，這事理當顯而易見。我倒是很想點一位所謂明星教授的名。這位大教授跟柯一樣，也是很多蠢蛋的王。也許是王當久了，附和起主流惡勢力來，氣燄極度囂張。幾次看他橫行下流，差點讓我就想點他的名，還好我忍功練得還不錯，始終把罵人的邪惡念頭給忍住了。<text:span text:style-name="T3"><text:line-break/><text:line-break/></text:span>但我至今忍著沒點他名，多少是出於憐憫，一方面念著舊識之情，一方面是因為我知道他挨不起打。所謂挨不起打，當然不是說我若批評他不學有術、智性難以恭維，然後他就會從王的寶座上滾下來。當然不是這樣。滾下來的應該是我才對，而不會是王者們。<text:span text:style-name="T3"><text:line-break/><text:line-break/></text:span>要是<text:span text:style-name="T3"><text:s/>"</text:span>真理<text:span text:style-name="T3">" </text:span>本身能讓王者們滾下來，要是這社會還能認得一個<text:span text:style-name="T3"><text:s/>"</text:span>真<text:span text:style-name="T3">" </text:span>字，那麼，他們一開始也就不可能在智性上稱王了。至於德性，那就更不用說了。但德性不是我現在要說的。<text:span text:style-name="T3"><text:line-break/><text:line-break/></text:span>王者們擁有各種聲光與權柄，這我承認，但若說他們很聰明，那就等於是硬要我說豬八戒長得很帥一樣困難。<text:span text:style-name="T3"><text:line-break/><text:line-break/></text:span>這位名教授念理工，但不知道為什麼卻很熱愛西方哲學。我並不懷疑這樣一種熱愛之心，但熱愛一個東西並不會使你自動成為它的專家。就好像我從小就熱愛夜晚的天空，滿天繁星總使我著迷。唸小學時，就曾幾次在寒冷的夜裏，一個人待在陽台上，抬頭看著天上的星，直到月沉星落。我的熱愛星空之心，毋庸置疑，但這不會使我自動成為一個天文學家。同理，一個人不會因為他熱愛哲學，然後就變成一個哲學家或哲學評論家。<text:span text:style-name="T3"><text:line-break/><text:line-break/></text:span>這道理其實很簡單，比方說常有病人在網路上<text:span text:style-name="T3">google </text:span>一番，然後就儼然懂了某個疾病或某種藥理似的，會跟醫生辯個不停。可是，如果醫學這麼簡單，如果醫學只需要<text:span text:style-name="T3">google</text:span>一下，那還需要唸七年的書，然後在醫院不眠不休地訓練個四、五年或更久，然後才能出道嗎？<text:span text:style-name="T3"><text:line-break/><text:line-break/></text:span>我上面所謂的<text:span text:style-name="T3"><text:s/>"</text:span>挨不起打<text:span text:style-name="T3">"</text:span>，指的是我怕當事人萬一聰明到真能理解我對他在智性上的批評不但不是一種攻擊，而只是指出一個毫無疑問的基本事實，那他不是很受傷嗎？就好像我若哪天突然發現我對星星的熱愛與自以為專業與睿智的天文分析，其實跟天文學根本是兩碼子事，扯不上關係，那不是很可悲嗎？<text:span text:style-name="T3"><text:line-break/><text:line-break/></text:span>當然，醫學或天文物理或化學等等，懂就懂，不懂就不懂，很難有上下其手的空間，比方說，如果哪天我很不幸也成為某種王，站上某種眾人仰望的社會地位，或是成為某種主流政治正確勢力的英雄或領袖之類，這下麥克風拿到手了，鎂光隨我閃爍，蠢蛋們抬頭嗷嗷待哺，等著我吐些垃圾給他們吃。這時候，我若發表一場又一場的天文學演講，或是寫上幾本天文學分析理論，你想，會有多少人信我？會笨到這種地步的信徒，應該少之又少。<text:span text:style-name="T3"><text:line-break/><text:line-break/></text:span>同樣地，一個王，不管他權勢多大或多受歡迎，他應該不會因此而能以專家之姿，發表起有關醫學或化學的演講或著作才對。<text:span text:style-name="T3"><text:line-break/><text:line-break/></text:span>科學難以上下其手，但文史哲可不然。特別是<text:span text:style-name="T3"><text:s/>"</text:span>哲學<text:span text:style-name="T3">"</text:span>，不知道為什麼，似乎是台灣醫界的一種最高權位的特權與象徵。一些醫界人士，當他到達某種社會高位時，常常就會講起<text:span text:style-name="T3"><text:s/>"</text:span>哲學<text:span text:style-name="T3">" </text:span>來。當然，這裏所提的<text:span text:style-name="T3"><text:s/>"</text:span>哲學<text:span text:style-name="T3">" </text:span>必須打個引號；它跟專業哲學<text:span text:style-name="T3">(</text:span>特別是西方哲學<text:span text:style-name="T3">)</text:span>扯不上任何關係，它只是一種唯有最高權位者才有資格四處受邀發表的一種<text:span text:style-name="T3"><text:s/>"</text:span>人生感言<text:span text:style-name="T3">"</text:span>。<text:span text:style-name="T3"><text:line-break/><text:line-break/></text:span>但很奇怪的是，在台灣，不管是講者或聽者似乎都完全分不清這樣一些人生感言跟學術意義上的哲學八竿子打不著一點邊；他們<text:span text:style-name="T3">(</text:span>特別是台灣醫界人士<text:span text:style-name="T3">)</text:span>甚至相信哲學系就是在研究這樣一些早已被他們的高超智慧所一眼看穿的東西。<text:span text:style-name="T3"><text:line-break/><text:line-break/></text:span>所以，在早些時候，在台灣醫界裏，只有最高權位者才有資格去教什麼<text:span text:style-name="T3"><text:s/>"</text:span>醫學倫理<text:span text:style-name="T3">"</text:span>。為什麼？因為官大學問大。他根本不知道西方所謂倫理學或道德哲學是什麼東西，他以為倫理學或道德哲學就是講一些人生智慧啦道德教訓啦，而唯有最高權位者才有資格對大家講授這樣一種智慧，就好像蔣公才有資格講述蔣公才有資格講述的智慧一樣。<text:span text:style-name="T3"><text:line-break/><text:line-break/></text:span>念過<text:span text:style-name="T3"><text:s/>"</text:span>三民主義<text:span text:style-name="T3">" (</text:span>不是指國父的三民主義<text:span text:style-name="T3">)</text:span>的人，也許還記得，蔣公不是也很愛講<text:span text:style-name="T3"><text:s/>"</text:span>哲學<text:span text:style-name="T3">" </text:span>嗎？蔣公的哲學我還記得一些，例如所謂<text:span text:style-name="T3"><text:s/>"</text:span>行的哲學<text:span text:style-name="T3">"</text:span>。蔣公指出，宇宙萬物的存在意義就是要動，不停地動；日月星辰，不管大星小星都得動；動就是行，行就是動，所以才叫行動行動；有行動才有生命，不動則腹圍會變大，容易產生三高症狀，乃至生命滅亡，正所謂行的哲學是也。<text:span text:style-name="T3"><text:line-break/><text:line-break/></text:span>台灣醫界講倫理談哲學，差不多就是這樣一種水平。唯一跟過去不同的是，講述的權力從高權位逐漸釋放一些給低權位者，把它當成像<text:span text:style-name="T3"><text:s/>"</text:span>三民主義<text:span text:style-name="T3">" </text:span>或證嚴法師的什麼語錄那樣傳授。<text:span text:style-name="T3"><text:line-break/><text:line-break/></text:span>當然，這樣一些可笑的怪象必然會越來越少，畢竟資訊流通，知識這東西終究也不是什麼高不可攀的深奧秘笈，所以，荒腔走板的智慧語錄式的演出也會越來越少。但它終究還是四處可見。<text:span text:style-name="T3"><text:line-break/><text:line-break/></text:span>當然也不只哲學遭此噩運，比方說，柯大帥及大多數台灣醫生，恐怕都不認為社會學系<text:span text:style-name="T3">(</text:span>特別是社工系<text:span text:style-name="T3">)</text:span>是一門學問；他們的大學入學分數那麼低，跟咱醫學系怎麼比？！柯先生其實就認為當個社會局長哪需要什麼專業，只要找個會辦活動而且很聽話、像個私人助理那樣的醫生來擔任就綽綽有餘了。<text:span text:style-name="T3"><text:line-break/><text:line-break/></text:span>不光是醫界，很多念理工的人也常有同樣的演出。比方說，他們也許看了幾本哲學書，或是頂多頂多看了比方說某個哲學家的幾本哲學著作，然後就以為他是這方面的專家了，寫起哲學著作或開起哲學課來了。<text:span text:style-name="T3"><text:line-break/><text:line-break/></text:span>這就好像有人找了兩本腸胃科的教科書來讀，然後就以為自己是個腸胃專家。可是，這有可能嗎？一個人如果沒唸過比方說消化學、循環學、血液學、組織解剖學等等等，一個人如果不懂肝膽胰脾腎心肺，不懂微生物與免疫，不懂內分泌學，不懂細菌及病毒，不懂生理病理藥理、神經、肌肉與血管等等等等等，他怎麼可能光是因為讀過兩本有關腸胃的文章或書籍，然後就能以腸胃專家的姿態發表演說與著作？<text:span text:style-name="T3"><text:line-break/><text:line-break/></text:span>科學不可能讓人這樣糟蹋，但文史哲，特別是哲，在台灣就是這樣糟蹋的。<text:span text:style-name="T3"><text:line-break/><text:line-break/></text:span>這社會，道德淪喪不說，智性同樣也棄如敝屣，一切都是看錢看權看地位看當年入學分數等等，來決定誰講講的話是真理，誰的理性能力強或智性程度高。種種荒唐事，說不盡也道不完。許多時候，驚嚇之餘，我常想到英文有句話說：<text:span text:style-name="T3">render someone speechless</text:span>，用中文來說就是：媽的，人們竟然能蠢到這種地步，我真是無言了。<text:span text:style-name="T3"><text:line-break/><text:line-break/></text:span>無言還寫一堆，不是為了說服當下的人，而只是無奈之言，給未來留個荒唐記錄，給各位的孫子們長大後當笑話回味。<text:span text:style-name="T3"><text:line-break/><text:line-break/></text:span>無言是因為說了也不會有幾人信。比方說，現在假若教育部強迫你念蔣公一生的思想精華<text:span text:style-name="T3">--"</text:span>行的哲學<text:span text:style-name="T3">"</text:span>，大學入學考試會考這樣一個題，要你申論行的哲學的深刻意義，你是不是會很無言？嚴重的話可能會吐血。<text:span text:style-name="T3"><text:line-break/><text:line-break/></text:span>但在二十幾年前，有人敢說無言敢說吐血嗎？要是有人不識相真說了，王者們當然不會因為你說出真理而從王的寶座上滾下來，恐怕是你會自取其辱才對，招來羞辱嘲諷抹黑與災禍。<text:span text:style-name="T3"><text:line-break/><text:line-break/></text:span>不過，這種<text:span text:style-name="T3"><text:s/>"</text:span>馬文才管理唐伯虎<text:span text:style-name="T3">"</text:span>、嚴重違反智性之事倒也不希奇。伽俐略面對酷刑時不也趕緊改變了說法，本來說地球在動的，趕緊改口說不動不動，誰說地球動誰就是烏龜王八蛋，是太陽繞地球動才對。可當壞人一走，他馬上又喃喃自語說：<text:span text:style-name="T3">"</text:span>可是，地球明明有在動啊<text:span text:style-name="T3">"</text:span>。我們現在讀到這些事覺得挺有趣，但在這些事發生的當下，其實非但一點都不有趣，而且充滿悲劇與痛苦。</text:p>
      <text:p text:style-name="P1"><text:span text:style-name="T1">小生</text:span><text:s/>  |  2015.03.14 00:18   |   <text:a xlink:type="simple" xlink:href="http://palinfo.habago.org/Entry?Command=Information_PrintForum&amp;iPage=322#FORUM33763"><text:span text:style-name="T2">#</text:span></text:a></text:p>
      <text:p text:style-name="P3">今晚在台大文學院演講廳學校邀請了柯市長發表演講，演講主題著重在「哲學」，可能是因為在手術房待久了自認為比較了解生死議題吧，便索性以「生命哲學」為題開講。<text:span text:style-name="T3"><text:line-break/></text:span>柯市長不是哲學本科生，對哲學沒有深入研究可以諒解，但我很懷疑他是不是連哲普書籍都懶得翻，帶著幾則佛學或基督教小故事就大膽發表他的「哲學觀」、「哲學理論」。<text:span text:style-name="T3"><text:line-break/></text:span>與其說他是「讀書人的自負」，不如說是「自我的過度膨脹」。書念多了，對自己的豐富知識有些自信還可以理解，但對於自己完全不了解的學科學問，竟然還能夠一貫發表高見。這種自大、輕視在場所有學者的態度，我今天倒是見證了。<text:span text:style-name="T3"><text:line-break/></text:span>草草以「宗教是為了解決死亡問題而生的，佛教就是如此」開頭，接下來提一些因啊果啊、中國人對於死亡的迷信恐懼、希臘人與東方人的哲學神話想像居然還拿西遊記出來－完全是胡扯。市長大放厥詞畢竟不是第一次，令我意外的是，現場雲集了台大哲學方面的研究權威，竟然能在那麼多雙每天苦讀哲學論文的目光前，為哲學胡亂「下定義」，在提到哲學問題的時候，把自己以前醫治病人的手術經驗拉進來講講，幾個難解嚴肅的生死哲學問題，似乎都能在他個人的醫院與同事的談笑間，迎刃而解。<text:span text:style-name="T3"><text:line-break/></text:span>對於哲學不了解，提一些自己的心得見解當然是沒問題。但對於這麼一個精深的學問卻連一點底子都沒有，就在諸位學者前畫虎爛。這般自大、目中無人，總算是見識了。</text:p>
      <text:p text:style-name="P1"><text:span text:style-name="T1">陳真</text:span><text:s/>  |  2015.03.12 20:02   |   <text:a xlink:type="simple" xlink:href="http://palinfo.habago.org/Entry?Command=Information_PrintForum&amp;iPage=322#FORUM33762"><text:span text:style-name="T2">#</text:span></text:a></text:p>
      <text:p text:style-name="P2">復活節前夕<text:span text:style-name="T3"><text:s/></text:span>教宗幫受刑人洗腳<text:span text:style-name="T3"><text:line-break/><text:line-break/></text:span>台灣醒報<text:span text:style-name="T3"> – 2015</text:span>年<text:span text:style-name="T3">3</text:span>月<text:span text:style-name="T3">12</text:span>日<text:span text:style-name="T3"><text:line-break/><text:line-break/></text:span>【台灣醒報記者莊瑞萌綜合報導】<text:span text:style-name="T3"><text:line-break/><text:line-break/></text:span>梵諦岡證實，教宗方濟將在今年復活節前夕，前往羅馬監獄，幫男女受刑人洗腳，以效法耶穌在世上時謙卑為門徒洗腳的精神。而一向親民的方濟，在接受媒體訪問時也首度大方地指出，自己相當怕痛，一旦遭遇不測，只求上帝讓他不要經歷痛苦。<text:span text:style-name="T3"><text:line-break/><text:line-break/></text:span>梵諦岡在週三對外表示，今年復活節前夕，教宗將前往羅馬雷比比亞男子監獄以及鄰近的女子監獄，幫受刑人洗腳。教宗曾在<text:span text:style-name="T3">2013</text:span>年時，幫<text:span text:style-name="T3">12</text:span>位被收容在青少年監護中心的女性與穆斯林受刑人洗腳，當時曾惹惱保守派天主教徒，因為保守派人士認為當時耶穌門徒皆是男性，幫女性洗腳並不合乎傳統。<text:span text:style-name="T3"><text:line-break/><text:line-break/></text:span>去年，方濟也曾到羅馬市郊一處收容長者及行動不便者的照護中心，幫受照顧者洗腳，也讓洗腳儀式地點正是從梵蒂岡開始走出界外。<text:span text:style-name="T3"><text:line-break/><text:line-break/></text:span>上任後開始顛覆一般教宗給人遙不可及印象的方濟，行為舉止不僅走親民路線，向來也以直言聞名。日前他在接受阿根廷報紙《<text:span text:style-name="T3">La Carcova News</text:span>》訪問時就坦言，自己相當畏懼肉體上的疼痛，因此，他自己認為，一旦不幸遭到暗殺，希望不用感受到痛苦。<text:span text:style-name="T3"><text:line-break/><text:line-break/></text:span>「我告訴上帝說：『請記得照顧我，』如果祢認為這是我離開人世或被人取走性命的時候，我只求對方別折磨我，」方濟說。他也在受訪時，一再強調自己是個相當畏懼疼痛的人。<text:span text:style-name="T3"><text:line-break/><text:line-break/></text:span>至於教宗傳出可能遭遇不測的消息其來有自，<text:span text:style-name="T3">2014</text:span>年，當時伊拉克駐梵蒂岡大使薩達爾（<text:span text:style-name="T3">Habeeb Al Sadr</text:span>）便信誓旦旦指出，伊斯蘭國激進份子極有可能對教宗方濟不利。</text:p>
      <text:p text:style-name="P1"><text:span text:style-name="T1">義德</text:span><text:s/>  |  2015.03.10 01:21   |   <text:a xlink:type="simple" xlink:href="http://palinfo.habago.org/Entry?Command=Information_PrintForum&amp;iPage=322#FORUM33760"><text:span text:style-name="T2">#</text:span></text:a></text:p>
      <text:p text:style-name="P3">朋友在自己的留言版上分享日本震後受創嚴重的福島請戶小學，底下連結是全景照片可以點箭頭往前進到小學內部，可以看到掛著卒業式布條的禮堂還有凌亂的教室，以及小學生在黑板上的留言。<text:span text:style-name="T3"><text:line-break/><text:line-break/></text:span>這間小學叫做請戶小學，地震當時老師把學校學生帶到附近山上避難，因此全員都逃過一劫<text:span text:style-name="T3"><text:line-break/><text:line-break/></text:span>教室黑板的留言大意：絕不認輸、最愛請戶小學了、一定要回來。鞥<text:span text:style-name="T3"><text:line-break/><text:line-break/>http://goo.gl/I2u9Sc<text:line-break/><text:line-break/></text:span>新聞報導連結<text:span text:style-name="T3"><text:line-break/><text:line-break/>http://goo.gl/fFm8qK</text:span></text:p>
      <text:p text:style-name="P1"><text:span text:style-name="T1">李宗益</text:span><text:s/>  |  2015.03.09 07:13   |   <text:a xlink:type="simple" xlink:href="http://palinfo.habago.org/Entry?Command=Information_PrintForum&amp;iPage=322#FORUM33759"><text:span text:style-name="T2">#</text:span></text:a></text:p>
      <text:p text:style-name="P2"><text:span text:style-name="T3">To </text:span>義德兄<text:span text:style-name="T3"><text:line-break/></text:span>對兄台的遭遇心有戚戚焉，我也遇過不少親戚朋友表示會講台語<text:span text:style-name="T3">(</text:span>指閩南語<text:span text:style-name="T3">)</text:span>才是愛台灣，鼓勵我講台語，過去我不疑有他，因為我認為學習母語和了解傳統是種義務。祖父也告誡我<text:span text:style-name="T3">:"</text:span>台灣人就愛會曉講台語。<text:span text:style-name="T3">"</text:span>所以即使小學開始就隨父母到台北生活，我的台語仍保持跟父母接近的腔調，沒有被北部人同化，並且引以為豪。直到我冥冥之中受到<text:span text:style-name="T3">"</text:span>愛台灣<text:span text:style-name="T3">"</text:span>鄉土意識的召喚，對祖輩的來歷和成長故事產生興趣並主動追索後，我才發現事有蹊蹺，以至於我對講台語愛台灣這<text:span text:style-name="T3"><text:line-break/></text:span>事全然改觀。<text:span text:style-name="T3"><text:line-break/><text:line-break/></text:span>父母日常以台語交談，基於父系社會的邏輯，我一直把自己歸納為福佬人這個族群，並熱心於充實相關知識。但後來卻發現祖父跟鄉親叔伯交談時使用的，是一種我完全聽不懂的語言。追查之下，才發現自己屬於即將消失的族群，小說家宋澤萊就是我們隔壁村的，<text:span text:style-name="T3">wiki</text:span>一下這個人就能知道我屬於哪個族群及其遭遇的困境。族群裡的長輩都具有強烈的本土意識，理應相當重視傳統及傳承，政治意識形態可想而知，小時候我亦深受影響，可是愛台灣愛到極致的結果，竟然是整個族群被收編同化，其害又與過去國民黨矯枉過正的國語運動何異<text:span text:style-name="T3">?</text:span>我並不反對推廣國語<text:span text:style-name="T3">(</text:span>普通話<text:span text:style-name="T3">)</text:span>，對於現代國家，尤其是中國這樣一個大國而言，有一個溝通各地人民的工具何其重要，但是這不能以強迫作為手段、消滅作為保證，那是<text:span text:style-name="T3">20</text:span>世紀以前弱肉強食時代建立國族的落後作法。今天兩岸政治當局不約而同下苦功保存方言，先民地下有知，或也可以無憾。只是我再無環境及機會學習、使用母語，只能冀望現在老家那裏的孩子，能重振並傳承下去。現在流行講多元文化，我也不再拘泥於父系母系傳承，既然我生活在台北，用普通話思考、與人溝通實屬自然之事，一有機會我還是會說台語，只是我絕不會再因一些<text:span text:style-name="T3">"</text:span>愛<text:span text:style-name="T3">XX"</text:span>的愚蠢理由，莫名其妙替人作嫁。最近倒是對粵語、泉州話、上海話頗有興趣，網路上也有不少<text:span text:style-name="T3"><text:line-break/></text:span>視頻可供學習，只嘆人在台灣，缺乏環境，所謂<text:span text:style-name="T3">"</text:span>一齊人傅之，眾楚人咻之，雖日撻而求齊也，不可得矣。<text:span text:style-name="T3">"<text:line-break/><text:line-break/></text:span>大陸上方言的節目不少，包括閩南語在內，亦有不錯的視頻。一直很喜歡聽腔調濃厚、自然流露的台語，我一直覺得那叫做古意盎然，可是這些年台灣閩南語的主流腔調已經混合出新式的語調，聽起來不那麼好聽。就好像北京話被簡化成國語普通話那樣，失去某種說不出來的韻味。<text:span text:style-name="T3"><text:line-break/>youtube</text:span>看得到一些方言視頻，我自己比較喜歡泉州話，接近台灣地區的鹿港話，以下分享一集教學影帶。<text:span text:style-name="T3"><text:line-break/><text:line-break/></text:span>泉州話<text:span text:style-name="T3">(</text:span>視頻中右邊那位女老師語調很好聽<text:span text:style-name="T3">)<text:line-break/>http://youtu.be/DGq1jcZm30k<text:line-break/><text:line-break/></text:span>另外推薦一個專門蒐集中國方言的網站<text:span text:style-name="T3">:"</text:span>鄉音苑<text:span text:style-name="T3">"</text:span>，是由一個出差到北京的美國人，發現自己同中國人說普通話卻時常語言不通，因此受到文化衝擊後發起的計畫，提供全球華人用方言說故事上傳，目前有來自各地的音頻。網站以地圖顯示，不需加入會員，點擊地圖上的各色圈圈就可收聽，不同顏色表示不同方言群。不過因為是自由上傳，良莠不齊，運氣不好可能要多點幾個。<text:span text:style-name="T3"><text:line-break/><text:line-break/></text:span>鄉音苑<text:span text:style-name="T3"><text:line-break/>http://phonemica.net/<text:line-break/><text:line-break/>To </text:span>陳真兄<text:span text:style-name="T3"><text:line-break/></text:span>我查了教育部的閩南語辭典，裡面將就<text:span text:style-name="T3">"</text:span>沈熟<text:span text:style-name="T3">"</text:span>的發音標記為<text:span text:style-name="T3">"sim-sik"</text:span>，漢字寫作<text:span text:style-name="T3">"</text:span>心適<text:span text:style-name="T3">"</text:span>，不過考慮到中國這麼大，閩南語也是方言眾多，辭典所記只能代表台語的某地腔調，但我還是寫出來，留作線索。<text:span text:style-name="T3"><text:line-break/></text:span>例句：伊<text:span text:style-name="T3"><text:s/></text:span>人<text:span text:style-name="T3"><text:s/></text:span>有夠<text:span text:style-name="T3"><text:s/></text:span>心適。<text:span text:style-name="T3"><text:line-break/></text:span>音<text:span text:style-name="T3">: I lâng ū-kàu sim-sik.</text:span></text:p>
      <text:p text:style-name="P4"/>
      <text:p text:style-name="P1"><text:span text:style-name="T1">陳真</text:span><text:s/>  |  2015.03.09 04:26   |   <text:a xlink:type="simple" xlink:href="http://palinfo.habago.org/Entry?Command=Information_PrintForum&amp;iPage=323#FORUM33758"><text:span text:style-name="T2">#</text:span></text:a></text:p>
      <text:p text:style-name="P2">巴勒網有不少大陸同胞，怕他們看不懂，我幫忙翻譯一下：<text:span text:style-name="T3"><text:line-break/><text:line-break/>"</text:span>哩細歹玩郎哩未工歹意<text:span text:style-name="T3">?"<text:line-break/></text:span>翻譯：<text:span text:style-name="T3">"</text:span>你是台灣人，不講台語？<text:span text:style-name="T3">"<text:line-break/><text:line-break/>"</text:span>哪細愛歹玩齁，丟愛公歹意啦<text:span text:style-name="T3">"<text:line-break/></text:span>翻譯：<text:span text:style-name="T3">"</text:span>你若愛台灣，就要講台語啦。<text:span text:style-name="T3">"<text:line-break/><text:line-break/></text:span>小時候我的普通話原本還行，甚至還參加過<text:span text:style-name="T3"><text:s/>"</text:span>國語文朗讀比賽<text:span text:style-name="T3">"</text:span>，可是，自從台南到台北唸高中之後沒多久，我就變得很偏激，盡量不講普通話，也就是所謂國語。因此經常惹來許多爭議，甚至肢體衝突與風波。<text:span text:style-name="T3"><text:line-break/><text:line-break/></text:span>我甚至也不願稱呼它為國語，因為我覺得獨尊普通話為一國之語很霸道，所以堅持稱呼它為<text:span text:style-name="T3"><text:s/>"</text:span>北京話<text:span text:style-name="T3">"</text:span>，它其實也只是一種<text:span text:style-name="T3"><text:s/>"</text:span>方言<text:span text:style-name="T3">"</text:span>。<text:span text:style-name="T3"><text:line-break/><text:line-break/></text:span>國中和小學都在台南唸書，雖然官方政策上有所謂<text:span text:style-name="T3"><text:s/>"</text:span>國語推行員<text:span text:style-name="T3">"</text:span>，專門以各種羞辱人的方式處罰講台語者，例如身上掛狗牌在走廊或操場上罰站，但南部大多數人當然不會排斥台語，所以，講台語基本上還不至於隨時隨地招來更大的羞辱。<text:span text:style-name="T3"><text:line-break/><text:line-break/></text:span>國語推行員通常都由老師直接任命不喜歡講國語的人，所以我經常擔任這項國家所賦予的以語言復興中華文化的重任；誰敢講台語<text:span text:style-name="T3">(</text:span>所謂方言<text:span text:style-name="T3">)</text:span>，我就必須像足球裁判那樣，遞給他一張罰單或警告牌，藉以罰款若干，或是交由老師定奪，根據罰單多寡，公開給予各種處罰，包括自己掌嘴或是互相掌嘴，青蛙跳，半蹲，掛狗牌罰站等等。狗牌上則寫下此人罪狀，例如<text:span text:style-name="T3"><text:s/>"</text:span>我不愛國，我講方言<text:span text:style-name="T3">"</text:span>。<text:span text:style-name="T3"><text:line-break/><text:line-break/></text:span>同學們知道我無心開罰單，所以常故意在我面前講一些聽起來好像台語的國語，例如<text:span text:style-name="T3"><text:s/>"</text:span>棒賽<text:span text:style-name="T3">"</text:span>、<text:span text:style-name="T3">"</text:span>北七<text:span text:style-name="T3">"(</text:span>有人說他家住在北七巷<text:span text:style-name="T3">) </text:span>等等，考驗我的智慧與文化修養。<text:span text:style-name="T3"><text:line-break/><text:line-break/></text:span>有一陣子，愛國狂潮底下，基於抗日情操，連<text:span text:style-name="T3"><text:s/>"</text:span>便當<text:span text:style-name="T3">" </text:span>也不能講，必須說<text:span text:style-name="T3"><text:s/>"</text:span>飯盒<text:span text:style-name="T3">"</text:span>，因為便當是日語。<text:span text:style-name="T3"><text:line-break/><text:line-break/></text:span>打從我一出生，國家就不斷告訴我，台語矮人一大截，台灣人的血統比較低級，外省人比較高級，講台語是很沒水準的；一切文藝創作或戲劇演出，在在不斷強化此一語言人格論，語言智商論。簡單說就是：操低俗語言如台語者，人格必然低劣，操低俗語言如台語者，智能必然低下。<text:span text:style-name="T3"><text:line-break/><text:line-break/></text:span>這套政策教化，似乎在年輕女孩身上特別行得通。女生似乎特別相信這一套。在那年代，用台語追女仔是完全行不通的。<text:span text:style-name="T3"><text:line-break/><text:line-break/></text:span>我國中念的學校全部是男的，好像沒幾個人會講國語，我是說同學們知道怎麼講，但很少有人會用國語交談。記得有一天，我跟同學走在一塊，剛踏出校門準備說再見時，我用台語問同學說，<text:span text:style-name="T3">"</text:span>晚上幾點<text:span text:style-name="T3">(</text:span>去游泳<text:span text:style-name="T3">)</text:span>？<text:span text:style-name="T3">" </text:span>沒想到一個附近學校的女同學<text:span text:style-name="T3">(</text:span>台南女中<text:span text:style-name="T3">)</text:span>剛好騎車經過我身邊，竟然回頭對我們白了一眼，丟下一句話說：<text:span text:style-name="T3">"</text:span>沒水準！<text:span text:style-name="T3">" </text:span>旁邊一堆正準備放學回家的同學看我們挨罵，笑成一團。<text:span text:style-name="T3"><text:line-break/><text:line-break/></text:span>類似像這樣一種公開教訓，到了台北更是生活常態。加上我念的高中是所謂名校，身負眾人期望，而我竟然滿口沒水準的台語，因此經常在大街小巷、電影院或公車上，引來無數的衝突，我知道還有同學甚至被其他學校的同學抓去巷子裏圍毆，警告他不得再講沒水準的台語。<text:span text:style-name="T3"><text:line-break/><text:line-break/></text:span>記得上高中第一天，老師說要大家一一上台自我介紹。不過只是講幾句話，這還難不倒我，但我很驚駭地發現怎麼每個上台的同學全部都用普通話<text:span text:style-name="T3">(</text:span>也就是所謂國語<text:span text:style-name="T3">)</text:span>發言？於是我偷偷問隔壁同學說<text:span text:style-name="T3"><text:s/>"</text:span>老師有說只能用國語自我介紹嗎？<text:span text:style-name="T3">" </text:span>那個同學姓廖，我到現在都還記得，因為他不但沒回答我的問題，反而還罵說：<text:span text:style-name="T3">"</text:span>神經！<text:span text:style-name="T3">" </text:span>後來我給這位廖同學取了個台語綽號叫<text:span text:style-name="T3"><text:s/>"</text:span>破麻<text:span text:style-name="T3">"</text:span>，典故就是從此而來。但破麻究竟是什麼意思我也不是很清楚，估計是跟性器官有關，形容一個人很<text:span text:style-name="T3">gy</text:span>。<text:span text:style-name="T3"><text:line-break/><text:line-break/></text:span>講半天我只是想說：過去那些被欺壓被羞辱被踐踏的一方，如果他們真的在乎那些痛苦的歲月與經驗，當自身已成主流時，其實就不應該再去欺壓羞辱踐踏他人；也唯有如此，痛苦才不會失去意義，才會有它應有的價值。就像杜斯妥也夫斯基所說，痛苦並不可怕，可怕的是我們配不配得上自己所曾經承受的痛苦。<text:span text:style-name="T3"><text:line-break/><text:line-break/></text:span>在某種卑劣的政治氛圍下，過去這十幾年來，我從一個原本拒絕說普通話的台語愛用者，慢慢變成不太喜歡講台語，逐漸失去對它原有的好感或親切。面對市面上無數所謂本土的低俗文藝及電影與政治等等等，那樣一些極不自然、怪腔怪調十分做作的台語，更是令人打從心底感到厭惡。<text:span text:style-name="T3"><text:line-break/><text:line-break/></text:span>這幾天不知道為什麼，突然一直想起蘭大弼。<text:span text:style-name="T3">1997</text:span>年我剛去英國時，有去他家拜訪。他來車站接我，一路往他家的方向走，全程講台語，而且是那種很典雅優美的台語，讓我印象很深。當我們走過一座吊橋時，他嘿嘿嘿笑著用台語說，<text:span text:style-name="T3">"</text:span>很有趣<text:span text:style-name="T3">"(</text:span>可惜我寫不出台語發音，類似<text:span text:style-name="T3"><text:s/>"</text:span>就沈熟<text:span text:style-name="T3">"</text:span>，會講老式台語的應該知道<text:span text:style-name="T3"><text:s/>"</text:span>真有趣＂的台語怎麼發音<text:span text:style-name="T3">)</text:span>。<text:span text:style-name="T3"><text:line-break/><text:line-break/></text:span>後來，他看到我寫的<text:span text:style-name="T3"><text:s/>"</text:span>給英國人的一封公開信<text:span text:style-name="T3">"</text:span>，寄給我兩封很長的私人信，說明英國人的排外種種。信很長，好幾頁。他說，英國人的排外，多多少少是出於一種無知和<text:span text:style-name="T3"><text:s/>"</text:span>恐懼＂。<text:span text:style-name="T3"><text:line-break/><text:line-break/></text:span>我來英國之前，聽說他喜歡吃大茂黑瓜，所以特地從台灣帶了幾罐給他。後來有一次，我寫信跟他說，如果還想吃，我下回再帶來。<text:span text:style-name="T3"><text:line-break/><text:line-break/></text:span>可惜這些都已成往事。蘭大弼當了幾十年的彰基院長，當他從彰基退休回到英國時，並無儲蓄，帶著一只皮箱離開。我聽說他平常把錢幾乎都捐出去。<text:span text:style-name="T3"><text:line-break/><text:line-break/></text:span>在維基百科上看到對於他辭世前的一段描述：<text:span text:style-name="T3"><text:line-break/><text:line-break/>2010</text:span>年，（蘭大弼）因多重器官衰竭在英國倫敦病逝，享年<text:span text:style-name="T3">96</text:span>歲。辭世前，寫下「台灣」兩字。彌留之際，以台語說出：「要照顧艱苦人（窮人）」，成為他最後的遺言。</text:p>
      <text:p text:style-name="P1"><text:span text:style-name="T1">義德</text:span><text:s/>  |  2015.03.08 15:01   |   <text:a xlink:type="simple" xlink:href="http://palinfo.habago.org/Entry?Command=Information_PrintForum&amp;iPage=323#FORUM33757"><text:span text:style-name="T2">#</text:span></text:a></text:p>
      <text:p text:style-name="P3">我是個在客家鄉長大的孩子，從小到大只會講兩種話<text:span text:style-name="T3">"</text:span>客語<text:span text:style-name="T3">"</text:span>、<text:span text:style-name="T3">"</text:span>國語<text:span text:style-name="T3">"</text:span>，閩南語有聽沒有懂或是只懂一點點，說太快我就完全聽不懂。<text:span text:style-name="T3"><text:line-break/><text:line-break/></text:span>後來在當兵的時候被分到高雄，對於這個南部的大鎮我第一個印象是<text:span text:style-name="T3">"</text:span>熱<text:span text:style-name="T3">"</text:span>，第二個印象是這邊在地人幾乎都講台語，從早餐店老闆、計程車司機、公車司機、停下來被我問路的路人都是講閩南語，實在沒辦法我只好用很爛很爛的閩南語跟他們交談。<text:span text:style-name="T3"><text:line-break/><text:line-break/></text:span>這時很多人露出訝異的表情說<text:span text:style-name="T3">"</text:span>你不會說閩南語<text:span text:style-name="T3">?"</text:span>，而另一種令我比較討厭的表達方式是<text:span text:style-name="T3">"</text:span>哩細歹玩郎哩未工歹意<text:span text:style-name="T3">?"</text:span>，更而甚之會開始露出同情的表情說<text:span text:style-name="T3">"</text:span>哪細愛歹玩齁，丟愛公歹意啦<text:span text:style-name="T3">"</text:span>。<text:span text:style-name="T3"><text:line-break/><text:line-break/></text:span>後來我受不了了<text:span text:style-name="T3">!</text:span>你跟我說閩南語我就跟你說國語看誰會撐<text:span text:style-name="T3">!</text:span>結果就會出現我在跟計程車司機講路段他用閩南語，我就用國語回他，彷彿兩個人都在腦子裡面迅速做語言翻譯再說出來。<text:span text:style-name="T3"><text:line-break/><text:line-break/></text:span>而且如果在南部吵架，平常文質彬彬的朋友講著一口字正腔圓的國語，只要跟他討論事情如果意見不同講話比較激烈一點就直接語言切換成閩南語模式。<text:span text:style-name="T3"><text:line-break/><text:line-break/></text:span>而且有些令我無言的是，我不能說<text:span text:style-name="T3">"</text:span>台語不應該指閩南語，而是台灣的語言，台灣有很多種語言<text:span text:style-name="T3">"</text:span>，對某些人來說會暴跳如雷立即更正我，或是敦敦教誨說<text:span text:style-name="T3">"</text:span>你一定要學好台語，這樣別人聽到比較親切，就像是你看我在外面問路時直接用台語對方馬上就很親切回答了<text:span text:style-name="T3">"</text:span>，貌似台灣只剩下<text:span text:style-name="T3">"</text:span>台語人<text:span text:style-name="T3">"</text:span>，我是客家人你怎麼不用客家話問候我讓我感到親切呢<text:span text:style-name="T3">?<text:line-break/><text:line-break/></text:span>我想我會堅持第一句話交談用國語，因為這是大家都會的語言這不是基本的禮貌嗎<text:span text:style-name="T3">?<text:line-break/><text:line-break/></text:span>當然如果我已經知道你是閩南人或是你就是我同鄉的客家人我第一句用你熟悉的語言也是基本的。</text:p>
      <text:p text:style-name="P1"><text:span text:style-name="T1">陳真</text:span><text:s/>  |  2015.03.05 19:36   |   <text:a xlink:type="simple" xlink:href="http://palinfo.habago.org/Entry?Command=Information_PrintForum&amp;iPage=323#FORUM33755"><text:span text:style-name="T2">#</text:span></text:a></text:p>
      <text:p text:style-name="P2">如果逢中必反是荒唐的，那麼，逢中必軟不也一樣荒唐？我個人當然是把台灣看成中國的一部份，至少我不會把大陸當敵國，但是，對於那些並不這麼看待兩岸關係的人來說，航線怎麼劃自然就會有所謂國安的問題。在這樣一種疑慮上說出個反對的道理來，有什麼不對呢？</text:p>
      <text:p text:style-name="P1"><text:span text:style-name="T1">衛鍼</text:span><text:s/>  |  2015.03.05 17:06   |   <text:a xlink:type="simple" xlink:href="http://palinfo.habago.org/Entry?Command=Information_PrintForum&amp;iPage=323#FORUM33754"><text:span text:style-name="T2">#</text:span></text:a></text:p>
      <text:p text:style-name="P3">下面兩篇新聞都是跟兩岸直航相關，有異曲同工之妙。我看到一群沒頭沒腦網友又冒出來罵這是賣台、侵略，我懷疑我看到了十年前很流行的手機罐頭訊息製造機，反正看到大陸做了甚麼事，二話不說罵就對了，而且一直以來用詞基本上沒怎麼變。<text:span text:style-name="T3"><text:line-break/><text:line-break/></text:span>兩岸好不容易有直航，但是就是會有一群人繼續以政治意識型態綁架議題，搞出一堆沒必要的是非。倘若大陸怎麼樣都是侵略，何不回到八年鎖國時代，繼續牽手護台灣，妄想其他文明國家會衝過來幫自己對抗鴨霸支那賤畜，保護台灣這塊偉大的亞洲民主聖地，豈不快活。<text:span text:style-name="T3"><text:line-break/><text:line-break/>===<text:line-break/><text:line-break/></text:span>兩岸溝通<text:span text:style-name="T3">M503 </text:span>民航局：期程研議中<text:span text:style-name="T3"><text:line-break/>http://goo.gl/85hLmi<text:line-break/><text:line-break/></text:span>（中央社記者周慧盈北京<text:span text:style-name="T3">17</text:span>日電）中國大陸國台辦發言人馬曉光今天表示，大陸已透過民航「小兩會」管道致函台灣，願就<text:span text:style-name="T3">M503</text:span>航路使用中的技術性問題，近日再做進一步溝通。<text:span text:style-name="T3">1040117<text:line-break/><text:line-break/></text:span>（中央社記者蔡和穎台北<text:span text:style-name="T3">17</text:span>日電）民航局表示，中國大陸在兩岸未達共識前，<text:span text:style-name="T3">12</text:span>日公告<text:span text:style-name="T3">M503</text:span>內<text:span text:style-name="T3">4</text:span>條新航路，民航局第一時間表達不能接受後，陸方已有初步回應，兩岸何時進一步溝通，還在研議。<text:span text:style-name="T3"><text:line-break/><text:line-break/></text:span>　　中國大陸國務院台灣事務辦公室發言人馬曉光今天表示，大陸已透過民航「小兩會」管道致函台灣，願就<text:span text:style-name="T3">M503</text:span>航路使用中的技術性問題，近日再做進一步溝通。<text:span text:style-name="T3"><text:line-break/><text:line-break/></text:span>　　民航局重申，大陸在雙方還在溝通、未有結論前就公告航路，民航局不能接受，<text:span text:style-name="T3">M503</text:span>航路離軍方限航區太靠近，若天候不佳，飛機有偏航進入限航區的安全風險，兩岸相關部會將研議下一次溝通的時間。<text:span text:style-name="T3"><text:line-break/><text:line-break/></text:span>　　交通部代理部長陳建宇表示，將儘快在中國大陸新航線生效前，在這<text:span text:style-name="T3">1</text:span>、<text:span text:style-name="T3">2</text:span>週內積極溝通，盼陸方能將<text:span text:style-name="T3">M503</text:span>航路西移至雙方限航區的中間。<text:span text:style-name="T3"><text:line-break/><text:line-break/></text:span>大陸民航局<text:span text:style-name="T3">12</text:span>日公布飛航公告指出，將於東南沿海劃設<text:span text:style-name="T3">M503</text:span>、<text:span text:style-name="T3">W121</text:span>、<text:span text:style-name="T3">W122</text:span>及<text:span text:style-name="T3">W123</text:span>新航路，預計<text:span text:style-name="T3">3</text:span>月<text:span text:style-name="T3">5</text:span>日生效。<text:span text:style-name="T3"><text:line-break/><text:line-break/></text:span>行政院交通部表示，<text:span text:style-name="T3">M503</text:span>航路貼近台北飛航情報區邊界，<text:span text:style-name="T3">W121</text:span>、<text:span text:style-name="T3">W122</text:span>及<text:span text:style-name="T3">W123</text:span>等航路極可能影響台灣往返金門、馬祖<text:span text:style-name="T3">W6</text:span>、<text:span text:style-name="T3">W8</text:span>及<text:span text:style-name="T3">W2</text:span>航路飛航，若遇惡劣天氣等異常狀況，將衍生飛安風險。<text:span text:style-name="T3">1040117 <text:line-break/><text:line-break/>===<text:line-break/><text:line-break/></text:span>國安危機<text:span text:style-name="T3"><text:s/></text:span>我劃新航道<text:span text:style-name="T3"><text:s/></text:span>供中國船「路過」<text:span text:style-name="T3"><text:line-break/></text:span>自由亂報<text:span text:style-name="T3"><text:line-break/><text:line-break/>http://goo.gl/w0Q56y<text:line-break/><text:line-break/></text:span>〔記者鍾麗華／台北報導〕在中國擅自於空域劃設<text:span text:style-name="T3">M503</text:span>新航路之際，馬政府也著手在台灣領海劃設新航道，方便中國船舶航經我限制與禁止水域。學者質疑，現行「直航航道」已密密麻麻，若再劃設「通過航道」，等於開放整個台灣海域，讓中國船舶漫無限度、自由穿梭，不僅台灣海域的水文資料恐暴露無遺，也破壞水域自我防禦的功能，徒增國安風險。<text:span text:style-name="T3"><text:line-break/></text:span>現行兩岸海運直航航道。（資料來源：交通部航港局）<text:span text:style-name="T3"><text:line-break/></text:span>現行兩岸海運直航航道。（資料來源：交通部航港局）<text:span text:style-name="T3"><text:line-break/></text:span>學者：開放台海<text:span text:style-name="T3"><text:s/></text:span>讓中國船自由穿梭<text:span text:style-name="T3"><text:line-break/></text:span>交通部上月十七日公告修正「台灣地區與大陸地區海運直航許可管理辦法」，中國船舶只要「出入中國直航港口」，不必進入台灣港口，也可申請航經我國禁限制水域。<text:span text:style-name="T3"><text:line-break/></text:span>交部公告<text:span text:style-name="T3"><text:s/></text:span>中國船可經我禁限制水域<text:span text:style-name="T3"><text:line-break/></text:span>為方便中國船舶「路過」，條文允許在特定需求並經兩岸聯繫後，在特定條件下，由交通部依實際需求，會同有關機關劃設公告航路或航道。<text:span text:style-name="T3"><text:line-break/></text:span>交通部坦承已著手劃設新航道，目前正會銜國防部、海巡署與漁業署等相關機關。至於劃設的內容，交通部不願透露，僅表示新增航道應在個位數以下，現仍在作業階段，相關方案研擬完成後才會對外說明。<text:span text:style-name="T3"><text:line-break/></text:span>國際海洋法專家、台大法學院教授姜皇池質疑，兩岸海運直航後，目前禁限制水域已劃設廿條指定航道，以每個航道五十浬長、三浬寬，廿條航道的面積就達三千平方浬，已超過十分之一的水域，未來若再劃設新航道，令人不敢想像。<text:span text:style-name="T3"><text:line-break/></text:span>姜皇池研判，現行直航航道為東西向，新的通過航道以南北向可能性最大，就怕劃在澎湖與台灣本島之間，或是從未開放過的水域，中國取得水文資料後，把人口密集的西部海岸暴露無遺。<text:span text:style-name="T3"><text:line-break/></text:span>姜皇池說，兩岸直航對台灣尚有經濟利益可言，但劃設新航道，不會進入台灣港口，對台灣毫無任何好處，卻造成國安風險，也有海洋環境保育與執法壓力，交通部在除夕前一天，趁國人準備過年放假時，偷偷摸摸公告，動機啟人疑竇。<text:span text:style-name="T3"><text:line-break/></text:span>成大教授許忠信表示，中國仍不願撤<text:span text:style-name="T3">M503</text:span>航路，沒想到馬政府又自廢武功、自我繳械，把台灣禁限制水域「奉送」給中國，簡直讓人無法置信。他認為，馬總統想在最後一年多的任期，把「兩岸三通四流」做到不可逆轉的地步，運用行政權積極協助中國促統，破壞兩岸人民關係條例的自我防衛機制。</text:p>
      <text:p text:style-name="P1"><text:span text:style-name="T1">陳真</text:span><text:s/>  |  2015.03.05 10:42   |   <text:a xlink:type="simple" xlink:href="http://palinfo.habago.org/Entry?Command=Information_PrintForum&amp;iPage=323#FORUM33753"><text:span text:style-name="T2">#</text:span></text:a></text:p>
      <text:p text:style-name="P2">自由人渣報老板林榮三，舊國民黨時期是國民黨為非作歹買票做票的黨政要員，當民進黨興起，改朝換代後，竟然卻開始愛台灣，整天妖魔化大陸人，挑撥族群仇恨不遺餘力，而其家族為非作歹大賺黑心錢的行徑更是變本加厲。<text:span text:style-name="T3"><text:line-break/><text:line-break/></text:span>陳真<text:span text:style-name="T3"><text:line-break/>===============<text:line-break/></text:span>林榮三么子<text:span text:style-name="T3"><text:s/></text:span>知法玩法<text:span text:style-name="T3"><text:line-break/><text:line-break/>2014</text:span>年<text:span text:style-name="T3">8</text:span>月<text:span text:style-name="T3">17</text:span>日<text:span text:style-name="T3"><text:line-break/><text:line-break/></text:span>聯邦集團創辦人林榮三的么兒、瓏山林建設董事長林鴻堯（本報資料照片），利用人頭規避土地法，取巧開發士林官邸旁近千坪精華土地，被依偽造文書罪輕判<text:span text:style-name="T3">4</text:span>個月。（張鎧乙攝）<text:span text:style-name="T3"><text:line-break/><text:line-break/><text:line-break/></text:span>中國時報【陳志賢、潘杏惠╱台北報導】<text:span text:style-name="T3"><text:line-break/><text:line-break/></text:span>聯邦集團創辦人林榮三么兒、瓏山林建設董事長林鴻堯，為開發士林官邸旁近千坪精華土地，將名下土地假贈與<text:span text:style-name="T3">13</text:span>名人頭，被判刑<text:span text:style-name="T3">4</text:span>月，易科罰金<text:span text:style-name="T3">12</text:span>萬元確定。「人民民主陣線『鏟土豪』行動」研究員李燕認為，林鴻堯知法玩法，卻僅偽造文書罪輕判，如同政府作莊打假球，縱容財團建商牟取暴利，無助政府打房政策，居住、土地正義恐難實現。<text:span text:style-name="T3"><text:line-break/><text:line-break/></text:span>炒地輕判<text:span text:style-name="T3"><text:s/></text:span>政府縱容<text:span text:style-name="T3"><text:line-break/><text:line-break/></text:span>民陣認為今年四月財政部長張盛和與台北市副市長張金鶚的「雙張會」，喊出「打房！他們深感懷疑，認為僅是選舉操弄。否則，政府就該真正殺雞儆猴，至少應<text:span text:style-name="T3"><text:s/></text:span>將林鴻堯案以「偽造文書」罪的最高刑責，判<text:span text:style-name="T3">3</text:span>年徒刑。<text:span text:style-name="T3"><text:line-break/><text:line-break/></text:span>李燕強調，其實像林鴻堯這種鑽法律漏洞案例不少，「民陣鏟土豪行動」最近就接獲不少民眾反映他們的土地、房子被財團建商以類似手法非法變更，他們卻求助無門。土地法的立法精神是好的，卻被有心人士以鑽法律漏洞方式知法玩法，政府應鐵腕重懲建商玩法行徑，不然縱使修法，財團建商靠龐大律師團，依舊可以輕易玩法。<text:span text:style-name="T3"><text:line-break/><text:line-break/></text:span>「民陣鏟土豪行動」在臉書上<text:span text:style-name="T3">PO</text:span>文，無奈指出政府高調喊出要打房，雖然檢察官努力投球，法官卻假裝揮棒落空，造成政府做莊，打了一場讓民眾傷心失望的假球賽！這種仗其優勢，惡意操弄法律精神、強侵民眾基本權益，是財團建商來謀奪暴利的慣用伎倆。「這種玩法行徑就是違法！惡意操弄玩法的犯罪甚至比違法更惡劣！」<text:span text:style-name="T3"><text:line-break/><text:line-break/></text:span>碰到財團<text:span text:style-name="T3"><text:s/></text:span>打房打假<text:span text:style-name="T3"><text:line-break/><text:line-break/></text:span>鏟土豪行動強調，此般有如「經濟犯罪」的惡劣行逕，卻僅輕判<text:span text:style-name="T3">4</text:span>月，且可易科罰金<text:span text:style-name="T3">12</text:span>萬元，這相對此案若主導開發成功，將可獲利近<text:span text:style-name="T3">60</text:span>億元的暴利相比，簡直九牛一毛。<text:span text:style-name="T3"><text:line-break/><text:line-break/></text:span>綠黨發言人王鐘銘則認為，「瓏山林公司的手法太粗糙、笨拙了，簡直陷買房子的消費者於不義。」連瓏山林這麼大的財團，都要用這樣的方式牟取暴利，代表還有更多的未爆彈，政府如果不出面遏止，還會有更多的爭議及受害者。<text:span text:style-name="T3"><text:line-break/><text:line-break/></text:span>王鐘銘表示，瓏山林案以取巧的方式，藉此符合《土地法》地主人數過半條件，不但犧牲少數土地所有人的權益，更重要的是，如果今天這塊土地上蓋住宅，消費者買了地上權住宅，卻不曉得土地產權面臨爭議問題，要是土地所有人出面抗議，消費者豈不是吃了悶虧？<text:span text:style-name="T3"><text:line-break/><text:line-break/>OURs</text:span>都市改革組織祕書長彭揚凱也認為，瓏山林這麼大的財團，一定不只這件案子用這樣的手法炒地皮，但整個問題還是要回歸到複雜的政商結構來討論。<text:span text:style-name="T3"><text:line-break/></text:span>取巧牟利<text:span text:style-name="T3"><text:s/></text:span>小民受害<text:span text:style-name="T3"><text:line-break/><text:line-break/></text:span>彭揚凱說，外界抨擊多時的《土地法》修法，就因為有立委在立院裡護航，以致於打房、炒地皮問題，從來都沒有辦法有效解決，只能繼續惡性循環下去。<text:span text:style-name="T3"><text:line-break/><text:line-break/>==============<text:line-break/></text:span>林榮三么子<text:span text:style-name="T3"><text:s/></text:span>假贈與真炒地累犯<text:span text:style-name="T3"><text:line-break/><text:line-break/></text:span>中時電子報<text:span text:style-name="T3"><text:line-break/></text:span>作者陳志賢、江慧珺╱台北報導<text:span text:style-name="T3"> <text:line-break/><text:line-break/>2015</text:span>年<text:span text:style-name="T3">1</text:span>月<text:span text:style-name="T3">22</text:span>日<text:span text:style-name="T3"><text:line-break/><text:line-break/></text:span>「鏟土豪行動」研究員李燕（左）<text:span text:style-name="T3">21</text:span>日表示，他們接獲民眾舉發位於北市光復北路與八德路口土地遭瓏山林建設惡意玩法，藉「假贈與、真買賣」侵害他人權利，董事長林鴻堯應出面說明清楚。（姚志平攝）<text:span text:style-name="T3"><text:line-break/><text:line-break/></text:span>聯邦企業集團創辦人林榮三么子、瓏山林建設董事長林鴻堯被控「假贈與、真買賣」光復北路與八德路土地，涉嫌偽造文書。台北地檢署昨日傳喚告訴人及被告林鴻堯共<text:span text:style-name="T3">3</text:span>人到庭，據了解，林鴻堯與陳姓地主<text:span text:style-name="T3">2</text:span>被告均否認假贈與，檢方將再查證。<text:span text:style-name="T3"><text:line-break/><text:line-break/></text:span>躲媒體<text:span text:style-name="T3"><text:s/></text:span>走後門進北檢<text:span text:style-name="T3"><text:line-break/><text:line-break/></text:span>林鴻堯昨在律師掩護下，故意不走北檢第三辦公室前門，而是「走後門」進入，避開媒體拍攝。長期關注此議題的民陣「鏟土豪行動」也趕往，抗議「富二代」林鴻堯是掠地牟取暴利「累犯」，請求檢察官學習柯<text:span text:style-name="T3">P</text:span>精神對抗土豪財團，並呼籲檢察官應依法起訴並嚴懲重刑。<text:span text:style-name="T3"><text:line-break/><text:line-break/></text:span>對此，北市府發言人林鶴明表示，市長柯文哲態度清楚，只是希望釐清近期引發社會關注的開發案，解決問題，並非對抗財團或反商仇富。他表示，不清楚此案案情，也沒有接觸過民陣的「鏟土豪行動」，原則上尊重司法偵辦，北市府不評論。<text:span text:style-name="T3"><text:line-break/><text:line-break/></text:span>告訴人陳姓地主控稱，位於光復北路與八德路口，原本為家族多人共同持有的土地，林鴻堯並非該地地主，卻藉由土地共有人另名陳姓地主贈與土地<text:span text:style-name="T3">0.0373</text:span>平方公尺、建物<text:span text:style-name="T3">0.2532</text:span>平方公尺，以如同「名片」大小土地給林，讓林與瓏山林成為土地共有人，再藉此排除其他土地共有人優先購買的權益。<text:span text:style-name="T3"><text:line-break/><text:line-break/></text:span>買土地<text:span text:style-name="T3"><text:s/></text:span>總走旁門左道<text:span text:style-name="T3"><text:line-break/><text:line-break/></text:span>「鏟土豪行動」研究員李燕說，去年<text:span text:style-name="T3">8</text:span>月，林鴻堯利用土地法漏洞，以「假贈與、真買賣」方式贈與<text:span text:style-name="T3">13</text:span>名人頭各約<text:span text:style-name="T3">iPhone5</text:span>面積大小的土地，以取得士林官邸旁精華土地主導權，遭判刑<text:span text:style-name="T3">4</text:span>月，易科罰金<text:span text:style-name="T3">12</text:span>萬定讞。如今林再以同樣手法，侵占其他土地共有人之優先購買權利。<text:span text:style-name="T3"><text:line-break/><text:line-break/></text:span>李燕指出，這筆土地位於未來捷運三環三線經過路段，該區目前每坪已至<text:span text:style-name="T3">60</text:span>萬至<text:span text:style-name="T3">194</text:span>萬，若日後本案土地以現有工三土地容積，開發成功後保守估計獲利<text:span text:style-name="T3">7</text:span>億元以上，如再變更為住宅區或商業區，開發價值更可加乘翻倍。<text:span text:style-name="T3"><text:line-break/><text:line-break/></text:span>她認為，林鴻堯已是累犯，以各種鑽法律漏洞的詐術手法掠地搶地，讓房價居高不下，青年及弱勢住不起，「富到你，窮到我」，真是全民之禍，期盼檢察官能比照士林官邸人頭案予以起訴，並避免士林官邸案輕判<text:span text:style-name="T3">12</text:span>萬罰金，應從重量刑，以遏止累犯行徑。<text:span text:style-name="T3"><text:line-break/><text:line-break/></text:span>民團怒<text:span text:style-name="T3"><text:s/></text:span>要檢從重量刑<text:span text:style-name="T3"><text:line-break/><text:line-break/></text:span>她感嘆說，林在士林官邸案獲輕判，若日後開發該案成功，獲利將近<text:span text:style-name="T3">60</text:span>億，刑罰之輕相對獲利之高，實在罪罰不相比。<text:span text:style-name="T3"><text:line-break/></text:span>她強調，林鴻堯是聯邦集團創辦人林榮三么子，該集團擁有可供資金往來調度的銀行及龐大專業律師群，卻不正派經營，一再使用無良手法，知法玩法，她呼籲全民一起揭發各種瓏山林及土豪背後的土地暴利手法，不要讓土地經濟慣犯再次囂張犯案。<text:span text:style-name="T3"><text:line-break/><text:line-break/>============<text:line-break/></text:span>林榮三么子輕判<text:span text:style-name="T3"><text:s/></text:span>民團鏟土豪<text:span text:style-name="T3"><text:line-break/><text:line-break/>2014</text:span>年<text:span text:style-name="T3">8</text:span>月<text:span text:style-name="T3">21</text:span>日<text:span text:style-name="T3"><text:line-break/><text:line-break/></text:span>中國時報【林偉信╱台北報導】<text:span text:style-name="T3"><text:line-break/><text:line-break/></text:span>《自由時報》創辦人林榮三么子、瓏山林建設董事長林鴻堯，以灌人頭假贈與方式，欲牟取土地暴利<text:span text:style-name="T3">60</text:span>億元，卻被輕判<text:span text:style-name="T3">4</text:span>月、易科<text:span text:style-name="T3">12</text:span>萬元定讞，引發人民怒火。人民民主陣線發起「鏟土豪行動」，昨前往司法院前抗議，呼籲政府徹查瓏山林所有建案，落實執法、從重量刑。<text:span text:style-name="T3"><text:line-break/><text:line-break/></text:span>人民民主陣線昨在司法院前，先以行動劇嘲諷瓏山林的貪婪惡行，<text:span text:style-name="T3">1</text:span>個頭載虎狼面罩的抗議成員象徵林鴻堯，將手伸向龐大的土地開發利益，但法官輕判，根本無法管得住這種惡狼，讓這種土豪劣質建商，繼續目無法紀，玩法弄法，侵吞人民土地。<text:span text:style-name="T3"><text:line-break/><text:line-break/></text:span>人民民主陣線成員隨後高喊口號，怒吼「土地暴利」就是「違法牟利」，法官輕判林鴻堯是無法可辦還是不辦<text:span text:style-name="T3">?</text:span>他們質疑我國法律對於藉土地謀暴利，是否真的已經到無法可管的地步？如果法律體制已經失靈，人民還可以怎麼辦？<text:span text:style-name="T3"><text:line-break/><text:line-break/></text:span>抗議行動發言人李燕指出，依據《平均地權條例》<text:span text:style-name="T3">83</text:span>條規定，從事土地壟斷、投機者處<text:span text:style-name="T3">3</text:span>年以下徒刑，而林鴻堯正是符合這種犯行，法官理應以此條例，將林重判，讓他入監服刑，而非以偽造文書罪輕判，讓林可易科罰金。<text:span text:style-name="T3"><text:line-break/><text:line-break/></text:span>李燕表示，「鏟土豪行動」是反對土地成為商品，反對現今土地暴利竟是合法牟利，人民不同意這樣的結構繼續存在，他們要求司法院在其「革新司法制度，提高裁判品質」的自我期許下，落實人民的要求，應重判林鴻堯，以杜絕土豪炒地、炒房歪風。<text:span text:style-name="T3"><text:line-break/><text:line-break/></text:span>此外，李燕也號召全國人民糾舉清查，包括瓏山林建設在內，藉土地暴利的土豪罪犯清單，讓全民及有關單位，以「平均地權」精神，嚴懲土地暴利罪犯，重建居住正義。<text:span text:style-name="T3"><text:line-break/><text:line-break/>=============<text:line-break/></text:span>林榮三之子又涉炒地<text:span text:style-name="T3"><text:line-break/><text:line-break/></text:span>作者：<text:span text:style-name="T3"><text:s/></text:span>林偉信、蕭博文╱台北報導<text:span text:style-name="T3"><text:line-break/><text:line-break/></text:span>中時電子報<text:span text:style-name="T3"><text:s/>– 2014</text:span>年<text:span text:style-name="T3">8</text:span>月<text:span text:style-name="T3">26</text:span>日<text:span text:style-name="T3"><text:line-break/><text:line-break/></text:span>人民民主陣線鏟土豪行動<text:span text:style-name="T3">25</text:span>日前往北檢抗議，發言人周佳君（左）痛批瓏山林建設董事長林鴻堯，以假贈與方式，欲牟取士林官邸旁土地暴利<text:span text:style-name="T3">60</text:span>億元，法院卻輕判，不料，林故技重施，炒作北市光復北路精華地，要求林鴻堯「踹共」。（陳信翰攝）<text:span text:style-name="T3"><text:line-break/><text:line-break/></text:span>中國時報【林偉信、蕭博文╱台北報導】<text:span text:style-name="T3"><text:line-break/><text:line-break/></text:span>瓏山林建設董事長林鴻堯，甫因假贈與圖謀士林官邸旁土地暴利<text:span text:style-name="T3">60</text:span>億元，獲輕判<text:span text:style-name="T3">12</text:span>萬元定讞，昨他又被控炒作台北市光復北路精華土地，前往台北地檢署應訊；林戴著口罩低調出庭，他再次否認犯行，面對偵查庭外的人民民主陣線抗議聲浪，則充耳不聞。<text:span text:style-name="T3"><text:line-break/><text:line-break/></text:span>相中光復北路精華地<text:span text:style-name="T3"><text:line-break/><text:line-break/></text:span>人民民主陣線得知林被檢方傳訊，昨天下午前往北檢門口「堵人」，要林鴻堯「踹共」，希望承辦檢察官要硬起來，嚴辦這種屢屢違法牟暴利的土豪，杜絕土豪炒地的歪風。<text:span text:style-name="T3"><text:line-break/></text:span>人民民主陣線怒批，林鴻堯不僅是瓏山林建設董事長，也是《自由時報》創辦人林榮三的兒子，人民民主陣線希望林「踹共」，何以他與他的家族，明明有媒體公器，卻為何一直躲在媒體後面，避而不見？<text:span text:style-name="T3"><text:line-break/><text:line-break/></text:span>林鴻堯是林榮三么子，月初才剛因假贈與、灌人頭，玩法掠地牟暴利，被法院依偽造文書罪輕判<text:span text:style-name="T3">4</text:span>月，可易科罰金<text:span text:style-name="T3">12</text:span>萬元確定；沒想到，林如今又被控涉及光復北路的「假贈與」土地買賣案，遭檢方調查。<text:span text:style-name="T3"><text:line-break/><text:line-break/></text:span>想以假贈與搶先入場<text:span text:style-name="T3"><text:line-break/><text:line-break/></text:span>據了解，林鴻堯為染指該筆位於光復北路與南京東路、八德路口的精華地，竟要求其中<text:span text:style-name="T3">1</text:span>名共有地主，以假贈與的方式，讓他取得「優先購買權」，強行主導土地買賣權利。<text:span text:style-name="T3"><text:line-break/><text:line-break/></text:span>由於土地法<text:span text:style-name="T3">34</text:span>之<text:span text:style-name="T3">1</text:span>條規定，共有人出賣應有部分時，他共有人可以同一價格優先購買權，林鴻堯即以此法律漏洞，先以假贈與取得「入場門票」，再惡意併吞他共有人土地。<text:span text:style-name="T3"><text:line-break/><text:line-break/></text:span>鏟土豪籲全民來舉發<text:span text:style-name="T3"><text:line-break/><text:line-break/></text:span>台北地檢署日前接獲檢舉後，分案展開調查，<text:span text:style-name="T3">25</text:span>日傳喚林鴻堯到案說明，林獲知北檢門口有抗議群眾及守候媒體，特地在友人的「指點」下，繞道從旁門偷偷進入偵查庭；林對檢方的訊問，仍然是一如往常，全盤否認犯行。<text:span text:style-name="T3"><text:line-break/><text:line-break/></text:span>抗議群眾因久等不到林鴻堯，在北檢門口齊聲怒吼，要求檢察官加油，嚴辦這種買地、養地、炒地的土豪，他們並公布糾察專線<text:span text:style-name="T3">0979709837</text:span>，呼籲全民一起糾察舉發，揭發各種瓏山林土地暴利手法，不要讓這種慣犯再次囂張犯案。<text:span text:style-name="T3"><text:line-break/><text:line-break/>============<text:line-break/></text:span>瓏山林<text:span text:style-name="T3">3</text:span>大賤招<text:span text:style-name="T3"><text:s/>5</text:span>大低成本<text:span text:style-name="T3"><text:line-break/></text:span>中時電子報<text:span text:style-name="T3"><text:line-break/></text:span>作者：<text:span text:style-name="T3"><text:s/></text:span>林偉信╱台北報導<text:span text:style-name="T3"><text:line-break/>2014</text:span>年<text:span text:style-name="T3">8</text:span>月<text:span text:style-name="T3">21</text:span>日<text:span text:style-name="T3"><text:line-break/><text:line-break/></text:span>不能容忍林榮三么子、瓏山林建設董事長林鴻堯以灌人頭假贈與方式開發士林官邸旁土地，牟取暴利，高院卻對他輕判，人民民主陣線成員<text:span text:style-name="T3">20</text:span>日到司法院前以行動劇抗議，要求徹查瓏山林所有建案，杜絕土豪炒地歪風。（王錦河攝）<text:span text:style-name="T3"><text:line-break/><text:line-break/></text:span>中國時報【林偉信╱台北報導】<text:span text:style-name="T3"><text:line-break/><text:line-break/></text:span>人民民主陣線昨日公布瓏山林建設囂張玩法，炒房、炒地的<text:span text:style-name="T3">3</text:span>大賤招及<text:span text:style-name="T3">5</text:span>大低成本牟取暴利的方式。<text:span text:style-name="T3">3</text:span>大賤招分別是以自家的聯邦銀行取得貸款信託，假人頭取得土地主導權，律師群跟政府打官司；<text:span text:style-name="T3">5</text:span>大低成本為取得成本低、養地成本低、營造成本低、交易成本低、犯罪代價低。<text:span text:style-name="T3"><text:line-break/><text:line-break/></text:span>人民民主陣線發言人李燕指出，瓏山林建設長期利用法律與稅制的漏洞，牟取土地暴利，成為台灣最大的土豪。<text:span text:style-name="T3"><text:line-break/></text:span>經分析後發現，瓏山林以<text:span text:style-name="T3">3</text:span>大賤招從事土地壟斷投機，再蓋房後炒高房價，獲取不法暴利。<text:span text:style-name="T3"><text:line-break/><text:line-break/></text:span>利用自家銀行圖利<text:span text:style-name="T3"><text:line-break/><text:line-break/>3</text:span>大賤招第一步，就是以自家聯邦銀行，取得地主信託或貸款，圖利一條鞭；第二步則利用土地法漏洞，以假交易灌人頭，最得土地主導權，最後一招就是，砸錢聘用專屬律師，死纏爛打和政府興訴，逼迫行政法院作成有利的判決結果。<text:span text:style-name="T3"><text:line-break/><text:line-break/></text:span>此外，李燕表示，瓏山林以<text:span text:style-name="T3">5</text:span>大低成本，巧取豪奪獲取不法暴利；<text:span text:style-name="T3">5</text:span>大低成本即用低價取得土地開發權，然後將養地坐收土地增值利益，等到土地被炒貴後，再以低營造成本蓋房，高價售屋大賺黑心錢。<text:span text:style-name="T3"><text:line-break/><text:line-break/></text:span>牟取暴利有恃無恐<text:span text:style-name="T3"><text:line-break/><text:line-break/></text:span>她指出，由於土地稅制不公，瓏山林以遠低於市價的公告現值，上繳土地增值稅，讓不動產交易成本降到最低；此外，林鴻堯黑心牟取暴利，卻只被判刑<text:span text:style-name="T3">4</text:span>月，易科罰金<text:span text:style-name="T3">12</text:span>萬元，在這種犯罪代價低的情況下，讓瓏山林有恃無恐，繼續囂張牟取土地暴利。<text:span text:style-name="T3"><text:line-break/><text:line-break/>==========<text:line-break/></text:span>林榮三家族<text:span text:style-name="T3"><text:s/></text:span>違法大發黑心財<text:span text:style-name="T3"><text:line-break/>2014</text:span>年<text:span text:style-name="T3">8</text:span>月<text:span text:style-name="T3">18</text:span>日<text:span text:style-name="T3"><text:line-break/><text:line-break/></text:span>中國時報【洪正吉╱台北報導】<text:span text:style-name="T3"><text:line-break/><text:line-break/></text:span>這不是暴利，什麼是暴利！聯邦集團創辦人林榮三么子、瓏山林建設董事長林鴻堯，不法開發士林官邸旁千坪土地牟利案宣判後，外界除質疑判刑太輕，更離譜的是，林當年只以每坪<text:span text:style-name="T3">5000</text:span>元的代價設定地上權，與皇翔建設每坪<text:span text:style-name="T3">200</text:span>萬元相比，有如天壤之別<text:span text:style-name="T3"><text:s/></text:span>。<text:span text:style-name="T3"><text:line-break/><text:line-break/></text:span>林鴻堯知法玩法的判決出來後，外界一片譁然，連建商都覺得不可思議，直指不法牟利那麼多，怎麼會只罰<text:span text:style-name="T3">12</text:span>萬元易科罰金。根據法院判決，林鴻堯當年想開發士林官邸<text:span text:style-name="T3">561</text:span>號土地，<text:span text:style-name="T3">2011</text:span>年間陸續取得約<text:span text:style-name="T3">1000</text:span>坪的過半土地。<text:span text:style-name="T3"><text:line-break/><text:line-break/></text:span>「假贈與」下的暴利<text:span text:style-name="T3"><text:line-break/><text:line-break/></text:span>但林因無法取得其他共有人同意，為了讓開發案順利進行，他以「假贈與」方式申辦移轉登記，將約<text:span text:style-name="T3">0.0035</text:span>坪土地過戶到<text:span text:style-name="T3">13</text:span>人名下。更離譜的是，<text:span text:style-name="T3">2012</text:span>年<text:span text:style-name="T3">4</text:span>月<text:span text:style-name="T3">17</text:span>日林鴻堯等「所有權人」，只以總價<text:span text:style-name="T3">500</text:span>萬元，就將千坪土地的地上權設定給瓏山林，換算下來，地上權設定價值每坪只有<text:span text:style-name="T3">5000</text:span>元。<text:span text:style-name="T3"><text:line-break/><text:line-break/></text:span>相對的，皇翔建設於<text:span text:style-name="T3">2012</text:span>年<text:span text:style-name="T3">4</text:span>月，以<text:span text:style-name="T3">23.88</text:span>億元的價格，標下台北市士林官邸<text:span text:style-name="T3">1261</text:span>坪土地地上權。皇翔表示，得標價格加上相關稅賦，總計<text:span text:style-name="T3">25.07</text:span>億元。以基地面積推算，每坪取得成本約<text:span text:style-name="T3">198.81</text:span>萬元。亦即，皇翔的地上權價格是瓏山林的<text:span text:style-name="T3">397</text:span>倍。<text:span text:style-name="T3"><text:line-break/><text:line-break/></text:span>以實價登錄的資料來看，目前士林官邸附近土地一坪<text:span text:style-name="T3">260</text:span>萬元，地上權的合理價應該是每坪<text:span text:style-name="T3">182</text:span>萬元，足足是瓏山林的<text:span text:style-name="T3">364</text:span>倍。即使回推到<text:span text:style-name="T3">2007</text:span>年的房市，士林官邸附近土地每坪至少<text:span text:style-name="T3">100</text:span>萬元，瓏山林取得土地地上權的設定價值，也應該是每坪<text:span text:style-name="T3">70</text:span>萬元，一樣是瓏山林付出去的<text:span text:style-name="T3">140</text:span>倍。<text:span text:style-name="T3"><text:line-break/><text:line-break/></text:span>成本是市價<text:span text:style-name="T3">364</text:span>分之一<text:span text:style-name="T3"><text:line-break/><text:line-break/></text:span>建商直言，可能法官判林可易科罰金<text:span text:style-name="T3">12</text:span>萬元，是用每坪<text:span text:style-name="T3">5000</text:span>元的同樣方式來算，但皇翔不會笨到多付瓏山林那麼多錢，所以從地上權設定金額就可以判斷，瓏山林違法在先，才有辦法一路壓低相關成本，因為成本只要夠低，開發後謀取的暴利就更難以想像。<text:span text:style-name="T3"><text:line-break/><text:line-break/>================<text:line-break/></text:span>林榮三么子<text:span text:style-name="T3"><text:s/></text:span>假贈與真炒地<text:span text:style-name="T3"><text:line-break/>2014</text:span>年<text:span text:style-name="T3">8</text:span>月<text:span text:style-name="T3">18</text:span>日<text:span text:style-name="T3"><text:line-break/><text:line-break/></text:span>工商時報【記者蔡惠芳╱台北報導】<text:span text:style-name="T3"><text:line-break/><text:line-break/></text:span>被視為風水<text:span text:style-name="T3">100</text:span>分的寶地－台北市士林官邸重劃區，日前由「天子」豪宅每坪實價成交行情<text:span text:style-name="T3">180</text:span>萬元創下士林區最高天價，多家手中有住宅和商務辦公大樓的建商，都乖乖以買地方式取得土地，每坪取得成本動輒<text:span text:style-name="T3">200</text:span>萬元以上。<text:span text:style-name="T3"><text:line-break/><text:line-break/></text:span>反觀，聯邦建設和自由時報創辦人林榮三么子林鴻堯，業者透露，僅以每坪約<text:span text:style-name="T3">5</text:span>千元取得土地，還知法犯法，藉由「假贈與」方式大炒地皮，估計牟利達<text:span text:style-name="T3">50</text:span>億元，結果被法官依偽造文書罪輕判<text:span text:style-name="T3">4</text:span>個月，不知「居住正義」何在。<text:span text:style-name="T3"><text:line-break/><text:line-break/></text:span>建商指出，士林官邸被視為風水寶地，想卡位，都得乖乖向原地主買地；如果司法可為林鴻堯這種取巧走後門的建商，開出小門、輕判放行，無異縱容不肖建商違法。</text:p>
      <text:p text:style-name="P1"><text:span text:style-name="T1">陳真</text:span><text:s/>  |  2015.03.05 09:59   |   <text:a xlink:type="simple" xlink:href="http://palinfo.habago.org/Entry?Command=Information_PrintForum&amp;iPage=323#FORUM33752"><text:span text:style-name="T2">#</text:span></text:a></text:p>
      <text:p text:style-name="P3">當下盛行之批評慈濟，說穿了仍然還是藍綠作祟。這年頭，不光要綠，而且要很綠很綠才行；要是綠得不夠徹底，不夠效忠，或是對綠色人事物例如柯大帥以及那些我實在不想點名的政客人渣們略有不敬，一樣還是會遭到批鬥。批鬥方式就是像搞文革那樣，鋪天蓋地尋找任何細微罪狀，擴而大之，渲而染之，或是乾脆直接造謠抹黑直接扣帽子比較快。<text:span text:style-name="T3">(</text:span>比方說什麼財報只有一頁，捐款沒有公開徵信等等，全是謊言。<text:span text:style-name="T3">)<text:line-break/><text:line-break/></text:span>底下是自由人渣報的<text:span text:style-name="T3"><text:s/>"</text:span>文章<text:span text:style-name="T3">"</text:span>，不但就連<text:span text:style-name="T3"><text:s/>"</text:span>不反核四<text:span text:style-name="T3">"</text:span>、<text:span text:style-name="T3">"</text:span>不反服貿<text:span text:style-name="T3">"</text:span>、<text:span text:style-name="T3">"</text:span>不挺學運<text:span text:style-name="T3">" </text:span>等等都是賣台證據<text:span text:style-name="T3">(</text:span>以遂行讓<text:span text:style-name="T3"><text:s/>"</text:span>中國<text:span text:style-name="T3">" </text:span>鞏固殖民統治台灣的陰謀<text:span text:style-name="T3">)</text:span>，甚至就連慈濟去大陸救災都能成為一種叛國罪狀。<text:span text:style-name="T3"><text:line-break/><text:line-break/></text:span>像作者這樣一種人當小學老師，你想他會怎麼教小孩。這樣一種無恥下三濫的媒體，實在讓人痛恨，令人不齒。我那位在這人渣報社當編輯的基督徒<text:span text:style-name="T3">(</text:span>？<text:span text:style-name="T3">)</text:span>朋友，我要在這裏公開說：一個人就算餓死，也不應該從事這樣一種工作。挑撥族群仇恨是可恥的。<text:span text:style-name="T3"><text:line-break/><text:line-break/></text:span>陳真<text:span text:style-name="T3"><text:line-break/>=================<text:line-break/></text:span>愚民斂財的黑心慈濟<text:span text:style-name="T3"><text:line-break/><text:line-break/>2015-03-04<text:line-break/></text:span>自由人渣報<text:span text:style-name="T3"><text:line-break/></text:span>黃招榮<text:span text:style-name="T3"><text:line-break/><text:line-break/></text:span>近年來，我們國小每逢開學之初，都會有<text:span text:style-name="T3">20</text:span>多個單位提供獎助學金，私人與地方性廟宇的都有，如仙公廟、行天宮、媽祖廟等。這些獎助學金對於正處於失業或低收入的家長來說，像及時雨解決孩子的註冊費用。這些獎助學金都必須在我承辦的業務下做正式的公文登錄，但<text:span text:style-name="T3">10</text:span>多年來，我就從未見慈濟功德會提供國中小學生獎助學金。<text:span text:style-name="T3"><text:line-break/><text:line-break/></text:span>慈濟聲稱「救急不救窮」，善款取之於社會，本要用之於社會。對於須要幫助的窮人，慈濟卻吝於給予救助，這已失去善款的本意。相對於「艱苦人守護神」的莊朱玉女，<text:span text:style-name="T3">50</text:span>年來堅持<text:span text:style-name="T3">10</text:span>元的自助餐給勞苦底層的工人吃飽，慈濟應該大感汗顏。雖然在急難時有慈濟人在場送熱食與發放慰問金，但與慈濟每年近百億的善款收入，實在不成比例，標榜「勿以善小而不為」的慈濟，令人覺得言行不一。<text:span text:style-name="T3"><text:line-break/><text:line-break/></text:span>而資深的慈濟弟子、法號「本榕」的頂新魏應充，以毒油毒害台灣人，身為慈濟最高精神領袖證嚴，竟然沒有對社會大眾表達歉意，也沒有「清理門戶」。釋昭慧以一句「悲極無言」出面救駕，那這跟公家機關的官官相護、包庇不法又有何不同？證嚴法師不但要魏應充吃好、睡好，還說：「我們幾十年都這樣吃，不都這樣過來嗎？」，那慈濟標榜的「勿以惡小而為之」，豈不就是說一套，做一套？這對全台灣的毒油受害人又情何以堪？<text:span text:style-name="T3"><text:line-break/><text:line-break/></text:span>慈濟每年近百億元的善款收入，財報只有一張寫不滿的<text:span text:style-name="T3">A4</text:span>紙，完全沒有明細，也沒有會計師的審查，根本是一筆糊塗帳。慈濟擅於變更地目炒作地皮，現又強行要開發內湖保護區，簡直是財團的掠奪作為；又對中國（台灣的敵國）大送秋波，以龐大金額援助中國，中國樂於省下救災經費，挪作購買攻台武器和收買台灣媒體，以達併吞台灣的侵略野心，慈濟已變成中國統戰台灣的馬前卒。故中國的官員來台灣，必訪花蓮慈濟拜會證嚴。<text:span text:style-name="T3"><text:line-break/><text:line-break/></text:span>在太陽花學運期間，慈濟不去撫慰被暴警打到頭破血流的學生，反而獻花、獻水果給打學生的暴警。不反核四、也不反服貿的慈濟，不諱言與國民黨緊密合作愉快。政教合體，愚民斂財，殖民統治的磐石更加堅固。<text:span text:style-name="T3"><text:line-break/><text:line-break/></text:span>慈濟大愛台借用中視攝影棚，國民黨拒退回慈濟<text:span text:style-name="T3">11</text:span>億元的保證金，慈濟也不追討，我強烈質疑這背後有不單純的情事。這是多少善良的台灣人的善款啊！絕對的權力造成絕對的腐敗，連慈濟也不能倖免。<text:span text:style-name="T3"><text:line-break/><text:line-break/></text:span>（國小教師、台灣南社社員）</text:p>
      <text:p text:style-name="P1"><text:span text:style-name="T1">隆誌</text:span><text:s/>  |  2015.03.05 09:02   |   <text:a xlink:type="simple" xlink:href="http://palinfo.habago.org/Entry?Command=Information_PrintForum&amp;iPage=323#FORUM33751"><text:span text:style-name="T2">#</text:span></text:a></text:p>
      <text:p text:style-name="P2">批評一個對象，幾為被批評者的作為事實，這是合理的。陳真提出的點，也確實是為人所詬病的事實。任何的作為和做法，總有優缺面向。基於事實的批判，是很能夠受到尊重與反思。<text:span text:style-name="T3"><text:line-break/></text:span>然而網路論壇上的批評，對於特定對象，提出有許多「事實」。這些事實有些是假造，有些是對體制的誤解，更不要說懶人包和一知半解。然而這些卻變成徹底的言論霸凌，也模糊了焦點，這就是現在台灣的言論自由情況。<text:span text:style-name="T3"><text:line-break/><text:line-break/></text:span>另一個例子，就是前一陣子的新聞：<text:span text:style-name="T3"><text:line-break/></text:span>中國準備全面落實網路實名制，微博論壇都將納入管理<text:span text:style-name="T3"><text:line-break/>http://www.ithome.com.tw/news/93572<text:line-break/><text:line-break/></text:span>記得該新聞剛出來時，台灣這邊的論壇一片酸言酸語，批評箝制言論自由之類。可是回去找找原文時，才覺得好笑。因為管理方式就和台灣許多網路論壇管理方式一樣，以真實姓名註冊與認證，仍然允許以匿名和暱稱發表和討論。如果這樣就算箝制言論自由，那台灣的網路論壇上有言論自由嗎？這是台灣對於大陸網路論壇生態的不了解，才會以為大陸官方要箝制網路上的言論自由，鬧得一堆笑話。</text:p>
      <text:p text:style-name="P1"><text:span text:style-name="T1">陳真</text:span><text:s/>  |  2015.03.04 15:12   |   <text:a xlink:type="simple" xlink:href="http://palinfo.habago.org/Entry?Command=Information_PrintForum&amp;iPage=323#FORUM33750"><text:span text:style-name="T2">#</text:span></text:a></text:p>
      <text:p text:style-name="P3">我應該是台灣最早公開批評<text:span text:style-name="T3">(</text:span>且持續批評<text:span text:style-name="T3">)</text:span>慈濟的人，曾寫過一篇文章叫<text:span text:style-name="T3"><text:s/>"</text:span>慈濟慈濟，不慈也不濟<text:span text:style-name="T3">"</text:span>，刊在醫望雜誌，惹惱醫界許多挺慈濟的所謂大老。<text:span text:style-name="T3"><text:line-break/><text:line-break/></text:span>二十幾年前批評慈濟，大概就跟批評現在的林義雄一樣困難，因為它意味著一種絕對的、神聖的善，而不容許任何質疑，甚至連略有不敬都是犯忌。<text:span text:style-name="T3"><text:line-break/><text:line-break/></text:span>當年之所以批評慈濟，主要批評幾點：<text:span text:style-name="T3"><text:line-break/><text:line-break/>1. </text:span>慈濟口口聲聲反對人們介入政治、談論政治，但它自己卻跟舊國民黨時期的黨國勢力與達官貴人走得很近，幾乎可說是互相依偎，而且公然為之，毫不避諱。<text:span text:style-name="T3"><text:line-break/><text:line-break/>2. </text:span>反映證嚴法師個人好惡的一些有違基本價值的想法，透過慈濟之財大勢大，強加於社會身上。<text:span text:style-name="T3"><text:line-break/><text:line-break/></text:span>例如，慈濟醫院曾強迫所有醫護人員必須簽署<text:span text:style-name="T3"><text:s/>"</text:span>不得參與遊行與示威<text:span text:style-name="T3">" </text:span>的切結書，違反者或不願簽署者將解聘或開除。<text:span text:style-name="T3"><text:line-break/><text:line-break/></text:span>例如，證嚴法師批評當年的工運對於勞動條件的一些基本要求是<text:span text:style-name="T3"><text:s/>"</text:span>好吃懶做<text:span text:style-name="T3">"</text:span>；她要求大家應該把吃苦當成吃補。這樣一種道德教訓，拿來勉勵自己確實很不錯，可若把它拿來批評工人對於不良勞動環境與安全及超長工時的問題之爭取改善，便屬荒腔走板。<text:span text:style-name="T3"><text:line-break/><text:line-break/>3. </text:span>慈濟過於自義，自以為是，自我滿意度破表，道德姿態太高；而且，抬舉個人小義，卻傷害或忽略政經結構上的大害。例如一些危害社會的高官巨賈或貴婦人，不過捐一點<text:span text:style-name="T3">(</text:span>對於他們來說只是<text:span text:style-name="T3">)</text:span>零頭小錢，而且其中有些明明是不義之財，卻能瞎捧成什麼人間活菩薩。<text:span text:style-name="T3"><text:line-break/><text:line-break/>4. </text:span>以宗教之名，行企業之實。例如早在二十多年前，我根本看不出來慈濟醫院何慈何濟之有？它不過就是一家同樣以營利為目標的醫院，沒有任何特殊慈善作為。<text:span text:style-name="T3"><text:line-break/><text:line-break/>5. </text:span>擅於利用媒體營造形象，捐一毛，賺五毛，又賺形象，又有進帳，名利雙收。所謂行善極欲人知。不但欲人知，而且往往只不過捐個幾千塊錢給某個窮人，竟也要事先連絡記者到場拍照，以利宣傳，卻不曾為受救助之當事人的尊嚴著想。這樣一種宣傳，有時也許無可厚非，但做得太過火就很惹人厭。<text:span text:style-name="T3"><text:line-break/><text:line-break/>6. </text:span>所謂<text:span text:style-name="T3"><text:s/>"</text:span>一灘血<text:span text:style-name="T3">" </text:span>的故事，證成個人神話，卻犧牲他人一生清譽。<text:span text:style-name="T3"><text:line-break/><text:line-break/></text:span>二十幾年前，我對慈濟的批評，大約就是上述幾點。但我必須說，我始終都不否認慈濟之良善初衷，我也不否認證嚴之良善用心與為人。<text:span text:style-name="T3"><text:line-break/><text:line-break/></text:span>當年批評慈濟就像螞蟻撼大樹，雖然招忌惹怨，但我頂多也只是撼不動它一根汗毛而已，不會有太多後遺症或報復。也就是我們常說的<text:span text:style-name="T3"><text:s/>"</text:span>寧可得罪君子，切莫得罪小人<text:span text:style-name="T3">"</text:span>。我相信慈濟及證嚴是個君子，所以我敢批評他，同時也願意花時間批評他，因為他值得批評，而且批評他不會有恐怖報應。<text:span text:style-name="T3"><text:line-break/><text:line-break/></text:span>慈濟從過去的神聖不可批評，到最近竟成為眾矢之的，對此我不意外，因為政治時空已今非昔比，顏色不一樣了，神聖寶座自然也會換人坐。<text:span text:style-name="T3"><text:line-break/><text:line-break/></text:span>批評自然是好事，但我看很多對於慈濟的批評幾乎全都基於謠言。台灣社會向來如此，愛之欲其生，惡之欲其死。只要能把對方弄死，哪怕是謠言流言謊言也都可以被合理化成為一種批評。簡單說就是妖魔化。<text:span text:style-name="T3"><text:line-break/><text:line-break/></text:span>一個蠢血沸騰的瘋狂社會有這樣一種錦上添花及打落水狗的雙重特徵：不是神化，就是妖魔化；好像很難以理性與感性為依據，適當持平地看待人事物。<text:span text:style-name="T3"><text:line-break/><text:line-break/></text:span>另外，還有一點很重要就是批評的對象。也就是上面所說的：寧可得罪君子，切莫得罪小人。有些人我敢批評，例如柯文哲，例如慈濟，因為我相信他們是君子；批評他們頂多只是某種前途受阻或妨礙了一點人際關係而已。但有些人，我連他們的姓名或團體名稱連提都不敢提，因為他們是什麼惡事醜事都幹得出來的陰暗小人。這類陰暗小人內心陰暗，行事陰暗，但卻往往以光鮮亮麗的姿勢和漂亮言詞站在鎂光閃爍處，接受眾人的掌聲與仰慕。</text:p>
      <text:p text:style-name="P1"><text:span text:style-name="T1">秉叡</text:span><text:s/>  |  2015.03.04 15:03   |   <text:a xlink:type="simple" xlink:href="http://palinfo.habago.org/Entry?Command=Information_PrintForum&amp;iPage=323#FORUM33749"><text:span text:style-name="T2">#</text:span></text:a></text:p>
      <text:p text:style-name="P2">雖然早就聽收東南亞的佛教徒民族主義較強，但是像緬甸這樣如此納粹的我還是第一次看見。<text:span text:style-name="T3"><text:line-break/></text:span>＝＝＝＝＝＝＝＝＝＝＝＝＝＝＝＝＝＝＝＝＝＝＝＝＝＝＝<text:span text:style-name="T3"><text:line-break/></text:span>（西窗小語）被種族滅絕的緬甸羅興亞人<text:span text:style-name="T3"> <text:line-break/><text:line-break/></text:span>沈<text:span text:style-name="T3"><text:s/></text:span>實<text:span text:style-name="T3"><text:line-break/></text:span>被種族滅絕的緬甸羅興亞人<text:span text:style-name="T3"><text:line-break/><text:line-break/></text:span>緬甸的穆斯林佔全國人口一成，而羅興亞人佔穆斯林的六分一，他們源自孟加拉。根據緬甸<text:span text:style-name="T3">1982</text:span>年立的國籍法，羅興亞人不獲緬甸承認公民身份，他們必須拿出自己祖先早在<text:span text:style-name="T3">1948</text:span>年緬甸獨立前就在緬甸的證據來。這幾乎是不可能的事。他們被限制旅行自由，受教育、醫療及土地擁有權利，是緬甸國內唯一<text:span text:style-name="T3">“</text:span>只准生兩胎<text:span text:style-name="T3">”</text:span>的民族。<text:span text:style-name="T3"><text:line-break/><text:line-break/></text:span>緬甸成功<text:span text:style-name="T3">“</text:span>民主化<text:span text:style-name="T3">”</text:span>不單沒有令羅興亞人的人權狀況有所改善，反而惡化了。由<text:span text:style-name="T3">2012</text:span>年起，政府為鞏固地位和政治<text:span text:style-name="T3">“</text:span>認受性<text:span text:style-name="T3">”</text:span>，煽動仇恨少數民族來討好多數人。反對黨擔心不受大衆歡迎，對羅興亞人受迫害的事視若無睹。英國作家、學者兼傳媒人肯南<text:span text:style-name="T3"><text:s/>· </text:span>馬力克<text:span text:style-name="T3">(Kenan Malik)</text:span>去年在《紐約時報》撰文<text:span text:style-name="T3">“</text:span>緬甸佛教徒的狹心腸<text:span text:style-name="T3">”(Myanmar’s Buddhist Bigots)</text:span>，就批評緬甸民主旗手昂山素季<text:span text:style-name="T3">“</text:span>可恥地（對暴行）保持緘默<text:span text:style-name="T3">”</text:span>，只發表<text:span text:style-name="T3">“</text:span>不贊成暴力<text:span text:style-name="T3">”</text:span>、<text:span text:style-name="T3">“</text:span>堅守法治<text:span text:style-name="T3">”</text:span>的敷衍式言論，拒絕譴責當局的種族滅絕政策和暴徒的暴行。事實上她領導的全國民主聯盟內有一些成員，參與反羅興亞人的極端組織及行動。<text:span text:style-name="T3"><text:line-break/><text:line-break/></text:span>緬甸政府有計劃地對羅興亞人實施種族滅絕措施，在他們的聚居村鎮，縱容僧侶帶頭的佛教暴徒襲擊和屠殺他們，拒絕國際組織予他們援助。政府不單不保護，而且將他們繳械，使其不能自衛，任由殺戮。羅興亞人走投無路，出海逃難，圖前往孟加拉、泰國和馬來西亞；於是有地方政府用船把他們拖出海，不給糧食，讓他們死在海上。<text:span text:style-name="T3"><text:line-break/><text:line-break/></text:span>美國主流傳媒有報道緬甸羅興亞人慘遇的新聞，不如巴勒斯坦新聞那樣極力迴避，因為當中不涉及得罪不起的猶太人。<text:span text:style-name="T3"><text:line-break/><text:line-break/></text:span>（美國仇恨罪案報道的雙重標準<text:span text:style-name="T3"><text:s/>· </text:span>八）<text:span text:style-name="T3"><text:line-break/>http://www.macaodaily.com/html/2015-03/02/content_978677.htm<text:line-break/><text:line-break/><text:line-break/></text:span>（西窗小語）穆斯林被描繪為同質化群體<text:span text:style-name="T3"> <text:line-break/><text:line-break/></text:span>沈<text:span text:style-name="T3"><text:s/></text:span>實<text:span text:style-name="T3"><text:line-break/></text:span>穆斯林被描繪為同質化群體<text:span text:style-name="T3"><text:line-break/><text:line-break/></text:span>但是，目前的西方國家，包括日本在內，都對緬甸的<text:span text:style-name="T3">“</text:span>民主化<text:span text:style-name="T3">”</text:span>發展<text:span text:style-name="T3">“</text:span>感到鼓舞<text:span text:style-name="T3">”</text:span>，因而對在民主化進程中羅興亞穆斯林遭更嚴重的種族滅絕，及部分其他穆斯林被壓迫的事，選擇性地視而不見，不對這個已開始<text:span text:style-name="T3">“</text:span>民主<text:span text:style-name="T3">”</text:span>了的緬甸政府予以制裁。也沒有西方政要向反對黨領袖昂山素季提出羅興亞人問題，要求她出面干預。西方媒體沒有重點報道羅興亞人的危境，只用評論來帶過。例如《紐約時報》刋出英國印裔學者馬力克批評昂山素季<text:span text:style-name="T3">“</text:span>可恥地緘默<text:span text:style-name="T3">”</text:span>的評語。然而，馬力克沒有直指這是宗教迫害，說許多政治迫害，都披着宗教外衣來進行。<text:span text:style-name="T3"><text:line-break/><text:line-break/></text:span>美國<text:span text:style-name="T3">CNN</text:span>也有報道過羅興亞人問題，但並無像<text:span text:style-name="T3">“</text:span>伊斯蘭國<text:span text:style-name="T3">”</text:span>新聞那樣，鍥而不捨地跟進。任憑<text:span text:style-name="T3">“</text:span>人權觀察<text:span text:style-name="T3">”</text:span>大聲疾呼，羅興亞穆斯林近期正遭受<text:span text:style-name="T3">“</text:span>集體殺戮<text:span text:style-name="T3">”</text:span>、<text:span text:style-name="T3">“</text:span>種族清洗<text:span text:style-name="T3">”</text:span>及<text:span text:style-name="T3">“</text:span>反人道罪行<text:span text:style-name="T3">”</text:span>，西方新聞媒體對這重大新聞就是興趣缺缺。<text:span text:style-name="T3"><text:line-break/><text:line-break/></text:span>幾份研究報告均發現，在西方傳媒口中，穆斯林被描繪為一個同質化的群體，缺乏多樣性和差異。其他的分析則顯示，在穆斯林佔多數的世界內所發生的暴力衝突，新聞報道總會忽略事情的來龍去脈及當時所處環境，暗示穆斯林天生就是暴力的，動輒訴諸衝突。<text:span text:style-name="T3"><text:line-break/><text:line-break/></text:span>其他的研究顯示，傳媒對暴力性的全球及地區性衝突，多作難以自圓其說的報道。當基督徒、猶太人教徒及其他非穆斯林，被穆斯林所殺時，報道會點出伊斯蘭教扮演一個直接角色；當穆斯林被猶太人／猶太教徒、基督徒及其他非穆斯林殺害時，暴力施加者的宗教身份，便給淡化或者索性不理。<text:span text:style-name="T3"><text:line-break/><text:line-break/></text:span>（美國仇恨罪案報道的雙重標準<text:span text:style-name="T3"><text:s/>· </text:span>九）<text:span text:style-name="T3"><text:line-break/>http://www.macaodaily.com/html/2015-03/03/content_978919.htm</text:span></text:p>
      <text:p text:style-name="P1"><text:span text:style-name="T1">陳真</text:span><text:s/>  |  2015.03.03 15:17   |   <text:a xlink:type="simple" xlink:href="http://palinfo.habago.org/Entry?Command=Information_PrintForum&amp;iPage=323#FORUM33748"><text:span text:style-name="T2">#</text:span></text:a></text:p>
      <text:p text:style-name="P3">挺負數票<text:span text:style-name="T3"><text:s/></text:span>「我可以不喜歡你，才是快樂的民主」<text:span text:style-name="T3"><text:line-break/><text:line-break/>2015-03-01 14:14:43 </text:span>聯合晚報<text:span text:style-name="T3"><text:s/></text:span>記者仝澤蓉／台北報導<text:span text:style-name="T3"> <text:line-break/><text:line-break/></text:span>民進黨前主席施明德發起成立負數票協會，去年底提出這項構想的行政院前院長陳冲說，協會曾與他接觸，但他不會參加運作。陳冲指出，負票可傳遞一些訊息，讓民主制度更有效率。<text:span text:style-name="T3"><text:line-break/><text:line-break/></text:span>陳冲去年底出版新書接受本報專訪時，建議我國選舉制度應考慮新增負票（<text:span text:style-name="T3">NEGATIVE VOTE</text:span>）機制，他說，負票機制讓選民表達對不滿，不但可提高投票率，還可避免極端的候選人當選。<text:span text:style-name="T3"><text:line-break/><text:line-break/></text:span>去年底九合一選舉各方候選人大開支票，陳冲表示，選舉難免開支票，但有些事情不見得做得到，候選人開支票，選民拍掌叫好，另一位候選人跟進加碼，選前開支票對候選人沒有成本，但最終社會要付出代價，很可惜我們的候選人，沒有勇氣在對手漫天開支票的時候，出面說不。<text:span text:style-name="T3"><text:line-break/><text:line-break/></text:span>陳冲說，負數票協會是由施明德和一些熱心改變現狀的人士發起，這個構想源創來自一位任職外商金融業的張姓友人，他曾在報章雜誌寫專欄和接受採訪時，提出了「我可以不喜歡你，才是快樂的民主」的負數票想法。<text:span text:style-name="T3"><text:line-break/><text:line-break/></text:span>陳沖表示，選民不是真的喜歡你，而是更討厭另外一方。有了正、負票機制，可以給政黨和當選人一些訊號，做為改變自己的參考，也可以做為現行選舉補助款的改革參考。<text:span text:style-name="T3"><text:line-break/><text:line-break/>=============<text:line-break/></text:span>推負數票被綠委批　施明德：有這樣的晚輩真可恥<text:span text:style-name="T3"><text:line-break/><text:line-break/>2015</text:span>年<text:span text:style-name="T3">03</text:span>月<text:span text:style-name="T3">03</text:span>日<text:span text:style-name="T3"><text:line-break/><text:line-break/></text:span>民進黨前主席、負數票協會理事長施明德中午接受「<text:span text:style-name="T3">POP</text:span>搶先爆」廣播節目專訪時，再度痛批說他是「黑心油吃多了，腦袋壞掉」、「內政部官員贊同負數票是烏龜」的民進黨立委段宜康、管碧玲說：「有這樣的晚輩真的很可恥，我真的很生氣。」<text:span text:style-name="T3"><text:line-break/><text:line-break/></text:span>施明德強調，提出負數票制度是一個進步的主張，這些立委哪一個人提出過進步的法案？大家可以討論這個主張，但不應對提出主張的人做人身攻擊，「難道連討論的空間也沒有？」施明德怒批：「就算民進黨贏了、蔡英文全面執政，我真的毛骨悚然。」<text:span text:style-name="T3"><text:line-break/><text:line-break/></text:span>負數票協會昨天成立，並展開公投連暑，施明德上廣播節目說明負數票制度。他認為，現在反對負數票的都是既得利益集團、既得利益者，如果實施負數票可以<text:span text:style-name="T3"><text:s/></text:span>杜絕買票，藍綠兩黨的政客都涉及買票，本來以為花<text:span text:style-name="T3">1</text:span>萬就可當選，但如果有負數票，有<text:span text:style-name="T3">5</text:span>千人反對你，買票的就首當其衝，受到影響。<text:span text:style-name="T3"> <text:line-break/><text:line-break/></text:span>施明德認為，《憲法》規定人民有選舉、罷免、創制、複決<text:span text:style-name="T3">4</text:span>權，但罷免、創制、複決都很困難，負數票可以活化罷免權；同時，越文明的國家，人民越不願出來投票，負數票可增加中間選民出來透票的意願。<text:span text:style-name="T3"><text:s/>(</text:span>徐珮君／台北報導<text:span text:style-name="T3">)</text:span></text:p>
      <text:p text:style-name="P1"><text:span text:style-name="T1">陳真</text:span><text:s/>  |  2015.03.03 01:24   |   <text:a xlink:type="simple" xlink:href="http://palinfo.habago.org/Entry?Command=Information_PrintForum&amp;iPage=323#FORUM33747"><text:span text:style-name="T2">#</text:span></text:a></text:p>
      <text:p text:style-name="P2">中龍，<text:span text:style-name="T3"><text:line-break/><text:line-break/></text:span>跟你一樣，我同樣也認為像這樣的活動或網站具有相當的意義與重要性，只是覺得有時在歷史問題上把話說一半會比把它說滿更具有說服力。<text:span text:style-name="T3"><text:line-break/><text:line-break/></text:span>對於<text:span text:style-name="T3">228</text:span>，主流論述除了誇大渲染乃至瞎掰造謠或選擇性呈現之外，往往具有這樣一種把話說滿的句型就是：<text:span text:style-name="T3">"</text:span>事情就是這樣！<text:span text:style-name="T3">" </text:span>但歷史之為物，既可以這樣，也許也可以那樣。這樣與那樣兩者之間，何嘗不能共存。<text:span text:style-name="T3"><text:line-break/><text:line-break/></text:span>每當我訴說一事，認同者往往引而用之，但卻引用得彷彿非這樣不可，頗令我感到無奈與尷尬，因為我之原意往往並非如此說定說滿。因此，每當有人要引用我所言，我往往就已準備好否認一切。<text:span text:style-name="T3"><text:line-break/><text:line-break/></text:span>即便顛撲不破之事，充滿絕對性，但它亦往往僅是在某種相對意義上有所絕對而已。就跟看電影差不多，比方說我把<text:span text:style-name="T3">2014</text:span>年哈巴狗影展金狗獎頒給<text:span text:style-name="T3"><text:s/>"</text:span>小武<text:span text:style-name="T3">"</text:span>，對我個人而言，此一名次也許是絕對的，但也僅僅在我的世界或我的眼光裏絕對而已。換句話說，任何觀點之前得加個所有格：<text:span text:style-name="T3">"</text:span>我的<text:span text:style-name="T3">"</text:span>；亦即我眼中的世界。至於別人怎麼看，那當然不一定得服膺於我的世界或我的眼光底下。<text:span text:style-name="T3"><text:line-break/><text:line-break/></text:span>這樣講，似乎把歷史給看成小說一般了，彷彿它不具有任何真實性。我倒也沒有這個意思。蒙娜麗莎終究還是蒙娜麗莎，倘若有人竟描繪出個虎姑婆形象，那他仍然還是背離了某種基本事實。即便相對，倒也不是黑白無常任我行。即便絕對，也往往只是絕對在某個意義上而已。<text:span text:style-name="T3"><text:line-break/><text:line-break/></text:span>我們就連自己昨晚的一場吵架都不一定能說得準，更何況千萬人錯綜複雜千絲萬縷的關係與來龍去脈。過往之事，哪怕只是一秒鐘，事實就已成為故事。把故事說定說死說滿，絕非說故事的高手。<text:span text:style-name="T3"><text:line-break/><text:line-break/></text:span>每當有人要我說故事，我都得先問問他是想聽哪一種版本，加長版還是簡略版？文藝闡釋版還是理性精準版？白天講跟晚上講，也許版本又不太一樣。究竟哪個版本才對，依我看是統統都對。<text:span text:style-name="T3"><text:line-break/><text:line-break/></text:span>事實可以一一列舉，但故事卻無法窮盡。把故事說定說死說滿以便利用之操弄之，不但可鄙，而且或多或少也是一種反智我覺得。<text:span text:style-name="T3"><text:line-break/><text:line-break/></text:span>講故事的目的之一當然就是騙人，但騙人應該誠實地騙，別撒謊別造謠，而且最好別說定說滿。齊克果說，這樣你才能<text:span text:style-name="T3"><text:s/>"</text:span>把人給騙進真理裏頭來<text:span text:style-name="T3">"</text:span>。</text:p>
      <text:p text:style-name="P4"/>
      <text:p text:style-name="P1"><text:span text:style-name="T1">中龍</text:span><text:s/>  |  2015.03.02 23:33   |   <text:a xlink:type="simple" xlink:href="http://palinfo.habago.org/Entry?Command=Information_PrintForum&amp;iPage=324#FORUM33746"><text:span text:style-name="T2">#</text:span></text:a></text:p>
      <text:p text:style-name="P2">其實我也不想爲歷史流言終結者的立場辯護什麼，畢竟我不是該粉絲頁固定瀏覽者，只是在其他地方看到有辦二二八的活動而已，而我也對於爲國民黨辯護沒興趣，我注重的是裏面提到的用證據說話。<text:span text:style-name="T3"><text:line-break/><text:line-break/></text:span>依我參與活動的感想，該活動主要想終結的是當前主流意見的「屠殺數萬人至數十萬（一萬→十萬→三十萬）」還有有選擇的只提本地人被殺，和蔣介石是否下令屠殺三項提出異議。倒不是說國民黨多好。<text:span text:style-name="T3"><text:line-break/><text:line-break/></text:span>《世說新語》中，曹操有句名言是「寧可我負人，不可人負我。」收養曹操的呂伯奢一家由是慘死，手段殘忍是無庸置疑的，而這段公案，也有不同版本，在《三國志》中，只提到「太祖至陳留，散家財，合義兵，將以誅卓。」或許陳壽筆削的個性至未提及曹操如何至陳留，而在《魏書》中，則說「太祖以卓終必覆敗，遂不就拜，逃歸鄉里。從數騎過故人成皋呂伯奢；伯奢不在，其子與賓客共劫太祖，取馬及物，太祖手刃擊殺數人。」曹操變成是殺了一家子強盜。事實如何，未可知也。現今最有印象的，自然是《三國演義》的「寧可我負天下人」云云了。<text:span text:style-name="T3"><text:line-break/><text:line-break/></text:span>回過頭來看二二八。正如同活動主持人江飛宇（如果我沒記錯<text:span text:style-name="T3">……</text:span>）表示，這離我們現在還不算久<text:span text:style-name="T3">——</text:span>不像上述曹操那時有一千七百年之遙<text:span text:style-name="T3">——</text:span>甚至許多當事人還活著，有相當證據可資檢討，訊息理應不至如此一面倒，在厭倦年復一年是故起身而行。<text:span text:style-name="T3"><text:line-break/><text:line-break/></text:span>我認爲這場活動是相當有意思的。三位主講人的三種身分，我要特別提一下。<text:span text:style-name="T3"><text:line-break/><text:line-break/></text:span>武之璋：十足外省人，七歲隨母來臺。<text:span text:style-name="T3"><text:line-break/></text:span>陳鵬仁：十足本省人，小學時曾至日本留學，光復後歸國。<text:span text:style-name="T3"><text:line-break/></text:span>陳立文：外省二代，父母皆外省人。<text:span text:style-name="T3"><text:line-break/><text:line-break/></text:span>三人的立場，在「臺灣人穿鞋」一節，各有精采的論述（所錄影片第四段，特別推薦）。對文化的認同，對史學的見解，對土地認同的情感，聽聞他們的談話，三種情感在我心中迴蕩，彷彿超越了時間，與他們同在。這是我很感動的地方。也是我認爲這場活動相當成功的地方。會中其實準備了許多資料，但因爲我掛心郭冠英先生，而忘了索取，是爲憾事。<text:span text:style-name="T3"><text:line-break/><text:line-break/></text:span>正如受到國民黨百般迫害的李敖，亦不因其受迫害而能基於史料指出二二八屠殺肇始於本地人的集團行動，我認爲殘忍是一事，史實是一事，是不妨個別檢視驗證的。<text:span text:style-name="T3"><text:line-break/><text:line-break/></text:span>以上數語，聊作活動感想。不算回應。</text:p>
      <text:p text:style-name="P1"><text:span text:style-name="T1">周舟</text:span><text:s/>  |  2015.03.02 16:50   |   <text:a xlink:type="simple" xlink:href="http://palinfo.habago.org/Entry?Command=Information_PrintForum&amp;iPage=324#FORUM33745"><text:span text:style-name="T2">#</text:span></text:a></text:p>
      <text:p text:style-name="P3">每年到了<text:span text:style-name="T3">228,</text:span>照例有一堆人被拖出來鞭屍<text:span text:style-name="T3">,</text:span>連銅像也要污辱<text:span text:style-name="T3">,</text:span>所謂的超越藍綠大和解<text:span text:style-name="T3">,</text:span>放下仇恨等等<text:span text:style-name="T3">,</text:span>原來都只是選舉時的漂亮話<text:span text:style-name="T3">.</text:span>更奇怪的是有許多年輕人只是聽說<text:span text:style-name="T3">,</text:span>並沒有親身經歷過<text:span text:style-name="T3">,</text:span>便咬牙切齒的痛批國民黨是殺人機器<text:span text:style-name="T3">,</text:span>彷彿它殺了<text:span text:style-name="T3">60</text:span>幾年的人到現在還沒殺完<text:span text:style-name="T3">.<text:line-break/><text:line-break/></text:span>前面有人提到陳明忠<text:span text:style-name="T3">,</text:span>剛才看了別人轉貼呂正惠老師數年前寫的這篇訪談<text:span text:style-name="T3">.</text:span>陳先生當年因為<text:span text:style-name="T3">228</text:span>坐了<text:span text:style-name="T3">21</text:span>年牢<text:span text:style-name="T3">,</text:span>其妻也入獄<text:span text:style-name="T3">10</text:span>年<text:span text:style-name="T3">,</text:span>小舅子冤死<text:span text:style-name="T3">,</text:span>照說對國民黨更應該是苦大仇深<text:span text:style-name="T3">,</text:span>他卻能坦然到國民黨的<text:span text:style-name="T3">228</text:span>紀念會上去演講<text:span text:style-name="T3">,</text:span>反而比現在那些噴漆謾罵的青年<text:span text:style-name="T3">,</text:span>更平和的面對這段歷史<text:span text:style-name="T3">.</text:span>也看出今天許多人之所以繼續捉住<text:span text:style-name="T3">228</text:span>不放<text:span text:style-name="T3">,</text:span>只是為了操弄族群議題<text:span text:style-name="T3">,</text:span>加深國民黨的罪惡色彩<text:span text:style-name="T3">,</text:span>以獲取政治利益<text:span text:style-name="T3">.<text:line-break/>http://blog.udn.com/ZZ2008/2418672</text:span></text:p>
      <text:p text:style-name="P1"><text:span text:style-name="T1">陳真</text:span><text:s/>  |  2015.03.02 15:50   |   <text:a xlink:type="simple" xlink:href="http://palinfo.habago.org/Entry?Command=Information_PrintForum&amp;iPage=324#FORUM33744"><text:span text:style-name="T2">#</text:span></text:a></text:p>
      <text:p text:style-name="P2"><text:span text:style-name="T3">(</text:span>續<text:span text:style-name="T3">)<text:line-break/><text:line-break/></text:span>各位可能不知道，侯孝賢的<text:span text:style-name="T3"><text:s/>"</text:span>悲情城市<text:span text:style-name="T3">" 1989</text:span>年<text:span text:style-name="T3">(</text:span>？<text:span text:style-name="T3">)</text:span>在威尼斯贏得金獅獎時，國、民兩黨是有點感冒的。國民黨不用說了，他連<text:span text:style-name="T3">228</text:span>三個字都不允許你談，何況還拍成電影，何況還把幾位反抗國民黨的主角說成<text:span text:style-name="T3"><text:s/>"</text:span>義士<text:span text:style-name="T3">"</text:span>；過去的國民黨教育，只會說他們是匪徒。<text:span text:style-name="T3"><text:line-break/><text:line-break/></text:span>民進黨人方面，則是批評悲情城市中出現一些披頭散髮尖嘴猴鰓言行猥瑣的台灣流氓，四處拿著刀棍劍棒逼路人講台語，不會講的就是外省人，便一頓砍殺。民進黨裏頭一些人說，這是侮辱勇敢的台灣人。那時候的民進黨多多少少仍是仇日的<text:span text:style-name="T3">(</text:span>至少不像現在這樣媚日<text:span text:style-name="T3">)</text:span>，因此也批評候孝賢美化日本人，說侯在日本人戰敗離台之際，把他們描寫得溫柔婉約充滿情感。<text:span text:style-name="T3"><text:line-break/><text:line-break/></text:span>那時候的悲情城市可說是兩邊都不討好。可是，這兩種批評都不合理。日本政府再壞，總還是有好的日本人吧。反抗國民黨暴政的人再好，也總有些人或混蛋人渣藉機亂殺外省人以洩恨吧。<text:span text:style-name="T3"><text:line-break/><text:line-break/></text:span>卑鄙的不是某種觀點，卑鄙的是藉著刻意突顯某種觀點，把它變成一種不許質疑的標準答案，藉以進行政治操弄來挑撥仇恨，謀取私利，就如當今綠營之所為便是。<text:span text:style-name="T3"><text:line-break/><text:line-break/></text:span>我們該鄙視的不是某種言之成理的觀點，而是應該唾棄藉歷史來進行政治操弄，以某種人為加工的捏造或刻意隱瞞，凐沒對己不利者，虛構或渲染對己有利者，以進行政治操弄及挑撥族群仇恨。</text:p>
      <text:p text:style-name="P1"><text:span text:style-name="T1">秉叡</text:span><text:s/>  |  2015.03.02 15:40   |   <text:a xlink:type="simple" xlink:href="http://palinfo.habago.org/Entry?Command=Information_PrintForum&amp;iPage=324#FORUM33743"><text:span text:style-name="T2">#</text:span></text:a></text:p>
      <text:p text:style-name="P3">最近幾個和加沙有關的消息<text:span text:style-name="T3"><text:line-break/></text:span>＝＝＝＝＝＝＝＝＝＝＝＝＝＝＝＝＝＝<text:span text:style-name="T3"><text:line-break/></text:span>（西窗小語）穆斯林受迫害消息鮮有報道<text:span text:style-name="T3"> <text:line-break/><text:line-break/></text:span>沈<text:span text:style-name="T3"><text:s/></text:span>實<text:span text:style-name="T3"><text:line-break/><text:line-break/></text:span>穆斯林受迫害消息鮮有報道<text:span text:style-name="T3"><text:line-break/><text:line-break/></text:span>在國際上，穆斯林被非穆斯林迫害的新聞，西方主流傳媒，一般是不予理會的。它們被視之為<text:span text:style-name="T3">“</text:span>沒有多大新聞價值<text:span text:style-name="T3">”</text:span>，或者說同西方的利益關係不大。即使有西方通訊社做了採訪，主流報章和電子傳媒選擇性不用。<text:span text:style-name="T3"><text:line-break/><text:line-break/></text:span>近如早幾天，以色列被指半夜三更在毫無警示下<text:span text:style-name="T3">“</text:span>打開幾個水壩閘口<text:span text:style-name="T3">”</text:span>放洪水淹浸加沙谷，八十多個加沙家庭要疏散，有些地方水深三米。有關以色列<text:span text:style-name="T3">“</text:span>放水<text:span text:style-name="T3">”</text:span>浸加沙的事，已經傳了近十年，以色列否認它在加沙邊界附近有水壩，指巴人撒謊。加沙谷的巴人冬季經常遭澇災，不透露姓名的巴人官員認為，主要還是加沙沒有排洪基建，在以色列和埃及多年的封鎖下，加沙無法進行最基本的基礎建設，無法引導來自以色列的洪水。<text:span text:style-name="T3"><text:line-break/><text:line-break/></text:span>這樣的<text:span text:style-name="T3">“</text:span>以色列放水浸巴人<text:span text:style-name="T3">”</text:span>的指控傳了十年而沒有主流西媒關注，原因探究<text:span text:style-name="T3">“</text:span>謠言<text:span text:style-name="T3">”</text:span>，終要牽涉到底因，<text:span text:style-name="T3">“</text:span>加沙巴人講大話<text:span text:style-name="T3">”</text:span>背後，有很令世人及傳媒尷尬的事實存在：廿一世紀一個民族的土地被佔領還不止，其人民被剝奪基本生存權利，加沙實為一所大監獄。<text:span text:style-name="T3"><text:line-break/><text:line-break/></text:span>實際上，以色列去年七月發動加沙戰爭之後，十萬巴人至今仍無家可歸，重建工程遙遙無期。西媒對加沙戰爭的興趣只是以色列的殺傷威力有多大，死傷了多少人，甚麼地方被炸，甚麼人被殺。戰事偃旗息鼓後，再也沒有人理會加沙人的死活，當然也不會報道巴人在變成廢墟的加沙內如何生活，於是世人便不會知道受害者被繼續加害的荒謬實況：例如，加沙<text:span text:style-name="T3">“</text:span>重建<text:span text:style-name="T3">”</text:span>的機制，由聯合國、以色列和巴人自治政府組成。<text:span text:style-name="T3"><text:line-break/></text:span>（美國仇恨罪案報道的雙重標準<text:span text:style-name="T3"><text:s/>· </text:span>六）<text:span text:style-name="T3"><text:line-break/>http://www.macaodaily.com/html/2015-02/28/content_978315.htm<text:line-break/><text:line-break/></text:span>＝＝＝＝＝＝＝＝＝＝＝＝＝＝＝＝＝＝＝＝＝＝＝＝＝＝＝<text:span text:style-name="T3"><text:line-break/></text:span>（西窗小語）超現實的時事實錄<text:span text:style-name="T3"> <text:line-break/><text:line-break/></text:span>沈<text:span text:style-name="T3"><text:s/></text:span>實<text:span text:style-name="T3"><text:line-break/></text:span>超現實的時事實錄<text:span text:style-name="T3"><text:line-break/><text:line-break/></text:span>加沙戰爭結束至今大半年，重建步伐連蝸牛速度也不如。炸爛的房屋原封不動，處處廢墟。修補被炸房屋或重建被夷平的房子，需要水泥，然而加沙由<text:span text:style-name="T3">2007</text:span>年起被封鎖，水泥是<text:span text:style-name="T3">“</text:span>受控制<text:span text:style-name="T3">”</text:span>的主要物資。巴人政府要把需要重建房屋的屋主名單交聯合國審批，獲審查過的才可以買聯合國經以色列運過去的水泥。在<text:span text:style-name="T3">“</text:span>審查<text:span text:style-name="T3">”</text:span>過程中，誰不獲得買水泥的<text:span text:style-name="T3">“</text:span>權利<text:span text:style-name="T3">”</text:span>呢？那就是<text:span text:style-name="T3">“</text:span>恐怖分子<text:span text:style-name="T3">”</text:span>。這<text:span text:style-name="T3">“</text:span>恐怖分子<text:span text:style-name="T3">”</text:span>定義是由以色列定的。換言之，審查方其實是以色列。凡是長期抵抗以色列侵略的，都是恐怖分子了。更荒謬的是，以色列有權實地察看要修屋的地點，隨時可以否決受害屋主獲取建材的資格，受害人也就無法重建家園了。<text:span text:style-name="T3"><text:line-break/><text:line-break/></text:span>據說審批速度極慢，巴人都知道這是以色列從中作梗的緣故。批了你有資格買，還不能讓你買，因為批准買的名單，沒有說準買多少包。准買量同房屋毀壞程度相關，還要等第二個可買多少包的手續。所以，儘管聯合國的水泥貨倉內堆滿一包包水泥，但加沙巴人的重建還是遙遙無期，每天前往貨倉查詢的人，即使拿着准買紙，還是空手而回：准你買，沒說准買多少包。一個遭到侵略戰爭蹂躪的族群，在修建受破壞的家園時，還要得到加害者的審批，聯合國在加沙問題上實際聽命於以色列，受其擺佈。這不是超現實小說情節，是沒有人有興趣留意的時事實錄。<text:span text:style-name="T3"><text:line-break/><text:line-break/></text:span>在國際上，另一個受長期迫害而不為人聞問，沒有站出來譴責的穆斯林群族，就是緬甸的羅興亞人穆斯林。<text:span text:style-name="T3"><text:line-break/><text:line-break/></text:span>（美國仇恨罪案報道的雙重標準<text:span text:style-name="T3"><text:s/>· </text:span>七）<text:span text:style-name="T3"><text:line-break/><text:line-break/></text:span>沈<text:span text:style-name="T3"><text:s/></text:span>實<text:span text:style-name="T3"><text:line-break/>http://www.macaodaily.com/html/2015-03/01/content_978537.htm</text:span></text:p>
      <text:p text:style-name="P1"><text:span text:style-name="T1">陳真</text:span><text:s/>  |  2015.03.02 15:23   |   <text:a xlink:type="simple" xlink:href="http://palinfo.habago.org/Entry?Command=Information_PrintForum&amp;iPage=324#FORUM33742"><text:span text:style-name="T2">#</text:span></text:a></text:p>
      <text:p text:style-name="P2">中龍，<text:span text:style-name="T3"><text:line-break/><text:line-break/></text:span>也許我沒說清楚，我指的並非特定的扣帽子文章，而是指<text:span text:style-name="T3"><text:s/>"</text:span>歷史流言終結者<text:span text:style-name="T3">" </text:span>這網站對於<text:span text:style-name="T3">228</text:span>的普遍說法有問題；它如同時下主流論述一般，執著於某種<text:span text:style-name="T3"><text:s/>"</text:span>標準答案<text:span text:style-name="T3">"</text:span>，先有答案，先有立場，然後再來找證據。這樣一種看待方式也許是大有問題的。而且，似乎凡是與<text:span text:style-name="T3"><text:s/>"</text:span>標準答案<text:span text:style-name="T3">" </text:span>不合者，便說它是一種<text:span text:style-name="T3"><text:s/>"</text:span>謠言<text:span text:style-name="T3">"</text:span>，相信<text:span text:style-name="T3"><text:s/>"</text:span>謠言<text:span text:style-name="T3">" </text:span>或散播<text:span text:style-name="T3"><text:s/>"</text:span>謠言<text:span text:style-name="T3">" </text:span>者，就會被視為<text:span text:style-name="T3"><text:s/>"</text:span>敵人<text:span text:style-name="T3">"</text:span>，甚而如李喬一般被扣上罪名，戴上一堆污名大帽。<text:span text:style-name="T3"><text:line-break/><text:line-break/></text:span>舉例來說，如果有人說，國民黨遷徙來台，對台灣人不但缺乏基本尊重，而且百般歧視<text:span text:style-name="T3">(</text:span>長達半個多世紀<text:span text:style-name="T3">)</text:span>，對其曾遭日本殖民<text:span text:style-name="T3">(</text:span>之皇民思維<text:span text:style-name="T3">?)</text:span>非常不信任，這樣一種說法，我看不出哪裏不對，這怎麼會是<text:span text:style-name="T3"><text:s/>"</text:span>謠言<text:span text:style-name="T3">" </text:span>呢？<text:span text:style-name="T3"><text:line-break/><text:line-break/></text:span>當然，如果有人持有不同看法，那就說出個反對的理由來，也許也能言之成理也說不定，但這仍然不足以指控不同看法便是謠言。謠言也者，乃無中生有。不同觀點並不等於謠言。<text:span text:style-name="T3"><text:line-break/><text:line-break/></text:span>一個事件，往往有著多重可能因素，而不是非黑即白只能有單一解釋。<text:span text:style-name="T3"><text:line-break/><text:line-break/></text:span>至於我剛剛所批評的<text:span text:style-name="T3"><text:s/>"</text:span>先有立場才有答案<text:span text:style-name="T3">"</text:span>，是否有可能有人不是這樣，我其實也沒有把握。也許我自己也是先有立場才有答案也說不定。重點是，我知道這不能稱為答案，而只能稱為一種觀點；而觀點是有可能同時併存的。人文學科或社會科學往往如此，即便是自然科學也一樣。<text:span text:style-name="T3"><text:line-break/><text:line-break/></text:span>我有兩個指導教授，其中一位在幾年前過世，叫<text:span text:style-name="T3"><text:s/>Peter Lipton</text:span>。<text:span text:style-name="T3">1998</text:span>年，在一次大型公開演講中，他問在場數百名聽眾說，你們認為科學研究是先射靶再畫紅心？還是先畫紅心再射靶？結果竟然有三分之二的人認為先射靶，然後再把紅心畫上。這似乎意味著，我們心裏頭已經<text:span text:style-name="T3"><text:s/>"</text:span>先<text:span text:style-name="T3">" </text:span>有個立場或理論，然後在這個預設的理論下來尋找各種證據。簡單說就是先把可疑嫌犯抓來，然後從他身上四處找證據，證明或指控他就是凶手。<text:span text:style-name="T3"><text:line-break/><text:line-break/></text:span>還有個著名例子，我講過很多遍了：<text:span text:style-name="T3">Popper</text:span>有一天上課，叫全體學生觀察黑板。學生們一頭霧水，你要我們觀察黑板的<text:span text:style-name="T3"><text:s/>"</text:span>什麼<text:span text:style-name="T3">"? </text:span>你總得告訴我一個方向吧，然後我才能知道該怎麼觀察；看是要觀察它的顏色大小位置高低或材質或觀察黑板上的字體遺跡等等等，不管是觀察什麼，你總得告訴我一個<text:span text:style-name="T3"><text:s/>"</text:span>方向<text:span text:style-name="T3">"</text:span>，然後我才有辦法進行觀察或蒐證。這樣一個例子就是說，我們得先在心裏頭形成一套<text:span text:style-name="T3">(</text:span>也許甚至是非理性的<text:span text:style-name="T3">)</text:span>理論方向，然後才著手去尋找各種理性支撐。<text:span text:style-name="T3"><text:line-break/><text:line-break/></text:span>在某個觀點或某個理論方向下，或許可以順利找到各種理性支撐<text:span text:style-name="T3"><text:s/>(</text:span>或者說證據或理由<text:span text:style-name="T3">)</text:span>，但這並無法推論出在另一種理論方向底下找不到任何證據或理由。換句話說，各種理論方向都很可能有各自的支撐。這意味著，觀點是相對的，就像一幅畫可以這樣看，也可以那樣看；不同角度，就會看到各自不同的影像。<text:span text:style-name="T3"><text:line-break/><text:line-break/></text:span>結論也許可以這麼說：某種觀點也許是對的，但它僅僅是在<text:span text:style-name="T3"><text:s/>"</text:span>某個意義<text:span text:style-name="T3">" </text:span>上正確而已，而不是在所有面向上都一概正確或一概適當。<text:span text:style-name="T3"><text:line-break/><text:line-break/></text:span>我能理解把<text:span text:style-name="T3">228</text:span>解釋成外省人和台灣人的衝突。這一點都不難理解，只是這樣一種理解也許過於表淺而忽略內在更為根本的政治、經濟衝突，但這並不是一種謠言。</text:p>
      <text:p text:style-name="P1"><text:span text:style-name="T1">陳真</text:span><text:s/>  |  2015.03.02 14:29   |   <text:a xlink:type="simple" xlink:href="http://palinfo.habago.org/Entry?Command=Information_PrintForum&amp;iPage=324#FORUM33741"><text:span text:style-name="T2">#</text:span></text:a></text:p>
      <text:p text:style-name="P3">底下這篇汙蔑民主聖地台南的報導，可是咱愛台第一大爛報寫的。不爽的人，請直接找自由爛報算帳。<text:span text:style-name="T3"><text:line-break/><text:line-break/></text:span>這家滿口謊言的爛報，難得說出一些事實。不過，很奇怪的是，做好基本的交通及防治空污或水污等等，不是任何一個城市所應該做的最基本功課嗎？怎麼一個西方人抱怨了，彷彿這才注意到這些事似的。<text:span text:style-name="T3"><text:line-break/><text:line-break/></text:span>報導中還說，台南應該做好交通及防治極其嚴重的空污，才不會<text:span text:style-name="T3"><text:s/>"</text:span>嚇跑外國人<text:span text:style-name="T3">"</text:span>。真是很奇怪的思想。外國人不能讓他<text:span text:style-name="T3"><text:s/>"</text:span>嚇跑<text:span text:style-name="T3">"</text:span>，自己人撞死一堆或得癌症死掉就沒關係嗎？<text:span text:style-name="T3"><text:line-break/><text:line-break/></text:span>台南完全像個無政府狀態。一個城市最基本的民生工作，完完全全徹底荒廢。不過，因為賴啥曉是綠的，所以依台南人的個性，政績永遠都會給滿分。基本工作完全荒廢，卻每天儘搞些自欺欺人、笑死人的什麼文創，或是違法亂紀拒絕進入市議會開會，或是搞些什麼拆銅像之類的卑鄙政治操弄來騙選票。<text:span text:style-name="T3"><text:line-break/><text:line-break/></text:span>在台南，只要你拳頭夠硬，勢力夠大，你想幹什麼都行，絕對不會有事，這是一種真正意義上的無政府狀態。無政府，但有勢力，黑白兩道橫行<text:span text:style-name="T3">...</text:span>接下來很多重點，但我不敢講也不想講了<text:span text:style-name="T3">...<text:line-break/><text:line-break/></text:span>大家趕緊想辦法脫離這個只要是綠營執政、政績永遠得滿分的民主聖地吧。<text:span text:style-name="T3"><text:line-break/><text:line-break/></text:span>陳真<text:span text:style-name="T3"><text:line-break/><text:line-break/>===========<text:line-break/></text:span>《長住已<text:span text:style-name="T3">3</text:span>年<text:span text:style-name="T3">…</text:span>》台南空污、交通亂<text:span text:style-name="T3"><text:s/></text:span>老外失望擬搬離<text:span text:style-name="T3"><text:line-break/><text:line-break/>2015</text:span>年<text:span text:style-name="T3">1</text:span>月<text:span text:style-name="T3">17</text:span>日<text:span text:style-name="T3"><text:line-break/><text:line-break/></text:span>〔自由爛報記者蔡文居／台南報導〕<text:span text:style-name="T3"><text:line-break/><text:line-break/></text:span>台南空氣差、違規停車嚴重，民眾開車、騎車橫衝直撞，一名來自英國、畢業於某國際知名學府的老外「傑克」（化名），對台南的交通、空污感到失望，打算搬離住了三年的台南。<text:span text:style-name="T3"><text:line-break/><text:line-break/></text:span>車禍多、駕駛人不守規則<text:span text:style-name="T3"><text:line-break/><text:line-break/></text:span>傑克來台灣學中文三年，說了一口流利的中文，很喜歡台南安平，也與朋友一起擔任環境義工，為台南的環境努力，但對交通混亂及空污感到很失望，也很無力。日前在臉書<text:span text:style-name="T3">PO</text:span>文表示打算要搬離台南，引起不少網友及台南朋友的關切，紛紛留言表達安慰及不捨，有的則給予祝福，並建議搬到花東去，空氣會比較好。<text:span text:style-name="T3"><text:line-break/><text:line-break/></text:span>傑克說，除了東部地區，台灣大多數城市的細懸浮微粒污染都遠超過ＷＨＯ的安全標準，南部地區尤其嚴重，台南的空氣品質長期不佳。另外，台南的交通很差，沒有安全舒適的人行步道，很多人都不守交通規則，民眾開車像「開戰車」（把車當成武器）逼迫行人讓路，過馬路像在「作戰」，對行人造成很大的威脅，自己就曾有被汽車、卡車追著跑的經驗，常在市區看到車禍，也有朋友因車禍喪生及受傷。<text:span text:style-name="T3"><text:line-break/><text:line-break/></text:span>他說，空污和交通雖不是一夕之間可以改善，「但令人挫折、沮喪的是，政府似乎對此問題不是很重視。」<text:span text:style-name="T3"><text:line-break/><text:line-break/></text:span>環團促改善<text:span text:style-name="T3"><text:s/></text:span>別嚇跑外國人<text:span text:style-name="T3"><text:line-break/><text:line-break/></text:span>台南社大環境研究員吳仁邦、台南環盟常務理事李建畿及台江分校執行長吳茂成等人也呼應，希望政府改善，不要嚇跑外國友人，讓台南蒙羞。吳仁邦建議，停車空間要增加、建置大眾運輸，警方要強力執法，市民也要自愛、自律，不要亂停車。<text:span text:style-name="T3"><text:line-break/><text:line-break/></text:span>吳茂成表示，<text:span text:style-name="T3">PM10</text:span>為ＷＨＯ公告之一級致癌物，環保署去年排名全台<text:span text:style-name="T3">PM10</text:span>最差十名鄉鎮區，台南安南及新營都入列，像安南的工業區已一大堆，還要繼續開發，這問題不解決，說幸福城市都是空談。</text:p>
      <text:p text:style-name="P1"><text:span text:style-name="T1">中龍</text:span><text:s/>  |  2015.03.02 13:25   |   <text:a xlink:type="simple" xlink:href="http://palinfo.habago.org/Entry?Command=Information_PrintForum&amp;iPage=324#FORUM33740"><text:span text:style-name="T2">#</text:span></text:a></text:p>
      <text:p text:style-name="P2">公開的平臺總是會有良莠不齊的成員，這點我是比較站在同情的立場。例如當天會後，有位年輕人纏著郭冠英說，爲什麼政府當局罔顧二二八諸般謊言云云，郭提到要各方努力，也應多資助。他以自身爲例，說如綠營人發生這般事，早有人願意捐款，恐有二千萬之譜了。那位年輕人立刻改口現在生活水深火熱云云。由此可見良莠之一斑。（好歹郭冠英開口一萬時，我也一口答應了，雖然他事後說是開玩笑，畢竟我看他也不窮，但他退休金受到迫害，我是同情的）<text:span text:style-name="T3"><text:line-break/></text:span>這還是有頭有臉當面的情況，網路上更多的是隱姓埋名的人，真的只能自我判斷。</text:p>
      <text:p text:style-name="P1"><text:span text:style-name="T1">黃明華</text:span><text:s/>  |  2015.03.02 13:14   |   <text:a xlink:type="simple" xlink:href="http://palinfo.habago.org/Entry?Command=Information_PrintForum&amp;iPage=324#FORUM33739"><text:span text:style-name="T2">#</text:span></text:a></text:p>
      <text:p text:style-name="P6"><text:span text:style-name="T1">看到陳醫師提到陳明忠</text:span><text:line-break/><text:span text:style-name="T1">那天有看到</text:span>tvbs<text:span text:style-name="T1">的麗文正經話有訪問陳明忠及藍博洲談</text:span>228<text:line-break/>https://www.youtube.com/watch?v=KtgXzpwG-gA<text:line-break/><text:span text:style-name="T1">陳明忠另有一本回憶錄</text:span><text:line-break/><text:span text:style-name="T1">無悔：陳明忠回憶錄</text:span><text:s/>,<text:span text:style-name="T1">出版社：人間</text:span><text:line-break/>http://www.books.com.tw/products/0010637427</text:p>
      <text:p text:style-name="P1"><text:span text:style-name="T1">陳真</text:span><text:s/>  |  2015.03.02 12:19   |   <text:a xlink:type="simple" xlink:href="http://palinfo.habago.org/Entry?Command=Information_PrintForum&amp;iPage=324#FORUM33738"><text:span text:style-name="T2">#</text:span></text:a></text:p>
      <text:p text:style-name="P2">約略瞄了一下中龍所提到的<text:span text:style-name="T3"><text:s/>"</text:span>歷史流言終結者<text:span text:style-name="T3">" </text:span>的網站：<text:span text:style-name="T3"><text:line-break/><text:line-break/>http://goo.gl/7JKII9<text:line-break/><text:line-break/></text:span>沒細看，只是約略瀏覽，得到一個印象就是：它似乎也只是把歷史當成宣揚某種<text:span text:style-name="T3">(</text:span>與當前愛台主流相反的<text:span text:style-name="T3">)</text:span>政治立場的說帖。<text:span text:style-name="T3"><text:line-break/><text:line-break/></text:span>跟主流立場一樣，在這個非主流立場底下，意見與之相左者，似乎就得冠上一頂<text:span text:style-name="T3"><text:s/>"</text:span>污<text:span text:style-name="T3">" </text:span>紗帽<text:span text:style-name="T3">(</text:span>污穢的污<text:span text:style-name="T3">)</text:span>，例如把李喬說成醜陋不堪的文人。連他獲得許多文學獎都能說成利慾薰心。今天假若李喬的言行思想符合其立場，肯定就會受到抬舉。<text:span text:style-name="T3"><text:line-break/><text:line-break/></text:span>主流愛台政治立場下的所謂歷史固然荒腔走板，但負負不會得正，用同樣的方法及態度去理解歷史，其實也只是往另一種荒腔走板的方向扭曲而已。於是，歷史搞得像個慰安婦，誰力氣大，誰就能把她拉上床凌辱猥褻一番。<text:span text:style-name="T3"><text:line-break/><text:line-break/></text:span>我總是羞於說出一己之見，因為邏輯與價值之事值得訴說，但<text:span text:style-name="T3"><text:s/>"</text:span>意見<text:span text:style-name="T3">" </text:span>這東西，人言言殊，見仁見智，不確定性很高，實在沒啥好說的。可若硬要我說出一個說法，我比較<text:span text:style-name="T3"><text:s/>"</text:span>傾向<text:span text:style-name="T3">" </text:span>於把<text:span text:style-name="T3">228</text:span>看成一種腐敗政治的後果而非關族群，它不是什麼<text:span text:style-name="T3"><text:s/>"</text:span>台灣人<text:span text:style-name="T3"><text:s/>vs. </text:span>外省人<text:span text:style-name="T3">" </text:span>的反抗運動，更絕對一千萬個不是什麼台獨運動的開端。我不知道什麼<text:span text:style-name="T3"><text:s/>"</text:span>是<text:span text:style-name="T3">" </text:span>歷史真相，但我知道什麼<text:span text:style-name="T3"><text:s/>"</text:span>不是<text:span text:style-name="T3">"</text:span>。<text:span text:style-name="T3"><text:line-break/><text:line-break/></text:span>過去二十年來，愛台綠流思維如瘟疫般橫行無阻，誰敢不敬，誰便是賣台敵人。在新一輪黨國洗腦教育底下，任誰都知道美麗島事件，知道神聖偉大的台獨運動及其所謂英雄，至於那一大群政治來路極為可疑的辯護律師們如謝長廷蘇貞昌等等，更是無人不知無人不曉的政壇閃亮明星。眾人<text:span text:style-name="T3">(</text:span>特別是年輕一代<text:span text:style-name="T3">)</text:span>被洗腦教育洗得七葷八素，洗成張牙舞爪蠢血沸騰、見敵就殺的綠衛兵，心甘情願地接受這些比無恥還無恥的政壇老枝新秀們的百般荼毒。<text:span text:style-name="T3"><text:line-break/><text:line-break/></text:span>在這樣一種黨國洗腦教育底下，凡是與政治主流立場相左者，就算你的貢獻或付出的代價多麼巨大也一樣，一概消音或抹黑。比方說，大家都知道施明德，但你知不知道陳明忠？恐怕沒有幾個人知道。<text:span text:style-name="T3"><text:line-break/><text:line-break/></text:span>大約<text:span text:style-name="T3">30</text:span>年前，陳明忠還在坐牢；我以黨外雜誌記者的身份，來到陳明忠家裏，訪問他的太太。陳明忠是誰呢？他就是<text:span text:style-name="T3">228</text:span>事件中的二七部隊突擊隊隊長，飽受酷刑，坐了二十幾年牢。<text:span text:style-name="T3"><text:line-break/><text:line-break/></text:span>這些事說來話長，暫且不表。我仍然只是想說達摩祖師那句老話：<text:span text:style-name="T3">"</text:span>做一個不受人惑的人。<text:span text:style-name="T3">" </text:span>畢竟咱爹娘好不容易把咱養大，老天爺給咱們一個腦子，總不該把大腦當垃圾桶使用而不自知。<text:span text:style-name="T3"><text:line-break/><text:line-break/></text:span>我相信人心並不壞，只是經常有點笨，大多數人甚至笨到連自己被洗腦也不知道。光有熱情是不夠的，人應當還要有點腦子；無腦而發熱，只是發高燒而已，應該吃點退燒藥。<text:span text:style-name="T3"><text:line-break/><text:line-break/></text:span>歷史真的像個無辜的慰安婦，誰力氣大，誰不要臉，誰便能將她擄了去，做為一己之用。<text:span text:style-name="T3"><text:line-break/><text:line-break/></text:span>底下是有關陳明忠的一些訪問，值得一看。<text:span text:style-name="T3"><text:line-break/><text:line-break/>http://goo.gl/ZFegl9<text:line-break/><text:line-break/>http://goo.gl/UxKRfo<text:line-break/><text:line-break/>http://blog.udn.com/ZZ2008/2418672</text:span></text:p>
      <text:p text:style-name="P1"><text:span text:style-name="T1">楊世主</text:span><text:s/>  |  2015.03.02 12:13   |   <text:a xlink:type="simple" xlink:href="http://palinfo.habago.org/Entry?Command=Information_PrintForum&amp;iPage=324#FORUM33737"><text:span text:style-name="T2">#</text:span></text:a></text:p>
      <text:p text:style-name="P3">海面之上波淘洶湧，海浪層層分明清楚，一目了然，海面之下無形無狀，雖力量從四圍湧來，你卻理不出個所以，徬徨無從，只能往前，我感受到的愛比較像是這樣的海，不管你是愛上什麼，也不管是怎麼愛上的，或怎麼愛<text:span text:style-name="T3">. </text:span>梁文道這篇文章像在論說過去的愛人，像科學在解剖一隻死亡動物的屍體，有理清晰卻少了氣息<text:span text:style-name="T3">.</text:span>如果文人們都成了科學家，那倒是很難過的一件事<text:span text:style-name="T3">.</text:span></text:p>
      <text:p text:style-name="P1"><text:span text:style-name="T1">義德</text:span><text:s/>  |  2015.03.02 11:55   |   <text:a xlink:type="simple" xlink:href="http://palinfo.habago.org/Entry?Command=Information_PrintForum&amp;iPage=324#FORUM33736"><text:span text:style-name="T2">#</text:span></text:a></text:p>
      <text:p text:style-name="P2">網路上網友對於那些未曾謀面的<text:span text:style-name="T3">228"</text:span>義士<text:span text:style-name="T3">"</text:span>哭天喊地，巴不得手刃蔣介石的人妙回一段。<text:span text:style-name="T3"><text:line-break/><text:line-break/></text:span>韋小寶道：「阿叔，咱們揚州人，給滿韃子殺得可慘了，一連殺了十天，從朝到晚不停，我爺爺、奶奶、大奶奶、二奶奶、三奶奶、四奶奶，沒一個不給韃子殺了。滿州鬼從東門殺到西門，從南門殺到北門，都是這鰲拜下的命令。我<text:span text:style-name="T3">……</text:span>我跟他有不共戴天之仇。」他記起聽人所說「揚州十日」大屠殺的慘事，越說越真。眾人聽得聳然動容，連連點頭。<text:span text:style-name="T3"><text:line-break/><text:line-break/></text:span>關安基道：「怪不得，怪不得！」<text:span text:style-name="T3"><text:line-break/><text:line-break/></text:span>韋小寶道：「不但我爺爺、奶奶，連我爹爹也讓鰲拜給一起殺了。」<text:span text:style-name="T3"><text:line-break/><text:line-break/></text:span>祁彪清道：「可憐，可憐。」<text:span text:style-name="T3"><text:line-break/><text:line-break/></text:span>崔瞎子問道：「你今年幾歲啦？」<text:span text:style-name="T3"><text:line-break/><text:line-break/></text:span>韋小寶道：「十三四歲。」<text:span text:style-name="T3"><text:line-break/><text:line-break/></text:span>崔瞎子道：「揚州大屠殺，已有二十多年，怎麼你爹爹也會給鰲拜殺了？」<text:span text:style-name="T3"><text:line-break/><text:line-break/></text:span>韋小寶一想不對，撒謊說溜了嘴，隨口道：「我怎麼知道？那時我又沒生出來，那是我媽說的。」<text:span text:style-name="T3"><text:line-break/><text:line-break/></text:span>崔瞎子道：「就算是遺腹子，那也不成啊。」</text:p>
      <text:p text:style-name="P4"/>
      <text:p text:style-name="P1"><text:span text:style-name="T1">鄭啟承</text:span><text:s/>  |  2015.03.02 10:33   |   <text:a xlink:type="simple" xlink:href="http://palinfo.habago.org/Entry?Command=Information_PrintForum&amp;iPage=325#FORUM33735"><text:span text:style-name="T2">#</text:span></text:a></text:p>
      <text:p text:style-name="P2">今天小慧轉貼的文章，梁文道寫的。梁文道頭腦清楚，寫的許多東西值得一讀。這篇我覺得寫得很好，這麼一個簡單的道理，但不曉得台灣人讀起來是什麼感受<text:span text:style-name="T3">? </text:span>若我有一天能夠遠走高飛，離中國和台灣離得遠遠的，我肯定也會發出那樣一種自由的呼嘯，但會不會有什麼漂浮和失落我就不知道了，我看多半不會有，有些人註定不喜歡什麼國不國的，對這一切界限感到反感和厭惡。<text:span text:style-name="T3"><text:line-break/><text:line-break/></text:span>啟承<text:span text:style-name="T3"> <text:line-break/>(</text:span>最近考慮改名字叫作鄭豐遠，豐是盼錢包豐滿一點，遠是希望離台灣離得遠遠的<text:span text:style-name="T3">)<text:line-break/>-----------------------------------<text:line-break/>2015</text:span>年<text:span text:style-name="T3">3</text:span>月<text:span text:style-name="T3">1</text:span>日星期日<text:span text:style-name="T3"><text:line-break/><text:line-break/></text:span>梁文道：無愛也記（身份的霸權之六）<text:span text:style-name="T3"><text:line-break/><text:line-break/>http://www.commentshk.com/2015/03/patriotism.html<text:line-break/><text:line-break/></text:span>【蘋果日報】我還記得，當年剛從台灣回到香港就學時的震撼。學校大門上頭沒有「禮義廉恥」四個大字（那曾是全台每間學校都必須謹從的『共同校訓』），校園裏頭看不到國旗（甚至連英國國旗都沒有，最多就是校旗而已），當然大家也不唱國歌（更不會有什麼官方的『港歌』，所以後來的《獅子山下》和《海闊天空》才會變成了民間港歌）。換句話說，「國家」不見了，一切國家體制全都消失得無影無蹤。我從一個「忠黨愛國」的華人社會，一下子跳進了一個把國家存在的痕跡抹得乾乾淨淨的另一個華人社會。這的確是歷史上可能再也不會出現的特例，因為我所知道的華人社會，全都不可避免地老早捲進了現代民族國家建造的工程之中。兩岸自不待言，彼時的新加坡也正朝向它建國大業的終點；而馬來西亞和印尼，它們的華人社會則步履艱辛地適應着各自的環境，學着當好馬來西亞與印度尼西亞的國民。<text:span text:style-name="T3"><text:line-break/><text:line-break/></text:span>香港？至少表面上卻是一片帝力於我何有哉的景象。沒錯，它是英國的殖民地，從馬會到警察也全都冠上了「皇家」的名號。但到底什麼叫做「皇家」呀？我猜在我那一代人裏，沒有幾個人說得出現在的英國王室屬於那一個王朝。是的，每天晚上電視節目放完，是會有一段英國國歌；可我們大部份人對它的記憶卻是「個個揸住個兜」。英國的愛國歌曲《<text:span text:style-name="T3">Rule, Britannia</text:span>》，我們固然不懂；甚至「大不列顛及北愛爾蘭聯合王國」，這個國名的確切涵義，我們也都不一定搞得明白──它怎麼又會簡稱「英國」呢？所以當年我們這些英甲球迷總會時不時地埋怨，點解蘇格蘭、英格蘭同埋威爾士唔合組一隊出戰世界杯？<text:span text:style-name="T3"><text:line-break/><text:line-break/></text:span>後來我們都曉得，英國人一直都在有意無意地培育一套本土意識，一套獨屬港人的身份認同。可事實上，它從來不敢搞得太過囂張。哪怕是到了上世紀七十年代，人人公認的「香港意識」萌芽期，它也還是不能放開手腳，公然將它變成一種建制化的國民身份。只要對比一下新加坡，我們就知道真正的政治身份認同締建是怎麼回事了。<text:span text:style-name="T3"><text:line-break/><text:line-break/></text:span>我甚且懷疑全世界都很難找到幾個類似香港的例子。一座族群高度同質化、經濟發達、活力充沛的七百萬人大城，竟然過了幾十年乃至於一百五十年「國家」失蹤的日子，直到二十世紀末。要知道這一世紀可是現代民族國家意識發展到最高峰的一百年呀。學理上的「國家」（<text:span text:style-name="T3">State</text:span>）當然存在，而且這部機器一直在精密地運轉；但它卻無意於讓我們投向任何一個民族國家（<text:span text:style-name="T3">national state</text:span>）的懷抱。出於利益以及政治實際的計算，它不能讓我們認同一個政治社群意義上的中國，但又不想及不能令我們徹底否定意蘊更加廣闊的中國認同；它要保證我們不抗拒英國的管治，但又不要我們真的愛上英國，把它當成自家的祖國；它試着給我們一套與別不同的香港身份，可絕對不能冒上任其出軌獨立的風險。<text:span text:style-name="T3"><text:line-break/><text:line-break/></text:span>當年十幾歲的我，自不曉得這整套管制策略的技藝與由來，可我還是被震動了。被它型塑的環境，為它手法末段的枝節震動。怎麼講呢？今天高談愛港和愛國的人或許是不知道，或許是忘了，那時候我們根本什麼都不愛，至少是可以什麼都不愛。不要誤會，你自然可以愛中國，可以愛香港，又或者很另類地愛上英國；但那種愛絕不是一種政治乃至於道德上的義務。那時候，一個公眾人物可能比較敢大聲宣佈「我不愛香港」又或者「我不愛中國」，人家頂多白眼，但不會想到要磚瓦齊丟地把你砸死。相反地，你敢在大陸和台灣幹同樣的事嗎？過去不能，現在一樣不能。因為愛，原是現代民族國家身份認同的核心，國家不只想方設法地要讓你愛上它，而且還要把這份愛變成社群成員的最高義務。愛的對象容或隨局勢有變，但那種愛的地位，以及它和社群中每一個成員的關係，則是始終如一。所以台灣才能從三十年前的「愛中國」輕輕巧巧地滑移到現在的「愛台灣」，他們愛的東西好像不一樣了，但那股愛卻日見熾烈。<text:span text:style-name="T3"><text:line-break/><text:line-break/></text:span>我還記得，在台灣上小學的時候，偶爾我們會在課堂上談到一些「忠孝兩難全」的故事。然後我們會被鼓勵思考，究竟忠和孝誰比較大。面對關鍵時刻，例如鄭成功收到了滿清恐嚇，是要投降歸順，還是看着他爹鄭芝龍受死；換了是我，我該怎樣抉擇？通常老師不一定會逼着我們選忠，但我們都感受到了大環境大氛圍的作用，知道鄭成功之所以是英烈之所以是古今之完人，恰恰是因為他最後走上了較為正確的那條道路。國家喜歡這類故事，因為它們能迫使我們漸漸接受一套價值的序列，一套愛的序列。在一切價值當中，唯忠至上；在一切的愛裏頭，愛國是最大的大愛。所以民族國家便和宗教一樣，樂於宣揚烈士犧牲的故事。唯一的分別僅在於宗教會預許一個彼世的樂園，而為國家犧牲則換得了此世同胞的幸福與尊崇。正是生命誠可貴，愛情價更高，若為愛國故，兩者皆可拋。<text:span text:style-name="T3"><text:line-break/><text:line-break/></text:span>愛的序列，其實也就是身份的價值序列。忠孝之辯，就是國民身份和子女身份那一個排得更高的問題。這類故事本身無害，甚至還很有哲學意義，頗能促進我人思考的能力。可是它們太過「離地」，沒有多少常識上的意義，因為我們大部份正常人都不會碰上鄭成功的處境，所以這類故事過去往往只為士子所備，不及於百姓。就像那個經典難題：你的太太和母親都不會游泳，兩個人同時掉進海裏，你是先救老婆呢？還是先救老媽？到底是丈夫這個身份要緊，還是兒子的身份可貴？這個問題我們誰都聽過，但有誰真的在現實中遇見過呢？我想說的是我們每一個人都處在各式各樣的關係當中，也都擁有各種不同的身份，它們全都各有不同的意義與價值。在日常生活裏頭，要是這些關係和身份的要求與責任發生衝突，我們往往得靠着實踐智慧在其中巧妙調協，挪移衡沖。沒有多少人會先抽象地想像所有可能，再硬生生地為自己所擁有的一切身份與角色之間分個高下，然後將思考結果付諸應用。<text:span text:style-name="T3"><text:line-break/><text:line-break/></text:span>如果你的情人一天到晚纏着你，硬是要你為這個墜海選擇題表態；請容我坦白，我懷疑他多半有些不尋常。同樣地，假如一個國家總是讓國民陷進要不是出賣朋友、出賣家人、出賣伴侶，否則就是出賣國家和人民的困境的話，那麼這個局面也一定不是個正常的政治局面。僅管如此，國家卻還是願意我們在正常狀態下慢慢接受一套不正常的價值與身份的序列；而在這套序列當中它總是排在最前面。<text:span text:style-name="T3"><text:line-break/><text:line-break/></text:span>又由於這種愛總是優先，所以就會出現一些你從其他角度很難理解的情況。再以我曾深深愛過的台灣為例，近年着實出了不少叫好叫座的電影，可當中有些作品受歡迎的程度，卻真是令我納悶。明明有着嚴重缺陷，但論者幾乎視而不見，照樣拍手點讚。這是為什麼呢？在我看來，那就只是為了愛。因為它們對台灣「念真情」，看起來它們真的很愛台灣。正如台灣學者郭力昕在〈台灣符號、政治維穩、與國族性格──如此《看見台灣》〉一文裏所說的「『濫情』是台灣民眾終於能超越藍綠政治的最大公約數和救贖<text:span text:style-name="T3">……</text:span>；台灣認同的符號，甚至可以是那些令人『哀愁』的，被破壞了的土地。無論美麗、哀愁或醜陋，都可一體擁抱，認同。愛。」有趣的是，那幾部電影在香港得到的評論也都很正面。會不會是因為我們最近流行愛香港，乃至於愛屋及烏，也很愛台灣人那麼地愛台灣呢？近年的哈台熱，我猜，其中是否也包含了如此一種羨慕，羨慕台灣人對本土的那陣情熱？<text:span text:style-name="T3"><text:line-break/><text:line-break/></text:span>扯遠了，說回我那年回到香港的感受吧。那就是種一下子被免去了重重義務枷鎖，卻也同時被抽走了你曾十分寶貴的熱情的狀態；不再被人要求去愛，但同時又沒有東西可愛──沒有一個必須接受的政治認同。我覺得自由了，被解放了，但也自由得十分漂浮。這就是我所經歷過的香港，一個國家不現身，身份不排隊的香港。</text:p>
      <text:p text:style-name="P1"><text:span text:style-name="T1">中龍</text:span><text:s/>  |  2015.03.01 11:32   |   <text:a xlink:type="simple" xlink:href="http://palinfo.habago.org/Entry?Command=Information_PrintForum&amp;iPage=325#FORUM33734"><text:span text:style-name="T2">#</text:span></text:a></text:p>
      <text:p text:style-name="P6"><text:span text:style-name="T1">昨天去參加了「歷史流言終結者」舉辦的座談會，主講人有武之璋、陳鵬仁、陳立文，最後的問答則有林明正、王炳忠、郭冠英等人現身說法。</text:span><text:line-break/><text:line-break/><text:span text:style-name="T1">武之璋</text:span><text:line-break/>http://youtu.be/4NPYyEhhE_0<text:line-break/><text:line-break/><text:span text:style-name="T1">陳鵬仁</text:span><text:line-break/>http://youtu.be/8fkO4KfuKv4<text:line-break/><text:line-break/><text:span text:style-name="T1">陳立文</text:span><text:line-break/>http://youtu.be/gf6psZDVxpg<text:line-break/><text:line-break/><text:span text:style-name="T1">最後問答</text:span><text:line-break/>http://youtu.be/VuAR6C8lRLY</text:p>
      <text:p text:style-name="P1"><text:span text:style-name="T1">陳真</text:span><text:s/>  |  2015.03.01 02:31   |   <text:a xlink:type="simple" xlink:href="http://palinfo.habago.org/Entry?Command=Information_PrintForum&amp;iPage=325#FORUM33733"><text:span text:style-name="T2">#</text:span></text:a></text:p>
      <text:p text:style-name="P2"><text:span text:style-name="T3">(</text:span>續<text:span text:style-name="T3">)<text:line-break/><text:line-break/></text:span>過去這一年來，如果要在許多電影中給挑出一部最佳影片，我毫無疑問會頒給賈樟柯的<text:span text:style-name="T3"><text:s/>"</text:span>小武<text:span text:style-name="T3">"</text:span>，至於哈巴狗銀狗獎則由婁燁的<text:span text:style-name="T3"><text:s/>"</text:span>推拿<text:span text:style-name="T3">" </text:span>和尼可拉溫丁黑芬的<text:span text:style-name="T3"><text:s/>"</text:span>唯神能恕<text:span text:style-name="T3">"</text:span>共同獲得，第三名才是頒給高達神乎其技的<text:span text:style-name="T3"><text:s/>"</text:span>告別語言<text:span text:style-name="T3">"</text:span>。事實上，婁燁早年的<text:span text:style-name="T3"><text:s/>"</text:span>頤和園<text:span text:style-name="T3">" </text:span>也許又比<text:span text:style-name="T3"><text:s/>"</text:span>推拿<text:span text:style-name="T3">" </text:span>要好上一些。<text:span text:style-name="T3"><text:line-break/><text:line-break/></text:span>婁燁因為<text:span text:style-name="T3"><text:s/>"</text:span>頤和園<text:span text:style-name="T3">" </text:span>觸犯六四天安門事件的禁忌，遭到官方禁拍五年的懲處。婁燁說，與其說他是在談論政治，不如說他其實只是在訴說愛情所為何事。婁燁說：<text:span text:style-name="T3"><text:line-break/><text:line-break/>"</text:span>所有這一切就像他們之間發生的愛情一樣。所以我覺得就是說，愛情實際上是整個世界的一片葉子──如果整個世界是一棵樹的話，愛情是這棵樹上的一片葉子。那麼，一片葉子上面你就可以讀到整棵樹的信息。所以，不用這麼麻煩，我只要表達愛情就可以了。當我說清楚了愛情，我也就說清楚了這個世界。<text:span text:style-name="T3">”<text:line-break/><text:line-break/></text:span>我常嚴肅考慮把<text:span text:style-name="T3"><text:s/>"</text:span>頤和園<text:span text:style-name="T3">" </text:span>連同<text:span text:style-name="T3">Emir Kusturica </text:span>的<text:span text:style-name="T3"><text:s/>"</text:span>亞歷桑那夢遊<text:span text:style-name="T3">"</text:span>、金基德的<text:span text:style-name="T3"><text:s/>"</text:span>聖殤<text:span text:style-name="T3">" </text:span>以及賈樟柯的<text:span text:style-name="T3"><text:s/>"</text:span>小武<text:span text:style-name="T3">" </text:span>給一起帶進墳墓裏。<text:span text:style-name="T3">(</text:span>我不知道天堂地獄有沒有管制攜帶數量上限<text:span text:style-name="T3">) </text:span>我自認能懂得<text:span text:style-name="T3"><text:s/>"</text:span>頤和園<text:span text:style-name="T3">"</text:span>，或說它其實是懂我的。回顧過往歲月，無非就是如此；所謂黨外，一場青春血淚，說政治太沉重，其實不過就是一場<text:span text:style-name="T3"><text:s/>"</text:span>戀愛<text:span text:style-name="T3">"</text:span>。<text:span text:style-name="T3"><text:line-break/><text:line-break/></text:span>原本是想講詩的，但常擔心大家看不懂，只好講白了。以此為例，說說何謂<text:span text:style-name="T3"><text:s/>"</text:span>理解<text:span text:style-name="T3">"</text:span>，何謂<text:span text:style-name="T3"><text:s/>"</text:span>圖像<text:span text:style-name="T3">"</text:span>。<text:span text:style-name="T3"><text:line-break/><text:line-break/></text:span>如果歷史不是詩，而只是一道道命題，那麼，歷史系大可關門大吉，恭請權勢者或主流一方直接公布答案就行。<text:span text:style-name="T3">Dilthey </text:span>有句名言如此說道：<text:span text:style-name="T3">We explain nature, but man we must understand.(</text:span>我們解釋自然，但對於人，我們只能理解。<text:span text:style-name="T3">)</text:span>因為自然是死的，而生命卻是活的；生命只能理解，而非解釋。一切活物都無法以命題捕捉。<text:span text:style-name="T3"><text:line-break/><text:line-break/></text:span>我看島上很多所謂歷史學家，頭腦孔古力，硬如花崗岩。這些人寫歷史真是埋沒了人才，他們應當來應徵拆銅像的工作才對，相信業績輕易便能破百，便可參加年終尾牙大抽獎，獎品除了柯語錄、白宮一日遊台美機票之外，還有賴啥曉的美白霜一組，獎品種類繁多。<text:span text:style-name="T3"><text:line-break/><text:line-break/></text:span>至於沒拆除銅像經驗的，也請不用擔心，錄取者將派往<text:span text:style-name="T3">CIA (</text:span>他們是拆銅像專家<text:span text:style-name="T3">)</text:span>接受職前訓練一周。機會難得，敬請把握。意者請洽哈巴狗電台。電話是<text:span text:style-name="T3">06-5487-5487</text:span>。</text:p>
      <text:p text:style-name="P1"><text:span text:style-name="T1">陳真</text:span><text:s/>  |  2015.03.01 01:08   |   <text:a xlink:type="simple" xlink:href="http://palinfo.habago.org/Entry?Command=Information_PrintForum&amp;iPage=325#FORUM33732"><text:span text:style-name="T2">#</text:span></text:a></text:p>
      <text:p text:style-name="P3">志鴻，<text:span text:style-name="T3"><text:line-break/><text:line-break/></text:span>我對<text:span text:style-name="T3">228</text:span>沒什麼特別的看法。一個歷史事件，就像一幅畫，你可以這樣看，也可以那樣看，只要說得出一個道理來，便是個道理。<text:span text:style-name="T3"><text:line-break/><text:line-break/></text:span>我對<text:span text:style-name="T3">228</text:span>沒什麼特別的看法，而這樣一種<text:span text:style-name="T3"><text:s/>"</text:span>沒有特別看法<text:span text:style-name="T3">" </text:span>的看法，在這島上卻顯得非常特別，因為這島上的混蛋或蠢蛋們並非這樣看待歷史。<text:span text:style-name="T3"><text:line-break/><text:line-break/></text:span>混蛋們，基於某種政治需要，歷史只是一種政治操弄的工具，藉以美化自身，抹黑異己，為自己畫出更大的一種權力空間。而為數眾多的蠢蛋們呢，就跟著搖旗吶喊，彷彿歷史不是一幅圖像，而只是一句口號，一道命題，甚至是一種標準答案。<text:span text:style-name="T3"><text:line-break/><text:line-break/></text:span>還記得海子那首有關黑夜的詩嗎？<text:span text:style-name="T3"><text:line-break/><text:line-break/></text:span>豐收之後<text:span text:style-name="T3"><text:line-break/></text:span>荒涼的大地<text:span text:style-name="T3"><text:line-break/></text:span>人們取走了一年的收成<text:span text:style-name="T3"><text:line-break/></text:span>取走了糧食<text:span text:style-name="T3"><text:line-break/></text:span>騎走了馬<text:span text:style-name="T3"><text:line-break/></text:span>留在地裏的人<text:span text:style-name="T3"><text:line-break/></text:span>埋得很深<text:span text:style-name="T3"><text:line-break/><text:line-break/></text:span>我理應寫到這裏便罷，因為，在我個人認為，為島上這樣一群絲毫不值得尊敬的人，流下血汗，費盡青春，是完全不值得的。<text:span text:style-name="T3"><text:line-break/><text:line-break/></text:span>我理應寫到這裏便罷，若再多說，無非也只是出於一種想不開的癡心愚昧。聰明人何只取走了糧食騎走了馬，就連話語也一併打包了。留在土裏的人還能說些什麼呢？<text:span text:style-name="T3"><text:line-break/><text:line-break/></text:span>很多朋友或同學都知道，我從大約<text:span text:style-name="T3">1980</text:span>年開始，每逢<text:span text:style-name="T3">228</text:span>這一天就禁食；直到差不多<text:span text:style-name="T3">1993</text:span>或<text:span text:style-name="T3">1994</text:span>年吧，我非但不再禁食，反倒很樂意在<text:span text:style-name="T3">228</text:span>這一天大吃一頓好料。<text:span text:style-name="T3"><text:line-break/><text:line-break/>1986</text:span>年民進黨剛成立時，<text:span text:style-name="T3">228</text:span>仍是個絕對禁忌，但私下仍然偶而會有些民眾偷偷摸摸跑到高雄市黨部來，詢問有沒有<text:span text:style-name="T3">228</text:span>的資料？市黨部的一位櫃台小姐，經常會把這樣一些詢問者<text:span text:style-name="T3"><text:s/>"</text:span>轉介<text:span text:style-name="T3">" </text:span>到我這邊來，因為我把有關<text:span text:style-name="T3">228</text:span>的所有禁書幾乎全都給讀得滾瓜爛熟，人們想看些什麼樣的資料，大概都難不倒我。<text:span text:style-name="T3"><text:line-break/><text:line-break/></text:span>然而幾年之後，我便恥於談論；一聽到那些黑白無常大小通吃的下流政客們談起<text:span text:style-name="T3">228</text:span>，我就想吐。華人世界裏，歷史向來只為政治服務。我的想法是，就由他們去吧。天地偌大，一個島不島的，神佛滿天，妖虐橫行，反正大家都是成年人了，愛怎麼幹就怎麼幹。<text:span text:style-name="T3"><text:line-break/><text:line-break/></text:span>陳真<text:span text:style-name="T3"><text:line-break/>===========<text:line-break/></text:span>賴清德將設專案小組<text:span text:style-name="T3"><text:s/></text:span>讓蔣介石銅像退出校園<text:span text:style-name="T3"><text:line-break/><text:line-break/>NewTalk </text:span>新頭殼<text:span text:style-name="T3"><text:line-break/><text:line-break/>2015</text:span>年<text:span text:style-name="T3">2</text:span>月<text:span text:style-name="T3">28</text:span>日<text:span text:style-name="T3"><text:line-break/><text:line-break/></text:span>賴清德將設專案小組<text:span text:style-name="T3"><text:s/></text:span>讓蔣介石銅像退出校園<text:span text:style-name="T3"><text:line-break/><text:line-break/></text:span>黃博郎<text:span text:style-name="T3">/</text:span>台南報導<text:span text:style-name="T3"><text:line-break/><text:line-break/></text:span>今年<text:span text:style-name="T3">228</text:span>前夕，國內多所大學的蔣介石銅像都被潑紅漆或掛上布條，留下「兇手」、「為亡靈懺悔」等字眼，期望喚醒國人對於威權統治的記憶，落實轉型正義。台南市長賴清德今（<text:span text:style-name="T3">28</text:span>）天出席<text:span text:style-name="T3">228</text:span>和平追思會時表示，他將呼應學生社團的主張，成立專案小組，讓台南市各學校的蔣介石銅像在最短時內退出校園，還給學校一個乾淨的學習空間，向威權統治告別，擦亮台南民主聖地的招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